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604cm" table:align="left"/>
    </style:style>
    <style:style style:name="Tabla2.A" style:family="table-column">
      <style:table-column-properties style:column-width="1.005cm"/>
    </style:style>
    <style:style style:name="Tabla2.B" style:family="table-column">
      <style:table-column-properties style:column-width="1.482cm"/>
    </style:style>
    <style:style style:name="Tabla2.C" style:family="table-column">
      <style:table-column-properties style:column-width="7.117cm"/>
    </style:style>
    <style:style style:name="Tabla2.1" style:family="table-row">
      <style:table-row-properties style:row-height="0.499cm"/>
    </style:style>
    <style:style style:name="Tabla2.A1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Tabla2.A2" style:family="table-cell">
      <style:table-cell-properties style:vertical-align="middle" fo:padding="0.049cm" fo:border="0.05pt solid #000000"/>
    </style:style>
    <style:style style:name="Tabla2.B2" style:family="table-cell">
      <style:table-cell-properties style:vertical-align="middle" fo:padding="0.049cm" fo:border="0.05pt solid #000000"/>
    </style:style>
    <style:style style:name="Tabla2.C2" style:family="table-cell">
      <style:table-cell-properties style:vertical-align="middle" fo:padding="0.049cm" fo:border="0.05pt solid #000000"/>
    </style:style>
    <style:style style:name="Tabla2.A3" style:family="table-cell">
      <style:table-cell-properties style:vertical-align="middle" fo:padding="0.049cm" fo:border="0.05pt solid #000000"/>
    </style:style>
    <style:style style:name="Tabla2.B3" style:family="table-cell">
      <style:table-cell-properties style:vertical-align="middle" fo:padding="0.049cm" fo:border="0.05pt solid #000000"/>
    </style:style>
    <style:style style:name="Tabla2.C3" style:family="table-cell">
      <style:table-cell-properties style:vertical-align="middle" fo:padding="0.049cm" fo:border="0.05pt solid #000000"/>
    </style:style>
    <style:style style:name="Tabla2.A4" style:family="table-cell">
      <style:table-cell-properties style:vertical-align="middle" fo:padding="0.049cm" fo:border="0.05pt solid #000000"/>
    </style:style>
    <style:style style:name="Tabla2.B4" style:family="table-cell">
      <style:table-cell-properties style:vertical-align="middle" fo:padding="0.049cm" fo:border="0.05pt solid #000000"/>
    </style:style>
    <style:style style:name="Tabla2.C4" style:family="table-cell">
      <style:table-cell-properties style:vertical-align="middle" fo:padding="0.049cm" fo:border="0.05pt solid #000000"/>
    </style:style>
    <style:style style:name="Tabla2.A5" style:family="table-cell">
      <style:table-cell-properties style:vertical-align="middle" fo:padding="0.049cm" fo:border="0.05pt solid #000000"/>
    </style:style>
    <style:style style:name="Tabla2.B5" style:family="table-cell">
      <style:table-cell-properties style:vertical-align="middle" fo:padding="0.049cm" fo:border="0.05pt solid #000000"/>
    </style:style>
    <style:style style:name="Tabla2.C5" style:family="table-cell">
      <style:table-cell-properties style:vertical-align="middle" fo:padding="0.049cm" fo:border="0.05pt solid #000000"/>
    </style:style>
    <style:style style:name="Tabla2.A6" style:family="table-cell">
      <style:table-cell-properties style:vertical-align="middle" fo:padding="0.049cm" fo:border="0.05pt solid #000000"/>
    </style:style>
    <style:style style:name="Tabla2.B6" style:family="table-cell">
      <style:table-cell-properties style:vertical-align="middle" fo:padding="0.049cm" fo:border="0.05pt solid #000000"/>
    </style:style>
    <style:style style:name="Tabla2.C6" style:family="table-cell">
      <style:table-cell-properties style:vertical-align="middle" fo:padding="0.049cm" fo:border="0.05pt solid #000000"/>
    </style:style>
    <style:style style:name="Tabla2.A7" style:family="table-cell">
      <style:table-cell-properties style:vertical-align="middle" fo:padding="0.049cm" fo:border="0.05pt solid #000000"/>
    </style:style>
    <style:style style:name="Tabla2.B7" style:family="table-cell">
      <style:table-cell-properties style:vertical-align="middle" fo:padding="0.049cm" fo:border="0.05pt solid #000000"/>
    </style:style>
    <style:style style:name="Tabla2.C7" style:family="table-cell">
      <style:table-cell-properties style:vertical-align="middle" fo:padding="0.049cm" fo:border="0.05pt solid #000000"/>
    </style:style>
    <style:style style:name="Tabla2.A8" style:family="table-cell">
      <style:table-cell-properties style:vertical-align="middle" fo:padding="0.049cm" fo:border="0.05pt solid #000000"/>
    </style:style>
    <style:style style:name="Tabla2.B8" style:family="table-cell">
      <style:table-cell-properties style:vertical-align="middle" fo:padding="0.049cm" fo:border="0.05pt solid #000000"/>
    </style:style>
    <style:style style:name="Tabla2.C8" style:family="table-cell">
      <style:table-cell-properties style:vertical-align="middle" fo:padding="0.049cm" fo:border="0.05pt solid #000000"/>
    </style:style>
    <style:style style:name="Tabla2.A9" style:family="table-cell">
      <style:table-cell-properties style:vertical-align="middle" fo:padding="0.049cm" fo:border="0.05pt solid #000000"/>
    </style:style>
    <style:style style:name="Tabla2.B9" style:family="table-cell">
      <style:table-cell-properties style:vertical-align="middle" fo:padding="0.049cm" fo:border="0.05pt solid #000000"/>
    </style:style>
    <style:style style:name="Tabla2.C9" style:family="table-cell">
      <style:table-cell-properties style:vertical-align="middle" fo:padding="0.049cm" fo:border="0.05pt solid #000000"/>
    </style:style>
    <style:style style:name="Tabla2.A10" style:family="table-cell">
      <style:table-cell-properties style:vertical-align="middle" fo:padding="0.049cm" fo:border="0.05pt solid #000000"/>
    </style:style>
    <style:style style:name="Tabla2.B10" style:family="table-cell">
      <style:table-cell-properties style:vertical-align="middle" fo:padding="0.049cm" fo:border="0.05pt solid #000000"/>
    </style:style>
    <style:style style:name="Tabla2.C10" style:family="table-cell">
      <style:table-cell-properties style:vertical-align="middle" fo:padding="0.049cm" fo:border="0.05pt solid #000000"/>
    </style:style>
    <style:style style:name="Tabla2.A11" style:family="table-cell">
      <style:table-cell-properties style:vertical-align="middle" fo:padding="0.049cm" fo:border="0.05pt solid #000000"/>
    </style:style>
    <style:style style:name="Tabla2.B11" style:family="table-cell">
      <style:table-cell-properties style:vertical-align="middle" fo:padding="0.049cm" fo:border="0.05pt solid #000000"/>
    </style:style>
    <style:style style:name="Tabla2.C11" style:family="table-cell">
      <style:table-cell-properties style:vertical-align="middle" fo:padding="0.049cm" fo:border="0.05pt solid #000000"/>
    </style:style>
    <style:style style:name="Tabla2.A12" style:family="table-cell">
      <style:table-cell-properties style:vertical-align="middle" fo:padding="0.049cm" fo:border="0.05pt solid #000000"/>
    </style:style>
    <style:style style:name="Tabla2.B12" style:family="table-cell">
      <style:table-cell-properties style:vertical-align="middle" fo:padding="0.049cm" fo:border="0.05pt solid #000000"/>
    </style:style>
    <style:style style:name="Tabla2.C12" style:family="table-cell">
      <style:table-cell-properties style:vertical-align="middle" fo:padding="0.049cm" fo:border="0.05pt solid #000000"/>
    </style:style>
    <style:style style:name="Tabla2.A13" style:family="table-cell">
      <style:table-cell-properties style:vertical-align="middle" fo:padding="0.049cm" fo:border="0.05pt solid #000000"/>
    </style:style>
    <style:style style:name="Tabla2.B13" style:family="table-cell">
      <style:table-cell-properties style:vertical-align="middle" fo:padding="0.049cm" fo:border="0.05pt solid #000000"/>
    </style:style>
    <style:style style:name="Tabla2.C13" style:family="table-cell">
      <style:table-cell-properties style:vertical-align="middle" fo:padding="0.049cm" fo:border="0.05pt solid #000000"/>
    </style:style>
    <style:style style:name="Tabla2.A14" style:family="table-cell">
      <style:table-cell-properties style:vertical-align="middle" fo:padding="0.049cm" fo:border="0.05pt solid #000000"/>
    </style:style>
    <style:style style:name="Tabla2.B14" style:family="table-cell">
      <style:table-cell-properties style:vertical-align="middle" fo:padding="0.049cm" fo:border="0.05pt solid #000000"/>
    </style:style>
    <style:style style:name="Tabla2.C14" style:family="table-cell">
      <style:table-cell-properties style:vertical-align="middle" fo:padding="0.049cm" fo:border="0.05pt solid #000000"/>
    </style:style>
    <style:style style:name="Tabla2.A15" style:family="table-cell">
      <style:table-cell-properties style:vertical-align="middle" fo:padding="0.049cm" fo:border="0.05pt solid #000000"/>
    </style:style>
    <style:style style:name="Tabla2.B15" style:family="table-cell">
      <style:table-cell-properties style:vertical-align="middle" fo:padding="0.049cm" fo:border="0.05pt solid #000000"/>
    </style:style>
    <style:style style:name="Tabla2.C15" style:family="table-cell">
      <style:table-cell-properties style:vertical-align="middle" fo:padding="0.049cm" fo:border="0.05pt solid #000000"/>
    </style:style>
    <style:style style:name="Tabla2.A16" style:family="table-cell">
      <style:table-cell-properties style:vertical-align="middle" fo:padding="0.049cm" fo:border="0.05pt solid #000000"/>
    </style:style>
    <style:style style:name="Tabla2.B16" style:family="table-cell">
      <style:table-cell-properties style:vertical-align="middle" fo:padding="0.049cm" fo:border="0.05pt solid #000000"/>
    </style:style>
    <style:style style:name="Tabla2.C16" style:family="table-cell">
      <style:table-cell-properties style:vertical-align="middle" fo:padding="0.049cm" fo:border="0.05pt solid #000000"/>
    </style:style>
    <style:style style:name="Tabla2.A17" style:family="table-cell">
      <style:table-cell-properties style:vertical-align="middle" fo:padding="0.049cm" fo:border="0.05pt solid #000000"/>
    </style:style>
    <style:style style:name="Tabla2.B17" style:family="table-cell">
      <style:table-cell-properties style:vertical-align="middle" fo:padding="0.049cm" fo:border="0.05pt solid #000000"/>
    </style:style>
    <style:style style:name="Tabla2.C17" style:family="table-cell">
      <style:table-cell-properties style:vertical-align="middle" fo:padding="0.049cm" fo:border="0.05pt solid #000000"/>
    </style:style>
    <style:style style:name="Tabla2.A18" style:family="table-cell">
      <style:table-cell-properties style:vertical-align="middle" fo:padding="0.049cm" fo:border="0.05pt solid #000000"/>
    </style:style>
    <style:style style:name="Tabla2.B18" style:family="table-cell">
      <style:table-cell-properties style:vertical-align="middle" fo:padding="0.049cm" fo:border="0.05pt solid #000000"/>
    </style:style>
    <style:style style:name="Tabla2.C18" style:family="table-cell">
      <style:table-cell-properties style:vertical-align="middle" fo:padding="0.049cm" fo:border="0.05pt solid #000000"/>
    </style:style>
    <style:style style:name="Tabla2.A19" style:family="table-cell">
      <style:table-cell-properties style:vertical-align="middle" fo:padding="0.049cm" fo:border="0.05pt solid #000000"/>
    </style:style>
    <style:style style:name="Tabla2.B19" style:family="table-cell">
      <style:table-cell-properties style:vertical-align="middle" fo:padding="0.049cm" fo:border="0.05pt solid #000000"/>
    </style:style>
    <style:style style:name="Tabla2.C19" style:family="table-cell">
      <style:table-cell-properties style:vertical-align="middle" fo:padding="0.049cm" fo:border="0.05pt solid #000000"/>
    </style:style>
    <style:style style:name="Tabla2.A20" style:family="table-cell">
      <style:table-cell-properties style:vertical-align="middle" fo:padding="0.049cm" fo:border="0.05pt solid #000000"/>
    </style:style>
    <style:style style:name="Tabla2.B20" style:family="table-cell">
      <style:table-cell-properties style:vertical-align="middle" fo:padding="0.049cm" fo:border="0.05pt solid #000000"/>
    </style:style>
    <style:style style:name="Tabla2.C20" style:family="table-cell">
      <style:table-cell-properties style:vertical-align="middle" fo:padding="0.049cm" fo:border="0.05pt solid #000000"/>
    </style:style>
    <style:style style:name="Tabla2.A21" style:family="table-cell">
      <style:table-cell-properties style:vertical-align="middle" fo:padding="0.049cm" fo:border="0.05pt solid #000000"/>
    </style:style>
    <style:style style:name="Tabla2.B21" style:family="table-cell">
      <style:table-cell-properties style:vertical-align="middle" fo:padding="0.049cm" fo:border="0.05pt solid #000000"/>
    </style:style>
    <style:style style:name="Tabla2.C21" style:family="table-cell">
      <style:table-cell-properties style:vertical-align="middle" fo:padding="0.049cm" fo:border="0.05pt solid #000000"/>
    </style:style>
    <style:style style:name="Tabla2.A22" style:family="table-cell">
      <style:table-cell-properties style:vertical-align="middle" fo:padding="0.049cm" fo:border="0.05pt solid #000000"/>
    </style:style>
    <style:style style:name="Tabla2.B22" style:family="table-cell">
      <style:table-cell-properties style:vertical-align="middle" fo:padding="0.049cm" fo:border="0.05pt solid #000000"/>
    </style:style>
    <style:style style:name="Tabla2.C22" style:family="table-cell">
      <style:table-cell-properties style:vertical-align="middle" fo:padding="0.049cm" fo:border="0.05pt solid #000000"/>
    </style:style>
    <style:style style:name="Tabla2.A23" style:family="table-cell">
      <style:table-cell-properties style:vertical-align="middle" fo:padding="0.049cm" fo:border="0.05pt solid #000000"/>
    </style:style>
    <style:style style:name="Tabla2.B23" style:family="table-cell">
      <style:table-cell-properties style:vertical-align="middle" fo:padding="0.049cm" fo:border="0.05pt solid #000000"/>
    </style:style>
    <style:style style:name="Tabla2.C23" style:family="table-cell">
      <style:table-cell-properties style:vertical-align="middle" fo:padding="0.049cm" fo:border="0.05pt solid #000000"/>
    </style:style>
    <style:style style:name="Tabla2.A24" style:family="table-cell">
      <style:table-cell-properties style:vertical-align="middle" fo:padding="0.049cm" fo:border="0.05pt solid #000000"/>
    </style:style>
    <style:style style:name="Tabla2.B24" style:family="table-cell">
      <style:table-cell-properties style:vertical-align="middle" fo:padding="0.049cm" fo:border="0.05pt solid #000000"/>
    </style:style>
    <style:style style:name="Tabla2.C24" style:family="table-cell">
      <style:table-cell-properties style:vertical-align="middle" fo:padding="0.049cm" fo:border="0.05pt solid #000000"/>
    </style:style>
    <style:style style:name="Tabla2.A25" style:family="table-cell">
      <style:table-cell-properties style:vertical-align="middle" fo:padding="0.049cm" fo:border="0.05pt solid #000000"/>
    </style:style>
    <style:style style:name="Tabla2.B25" style:family="table-cell">
      <style:table-cell-properties style:vertical-align="middle" fo:padding="0.049cm" fo:border="0.05pt solid #000000"/>
    </style:style>
    <style:style style:name="Tabla2.C25" style:family="table-cell">
      <style:table-cell-properties style:vertical-align="middle" fo:padding="0.049cm" fo:border="0.05pt solid #000000"/>
    </style:style>
    <style:style style:name="Tabla2.A26" style:family="table-cell">
      <style:table-cell-properties style:vertical-align="middle" fo:padding="0.049cm" fo:border="0.05pt solid #000000"/>
    </style:style>
    <style:style style:name="Tabla2.B26" style:family="table-cell">
      <style:table-cell-properties style:vertical-align="middle" fo:padding="0.049cm" fo:border="0.05pt solid #000000"/>
    </style:style>
    <style:style style:name="Tabla2.C26" style:family="table-cell">
      <style:table-cell-properties style:vertical-align="middle" fo:padding="0.049cm" fo:border="0.05pt solid #000000"/>
    </style:style>
    <style:style style:name="Tabla2.A27" style:family="table-cell">
      <style:table-cell-properties style:vertical-align="middle" fo:padding="0.049cm" fo:border="0.05pt solid #000000"/>
    </style:style>
    <style:style style:name="Tabla2.B27" style:family="table-cell">
      <style:table-cell-properties style:vertical-align="middle" fo:padding="0.049cm" fo:border="0.05pt solid #000000"/>
    </style:style>
    <style:style style:name="Tabla2.C27" style:family="table-cell">
      <style:table-cell-properties style:vertical-align="middle" fo:padding="0.049cm" fo:border="0.05pt solid #000000"/>
    </style:style>
    <style:style style:name="Tabla2.A28" style:family="table-cell">
      <style:table-cell-properties style:vertical-align="middle" fo:padding="0.049cm" fo:border="0.05pt solid #000000"/>
    </style:style>
    <style:style style:name="Tabla2.B28" style:family="table-cell">
      <style:table-cell-properties style:vertical-align="middle" fo:padding="0.049cm" fo:border="0.05pt solid #000000"/>
    </style:style>
    <style:style style:name="Tabla2.C28" style:family="table-cell">
      <style:table-cell-properties style:vertical-align="middle" fo:padding="0.049cm" fo:border="0.05pt solid #000000"/>
    </style:style>
    <style:style style:name="Tabla2.A29" style:family="table-cell">
      <style:table-cell-properties style:vertical-align="middle" fo:padding="0.049cm" fo:border="0.05pt solid #000000"/>
    </style:style>
    <style:style style:name="Tabla2.B29" style:family="table-cell">
      <style:table-cell-properties style:vertical-align="middle" fo:padding="0.049cm" fo:border="0.05pt solid #000000"/>
    </style:style>
    <style:style style:name="Tabla2.C29" style:family="table-cell">
      <style:table-cell-properties style:vertical-align="middle" fo:padding="0.049cm" fo:border="0.05pt solid #000000"/>
    </style:style>
    <style:style style:name="Tabla2.A30" style:family="table-cell">
      <style:table-cell-properties style:vertical-align="middle" fo:padding="0.049cm" fo:border="0.05pt solid #000000"/>
    </style:style>
    <style:style style:name="Tabla2.B30" style:family="table-cell">
      <style:table-cell-properties style:vertical-align="middle" fo:padding="0.049cm" fo:border="0.05pt solid #000000"/>
    </style:style>
    <style:style style:name="Tabla2.C30" style:family="table-cell">
      <style:table-cell-properties style:vertical-align="middle" fo:padding="0.049cm" fo:border="0.05pt solid #000000"/>
    </style:style>
    <style:style style:name="Tabla2.A31" style:family="table-cell">
      <style:table-cell-properties style:vertical-align="middle" fo:padding="0.049cm" fo:border="0.05pt solid #000000"/>
    </style:style>
    <style:style style:name="Tabla2.B31" style:family="table-cell">
      <style:table-cell-properties style:vertical-align="middle" fo:padding="0.049cm" fo:border="0.05pt solid #000000"/>
    </style:style>
    <style:style style:name="Tabla2.C31" style:family="table-cell">
      <style:table-cell-properties style:vertical-align="middle" fo:padding="0.049cm" fo:border="0.05pt solid #000000"/>
    </style:style>
    <style:style style:name="Tabla2.A32" style:family="table-cell">
      <style:table-cell-properties style:vertical-align="middle" fo:padding="0.049cm" fo:border="0.05pt solid #000000"/>
    </style:style>
    <style:style style:name="Tabla2.B32" style:family="table-cell">
      <style:table-cell-properties style:vertical-align="middle" fo:padding="0.049cm" fo:border="0.05pt solid #000000"/>
    </style:style>
    <style:style style:name="Tabla2.C32" style:family="table-cell">
      <style:table-cell-properties style:vertical-align="middle" fo:padding="0.049cm" fo:border="0.05pt solid #000000"/>
    </style:style>
    <style:style style:name="Tabla2.A33" style:family="table-cell">
      <style:table-cell-properties style:vertical-align="middle" fo:padding="0.049cm" fo:border="0.05pt solid #000000"/>
    </style:style>
    <style:style style:name="Tabla2.B33" style:family="table-cell">
      <style:table-cell-properties style:vertical-align="middle" fo:padding="0.049cm" fo:border="0.05pt solid #000000"/>
    </style:style>
    <style:style style:name="Tabla2.C33" style:family="table-cell">
      <style:table-cell-properties style:vertical-align="middle" fo:padding="0.049cm" fo:border="0.05pt solid #000000"/>
    </style:style>
    <style:style style:name="Tabla2.A34" style:family="table-cell">
      <style:table-cell-properties style:vertical-align="middle" fo:padding="0.049cm" fo:border="0.05pt solid #000000"/>
    </style:style>
    <style:style style:name="Tabla2.B34" style:family="table-cell">
      <style:table-cell-properties style:vertical-align="middle" fo:padding="0.049cm" fo:border="0.05pt solid #000000"/>
    </style:style>
    <style:style style:name="Tabla2.C34" style:family="table-cell">
      <style:table-cell-properties style:vertical-align="middle" fo:padding="0.049cm" fo:border="0.05pt solid #000000"/>
    </style:style>
    <style:style style:name="Tabla2.A35" style:family="table-cell">
      <style:table-cell-properties style:vertical-align="middle" fo:padding="0.049cm" fo:border="0.05pt solid #000000"/>
    </style:style>
    <style:style style:name="Tabla2.B35" style:family="table-cell">
      <style:table-cell-properties style:vertical-align="middle" fo:padding="0.049cm" fo:border="0.05pt solid #000000"/>
    </style:style>
    <style:style style:name="Tabla2.C35" style:family="table-cell">
      <style:table-cell-properties style:vertical-align="middle" fo:padding="0.049cm" fo:border="0.05pt solid #000000"/>
    </style:style>
    <style:style style:name="Tabla2.A36" style:family="table-cell">
      <style:table-cell-properties style:vertical-align="middle" fo:padding="0.049cm" fo:border="0.05pt solid #000000"/>
    </style:style>
    <style:style style:name="Tabla2.B36" style:family="table-cell">
      <style:table-cell-properties style:vertical-align="middle" fo:padding="0.049cm" fo:border="0.05pt solid #000000"/>
    </style:style>
    <style:style style:name="Tabla2.C36" style:family="table-cell">
      <style:table-cell-properties style:vertical-align="middle" fo:padding="0.049cm" fo:border="0.05pt solid #000000"/>
    </style:style>
    <style:style style:name="Tabla2.A37" style:family="table-cell">
      <style:table-cell-properties style:vertical-align="middle" fo:padding="0.049cm" fo:border="0.05pt solid #000000"/>
    </style:style>
    <style:style style:name="Tabla2.B37" style:family="table-cell">
      <style:table-cell-properties style:vertical-align="middle" fo:padding="0.049cm" fo:border="0.05pt solid #000000"/>
    </style:style>
    <style:style style:name="Tabla2.C37" style:family="table-cell">
      <style:table-cell-properties style:vertical-align="middle" fo:padding="0.049cm" fo:border="0.05pt solid #000000"/>
    </style:style>
    <style:style style:name="Tabla2.A38" style:family="table-cell">
      <style:table-cell-properties style:vertical-align="middle" fo:padding="0.049cm" fo:border="0.05pt solid #000000"/>
    </style:style>
    <style:style style:name="Tabla2.B38" style:family="table-cell">
      <style:table-cell-properties style:vertical-align="middle" fo:padding="0.049cm" fo:border="0.05pt solid #000000"/>
    </style:style>
    <style:style style:name="Tabla2.C38" style:family="table-cell">
      <style:table-cell-properties style:vertical-align="middle" fo:padding="0.049cm" fo:border="0.05pt solid #000000"/>
    </style:style>
    <style:style style:name="Tabla2.A39" style:family="table-cell">
      <style:table-cell-properties style:vertical-align="middle" fo:padding="0.049cm" fo:border="0.05pt solid #000000"/>
    </style:style>
    <style:style style:name="Tabla2.B39" style:family="table-cell">
      <style:table-cell-properties style:vertical-align="middle" fo:padding="0.049cm" fo:border="0.05pt solid #000000"/>
    </style:style>
    <style:style style:name="Tabla2.C39" style:family="table-cell">
      <style:table-cell-properties style:vertical-align="middle" fo:padding="0.049cm" fo:border="0.05pt solid #000000"/>
    </style:style>
    <style:style style:name="Tabla2.A40" style:family="table-cell">
      <style:table-cell-properties style:vertical-align="middle" fo:padding="0.049cm" fo:border="0.05pt solid #000000"/>
    </style:style>
    <style:style style:name="Tabla2.B40" style:family="table-cell">
      <style:table-cell-properties style:vertical-align="middle" fo:padding="0.049cm" fo:border="0.05pt solid #000000"/>
    </style:style>
    <style:style style:name="Tabla2.C40" style:family="table-cell">
      <style:table-cell-properties style:vertical-align="middle" fo:padding="0.049cm" fo:border="0.05pt solid #000000"/>
    </style:style>
    <style:style style:name="Tabla2.A41" style:family="table-cell">
      <style:table-cell-properties style:vertical-align="middle" fo:padding="0.049cm" fo:border="0.05pt solid #000000"/>
    </style:style>
    <style:style style:name="Tabla2.B41" style:family="table-cell">
      <style:table-cell-properties style:vertical-align="middle" fo:padding="0.049cm" fo:border="0.05pt solid #000000"/>
    </style:style>
    <style:style style:name="Tabla2.C41" style:family="table-cell">
      <style:table-cell-properties style:vertical-align="middle" fo:padding="0.049cm" fo:border="0.05pt solid #000000"/>
    </style:style>
    <style:style style:name="Tabla2.A42" style:family="table-cell">
      <style:table-cell-properties style:vertical-align="middle" fo:padding="0.049cm" fo:border="0.05pt solid #000000"/>
    </style:style>
    <style:style style:name="Tabla2.B42" style:family="table-cell">
      <style:table-cell-properties style:vertical-align="middle" fo:padding="0.049cm" fo:border="0.05pt solid #000000"/>
    </style:style>
    <style:style style:name="Tabla2.C42" style:family="table-cell">
      <style:table-cell-properties style:vertical-align="middle" fo:padding="0.049cm" fo:border="0.05pt solid #000000"/>
    </style:style>
    <style:style style:name="Tabla2.A43" style:family="table-cell">
      <style:table-cell-properties style:vertical-align="middle" fo:padding="0.049cm" fo:border="0.05pt solid #000000"/>
    </style:style>
    <style:style style:name="Tabla2.B43" style:family="table-cell">
      <style:table-cell-properties style:vertical-align="middle" fo:padding="0.049cm" fo:border="0.05pt solid #000000"/>
    </style:style>
    <style:style style:name="Tabla2.C43" style:family="table-cell">
      <style:table-cell-properties style:vertical-align="middle" fo:padding="0.049cm" fo:border="0.05pt solid #000000"/>
    </style:style>
    <style:style style:name="Tabla2.A44" style:family="table-cell">
      <style:table-cell-properties style:vertical-align="middle" fo:padding="0.049cm" fo:border="0.05pt solid #000000"/>
    </style:style>
    <style:style style:name="Tabla2.B44" style:family="table-cell">
      <style:table-cell-properties style:vertical-align="middle" fo:padding="0.049cm" fo:border="0.05pt solid #000000"/>
    </style:style>
    <style:style style:name="Tabla2.C44" style:family="table-cell">
      <style:table-cell-properties style:vertical-align="middle" fo:padding="0.049cm" fo:border="0.05pt solid #000000"/>
    </style:style>
    <style:style style:name="Tabla2.A45" style:family="table-cell">
      <style:table-cell-properties style:vertical-align="middle" fo:padding="0.049cm" fo:border="0.05pt solid #000000"/>
    </style:style>
    <style:style style:name="Tabla2.B45" style:family="table-cell">
      <style:table-cell-properties style:vertical-align="middle" fo:padding="0.049cm" fo:border="0.05pt solid #000000"/>
    </style:style>
    <style:style style:name="Tabla2.C45" style:family="table-cell">
      <style:table-cell-properties style:vertical-align="middle" fo:padding="0.049cm" fo:border="0.05pt solid #000000"/>
    </style:style>
    <style:style style:name="Tabla2.A46" style:family="table-cell">
      <style:table-cell-properties style:vertical-align="middle" fo:padding="0.049cm" fo:border="0.05pt solid #000000"/>
    </style:style>
    <style:style style:name="Tabla2.B46" style:family="table-cell">
      <style:table-cell-properties style:vertical-align="middle" fo:padding="0.049cm" fo:border="0.05pt solid #000000"/>
    </style:style>
    <style:style style:name="Tabla2.C46" style:family="table-cell">
      <style:table-cell-properties style:vertical-align="middle" fo:padding="0.049cm" fo:border="0.05pt solid #000000"/>
    </style:style>
    <style:style style:name="Tabla2.A47" style:family="table-cell">
      <style:table-cell-properties style:vertical-align="middle" fo:padding="0.049cm" fo:border="0.05pt solid #000000"/>
    </style:style>
    <style:style style:name="Tabla2.B47" style:family="table-cell">
      <style:table-cell-properties style:vertical-align="middle" fo:padding="0.049cm" fo:border="0.05pt solid #000000"/>
    </style:style>
    <style:style style:name="Tabla2.C47" style:family="table-cell">
      <style:table-cell-properties style:vertical-align="middle" fo:padding="0.049cm" fo:border="0.05pt solid #000000"/>
    </style:style>
    <style:style style:name="Tabla2.A48" style:family="table-cell">
      <style:table-cell-properties style:vertical-align="middle" fo:padding="0.049cm" fo:border="0.05pt solid #000000"/>
    </style:style>
    <style:style style:name="Tabla2.B48" style:family="table-cell">
      <style:table-cell-properties style:vertical-align="middle" fo:padding="0.049cm" fo:border="0.05pt solid #000000"/>
    </style:style>
    <style:style style:name="Tabla2.C48" style:family="table-cell">
      <style:table-cell-properties style:vertical-align="middle" fo:padding="0.049cm" fo:border="0.05pt solid #000000"/>
    </style:style>
    <style:style style:name="Tabla2.A49" style:family="table-cell">
      <style:table-cell-properties style:vertical-align="middle" fo:padding="0.049cm" fo:border="0.05pt solid #000000"/>
    </style:style>
    <style:style style:name="Tabla2.B49" style:family="table-cell">
      <style:table-cell-properties style:vertical-align="middle" fo:padding="0.049cm" fo:border="0.05pt solid #000000"/>
    </style:style>
    <style:style style:name="Tabla2.C49" style:family="table-cell">
      <style:table-cell-properties style:vertical-align="middle" fo:padding="0.049cm" fo:border="0.05pt solid #000000"/>
    </style:style>
    <style:style style:name="Tabla2.A50" style:family="table-cell">
      <style:table-cell-properties style:vertical-align="middle" fo:padding="0.049cm" fo:border="0.05pt solid #000000"/>
    </style:style>
    <style:style style:name="Tabla2.B50" style:family="table-cell">
      <style:table-cell-properties style:vertical-align="middle" fo:padding="0.049cm" fo:border="0.05pt solid #000000"/>
    </style:style>
    <style:style style:name="Tabla2.C50" style:family="table-cell">
      <style:table-cell-properties style:vertical-align="middle" fo:padding="0.049cm" fo:border="0.05pt solid #000000"/>
    </style:style>
    <style:style style:name="Tabla2.A51" style:family="table-cell">
      <style:table-cell-properties style:vertical-align="middle" fo:padding="0.049cm" fo:border="0.05pt solid #000000"/>
    </style:style>
    <style:style style:name="Tabla2.B51" style:family="table-cell">
      <style:table-cell-properties style:vertical-align="middle" fo:padding="0.049cm" fo:border="0.05pt solid #000000"/>
    </style:style>
    <style:style style:name="Tabla2.C51" style:family="table-cell">
      <style:table-cell-properties style:vertical-align="middle" fo:padding="0.049cm" fo:border="0.05pt solid #000000"/>
    </style:style>
    <style:style style:name="Tabla2.A52" style:family="table-cell">
      <style:table-cell-properties style:vertical-align="middle" fo:padding="0.049cm" fo:border="0.05pt solid #000000"/>
    </style:style>
    <style:style style:name="Tabla2.B52" style:family="table-cell">
      <style:table-cell-properties style:vertical-align="middle" fo:padding="0.049cm" fo:border="0.05pt solid #000000"/>
    </style:style>
    <style:style style:name="Tabla2.C52" style:family="table-cell">
      <style:table-cell-properties style:vertical-align="middle" fo:padding="0.049cm" fo:border="0.05pt solid #000000"/>
    </style:style>
    <style:style style:name="Tabla2.A53" style:family="table-cell">
      <style:table-cell-properties style:vertical-align="middle" fo:padding="0.049cm" fo:border="0.05pt solid #000000"/>
    </style:style>
    <style:style style:name="Tabla2.B53" style:family="table-cell">
      <style:table-cell-properties style:vertical-align="middle" fo:padding="0.049cm" fo:border="0.05pt solid #000000"/>
    </style:style>
    <style:style style:name="Tabla2.C53" style:family="table-cell">
      <style:table-cell-properties style:vertical-align="middle" fo:padding="0.049cm" fo:border="0.05pt solid #000000"/>
    </style:style>
    <style:style style:name="Tabla2.A54" style:family="table-cell">
      <style:table-cell-properties style:vertical-align="middle" fo:padding="0.049cm" fo:border="0.05pt solid #000000"/>
    </style:style>
    <style:style style:name="Tabla2.B54" style:family="table-cell">
      <style:table-cell-properties style:vertical-align="middle" fo:padding="0.049cm" fo:border="0.05pt solid #000000"/>
    </style:style>
    <style:style style:name="Tabla2.C54" style:family="table-cell">
      <style:table-cell-properties style:vertical-align="middle" fo:padding="0.049cm" fo:border="0.05pt solid #000000"/>
    </style:style>
    <style:style style:name="Tabla2.A55" style:family="table-cell">
      <style:table-cell-properties style:vertical-align="middle" fo:padding="0.049cm" fo:border="0.05pt solid #000000"/>
    </style:style>
    <style:style style:name="Tabla2.B55" style:family="table-cell">
      <style:table-cell-properties style:vertical-align="middle" fo:padding="0.049cm" fo:border="0.05pt solid #000000"/>
    </style:style>
    <style:style style:name="Tabla2.C55" style:family="table-cell">
      <style:table-cell-properties style:vertical-align="middle" fo:padding="0.049cm" fo:border="0.05pt solid #000000"/>
    </style:style>
    <style:style style:name="Tabla2.A56" style:family="table-cell">
      <style:table-cell-properties style:vertical-align="middle" fo:padding="0.049cm" fo:border="0.05pt solid #000000"/>
    </style:style>
    <style:style style:name="Tabla2.B56" style:family="table-cell">
      <style:table-cell-properties style:vertical-align="middle" fo:padding="0.049cm" fo:border="0.05pt solid #000000"/>
    </style:style>
    <style:style style:name="Tabla2.C56" style:family="table-cell">
      <style:table-cell-properties style:vertical-align="middle" fo:padding="0.049cm" fo:border="0.05pt solid #000000"/>
    </style:style>
    <style:style style:name="Tabla2.A57" style:family="table-cell">
      <style:table-cell-properties style:vertical-align="middle" fo:padding="0.049cm" fo:border="0.05pt solid #000000"/>
    </style:style>
    <style:style style:name="Tabla2.B57" style:family="table-cell">
      <style:table-cell-properties style:vertical-align="middle" fo:padding="0.049cm" fo:border="0.05pt solid #000000"/>
    </style:style>
    <style:style style:name="Tabla2.C57" style:family="table-cell">
      <style:table-cell-properties style:vertical-align="middle" fo:padding="0.049cm" fo:border="0.05pt solid #000000"/>
    </style:style>
    <style:style style:name="Tabla2.A58" style:family="table-cell">
      <style:table-cell-properties style:vertical-align="middle" fo:padding="0.049cm" fo:border="0.05pt solid #000000"/>
    </style:style>
    <style:style style:name="Tabla2.B58" style:family="table-cell">
      <style:table-cell-properties style:vertical-align="middle" fo:padding="0.049cm" fo:border="0.05pt solid #000000"/>
    </style:style>
    <style:style style:name="Tabla2.C58" style:family="table-cell">
      <style:table-cell-properties style:vertical-align="middle" fo:padding="0.049cm" fo:border="0.05pt solid #000000"/>
    </style:style>
    <style:style style:name="Tabla2.A59" style:family="table-cell">
      <style:table-cell-properties style:vertical-align="middle" fo:padding="0.049cm" fo:border="0.05pt solid #000000"/>
    </style:style>
    <style:style style:name="Tabla2.B59" style:family="table-cell">
      <style:table-cell-properties style:vertical-align="middle" fo:padding="0.049cm" fo:border="0.05pt solid #000000"/>
    </style:style>
    <style:style style:name="Tabla2.C59" style:family="table-cell">
      <style:table-cell-properties style:vertical-align="middle" fo:padding="0.049cm" fo:border="0.05pt solid #000000"/>
    </style:style>
    <style:style style:name="Tabla2.A60" style:family="table-cell">
      <style:table-cell-properties style:vertical-align="middle" fo:padding="0.049cm" fo:border="0.05pt solid #000000"/>
    </style:style>
    <style:style style:name="Tabla2.B60" style:family="table-cell">
      <style:table-cell-properties style:vertical-align="middle" fo:padding="0.049cm" fo:border="0.05pt solid #000000"/>
    </style:style>
    <style:style style:name="Tabla2.C60" style:family="table-cell">
      <style:table-cell-properties style:vertical-align="middle" fo:padding="0.049cm" fo:border="0.05pt solid #000000"/>
    </style:style>
    <style:style style:name="Tabla2.A61" style:family="table-cell">
      <style:table-cell-properties style:vertical-align="middle" fo:padding="0.049cm" fo:border="0.05pt solid #000000"/>
    </style:style>
    <style:style style:name="Tabla2.B61" style:family="table-cell">
      <style:table-cell-properties style:vertical-align="middle" fo:padding="0.049cm" fo:border="0.05pt solid #000000"/>
    </style:style>
    <style:style style:name="Tabla2.C61" style:family="table-cell">
      <style:table-cell-properties style:vertical-align="middle" fo:padding="0.049cm" fo:border="0.05pt solid #000000"/>
    </style:style>
    <style:style style:name="Tabla2.A62" style:family="table-cell">
      <style:table-cell-properties style:vertical-align="middle" fo:padding="0.049cm" fo:border="0.05pt solid #000000"/>
    </style:style>
    <style:style style:name="Tabla2.B62" style:family="table-cell">
      <style:table-cell-properties style:vertical-align="middle" fo:padding="0.049cm" fo:border="0.05pt solid #000000"/>
    </style:style>
    <style:style style:name="Tabla2.C62" style:family="table-cell">
      <style:table-cell-properties style:vertical-align="middle" fo:padding="0.049cm" fo:border="0.05pt solid #000000"/>
    </style:style>
    <style:style style:name="Tabla2.A63" style:family="table-cell">
      <style:table-cell-properties style:vertical-align="middle" fo:padding="0.049cm" fo:border="0.05pt solid #000000"/>
    </style:style>
    <style:style style:name="Tabla2.B63" style:family="table-cell">
      <style:table-cell-properties style:vertical-align="middle" fo:padding="0.049cm" fo:border="0.05pt solid #000000"/>
    </style:style>
    <style:style style:name="Tabla2.C63" style:family="table-cell">
      <style:table-cell-properties style:vertical-align="middle" fo:padding="0.049cm" fo:border="0.05pt solid #000000"/>
    </style:style>
    <style:style style:name="Tabla2.A64" style:family="table-cell">
      <style:table-cell-properties style:vertical-align="middle" fo:padding="0.049cm" fo:border="0.05pt solid #000000"/>
    </style:style>
    <style:style style:name="Tabla2.B64" style:family="table-cell">
      <style:table-cell-properties style:vertical-align="middle" fo:padding="0.049cm" fo:border="0.05pt solid #000000"/>
    </style:style>
    <style:style style:name="Tabla2.C64" style:family="table-cell">
      <style:table-cell-properties style:vertical-align="middle" fo:padding="0.049cm" fo:border="0.05pt solid #000000"/>
    </style:style>
    <style:style style:name="Tabla2.A65" style:family="table-cell">
      <style:table-cell-properties style:vertical-align="middle" fo:padding="0.049cm" fo:border="0.05pt solid #000000"/>
    </style:style>
    <style:style style:name="Tabla2.B65" style:family="table-cell">
      <style:table-cell-properties style:vertical-align="middle" fo:padding="0.049cm" fo:border="0.05pt solid #000000"/>
    </style:style>
    <style:style style:name="Tabla2.C65" style:family="table-cell">
      <style:table-cell-properties style:vertical-align="middle" fo:padding="0.049cm" fo:border="0.05pt solid #000000"/>
    </style:style>
    <style:style style:name="Tabla2.A66" style:family="table-cell">
      <style:table-cell-properties style:vertical-align="middle" fo:padding="0.049cm" fo:border="0.05pt solid #000000"/>
    </style:style>
    <style:style style:name="Tabla2.B66" style:family="table-cell">
      <style:table-cell-properties style:vertical-align="middle" fo:padding="0.049cm" fo:border="0.05pt solid #000000"/>
    </style:style>
    <style:style style:name="Tabla2.C66" style:family="table-cell">
      <style:table-cell-properties style:vertical-align="middle" fo:padding="0.049cm" fo:border="0.05pt solid #000000"/>
    </style:style>
    <style:style style:name="Tabla2.A67" style:family="table-cell">
      <style:table-cell-properties style:vertical-align="middle" fo:padding="0.049cm" fo:border="0.05pt solid #000000"/>
    </style:style>
    <style:style style:name="Tabla2.B67" style:family="table-cell">
      <style:table-cell-properties style:vertical-align="middle" fo:padding="0.049cm" fo:border="0.05pt solid #000000"/>
    </style:style>
    <style:style style:name="Tabla2.C67" style:family="table-cell">
      <style:table-cell-properties style:vertical-align="middle" fo:padding="0.049cm" fo:border="0.05pt solid #000000"/>
    </style:style>
    <style:style style:name="Tabla2.A68" style:family="table-cell">
      <style:table-cell-properties style:vertical-align="middle" fo:padding="0.049cm" fo:border="0.05pt solid #000000"/>
    </style:style>
    <style:style style:name="Tabla2.B68" style:family="table-cell">
      <style:table-cell-properties style:vertical-align="middle" fo:padding="0.049cm" fo:border="0.05pt solid #000000"/>
    </style:style>
    <style:style style:name="Tabla2.C68" style:family="table-cell">
      <style:table-cell-properties style:vertical-align="middle" fo:padding="0.049cm" fo:border="0.05pt solid #000000"/>
    </style:style>
    <style:style style:name="Tabla2.A69" style:family="table-cell">
      <style:table-cell-properties style:vertical-align="middle" fo:padding="0.049cm" fo:border="0.05pt solid #000000"/>
    </style:style>
    <style:style style:name="Tabla2.B69" style:family="table-cell">
      <style:table-cell-properties style:vertical-align="middle" fo:padding="0.049cm" fo:border="0.05pt solid #000000"/>
    </style:style>
    <style:style style:name="Tabla2.C69" style:family="table-cell">
      <style:table-cell-properties style:vertical-align="middle" fo:padding="0.049cm" fo:border="0.05pt solid #000000"/>
    </style:style>
    <style:style style:name="Tabla2.A70" style:family="table-cell">
      <style:table-cell-properties style:vertical-align="middle" fo:padding="0.049cm" fo:border="0.05pt solid #000000"/>
    </style:style>
    <style:style style:name="Tabla2.B70" style:family="table-cell">
      <style:table-cell-properties style:vertical-align="middle" fo:padding="0.049cm" fo:border="0.05pt solid #000000"/>
    </style:style>
    <style:style style:name="Tabla2.C70" style:family="table-cell">
      <style:table-cell-properties style:vertical-align="middle" fo:padding="0.049cm" fo:border="0.05pt solid #000000"/>
    </style:style>
    <style:style style:name="Tabla2.A71" style:family="table-cell">
      <style:table-cell-properties style:vertical-align="middle" fo:padding="0.049cm" fo:border="0.05pt solid #000000"/>
    </style:style>
    <style:style style:name="Tabla2.B71" style:family="table-cell">
      <style:table-cell-properties style:vertical-align="middle" fo:padding="0.049cm" fo:border="0.05pt solid #000000"/>
    </style:style>
    <style:style style:name="Tabla2.C71" style:family="table-cell">
      <style:table-cell-properties style:vertical-align="middle" fo:padding="0.049cm" fo:border="0.05pt solid #000000"/>
    </style:style>
    <style:style style:name="Tabla2.A72" style:family="table-cell">
      <style:table-cell-properties style:vertical-align="middle" fo:padding="0.049cm" fo:border="0.05pt solid #000000"/>
    </style:style>
    <style:style style:name="Tabla2.B72" style:family="table-cell">
      <style:table-cell-properties style:vertical-align="middle" fo:padding="0.049cm" fo:border="0.05pt solid #000000"/>
    </style:style>
    <style:style style:name="Tabla2.C72" style:family="table-cell">
      <style:table-cell-properties style:vertical-align="middle" fo:padding="0.049cm" fo:border="0.05pt solid #000000"/>
    </style:style>
    <style:style style:name="Tabla2.A73" style:family="table-cell">
      <style:table-cell-properties style:vertical-align="middle" fo:padding="0.049cm" fo:border="0.05pt solid #000000"/>
    </style:style>
    <style:style style:name="Tabla2.B73" style:family="table-cell">
      <style:table-cell-properties style:vertical-align="middle" fo:padding="0.049cm" fo:border="0.05pt solid #000000"/>
    </style:style>
    <style:style style:name="Tabla2.C73" style:family="table-cell">
      <style:table-cell-properties style:vertical-align="middle" fo:padding="0.049cm" fo:border="0.05pt solid #000000"/>
    </style:style>
    <style:style style:name="Tabla2.A74" style:family="table-cell">
      <style:table-cell-properties style:vertical-align="middle" fo:padding="0.049cm" fo:border="0.05pt solid #000000"/>
    </style:style>
    <style:style style:name="Tabla2.B74" style:family="table-cell">
      <style:table-cell-properties style:vertical-align="middle" fo:padding="0.049cm" fo:border="0.05pt solid #000000"/>
    </style:style>
    <style:style style:name="Tabla2.C74" style:family="table-cell">
      <style:table-cell-properties style:vertical-align="middle" fo:padding="0.049cm" fo:border="0.05pt solid #000000"/>
    </style:style>
    <style:style style:name="Tabla2.A75" style:family="table-cell">
      <style:table-cell-properties style:vertical-align="middle" fo:padding="0.049cm" fo:border="0.05pt solid #000000"/>
    </style:style>
    <style:style style:name="Tabla2.B75" style:family="table-cell">
      <style:table-cell-properties style:vertical-align="middle" fo:padding="0.049cm" fo:border="0.05pt solid #000000"/>
    </style:style>
    <style:style style:name="Tabla2.C75" style:family="table-cell">
      <style:table-cell-properties style:vertical-align="middle" fo:padding="0.049cm" fo:border="0.05pt solid #000000"/>
    </style:style>
    <style:style style:name="Tabla2.A76" style:family="table-cell">
      <style:table-cell-properties style:vertical-align="middle" fo:padding="0.049cm" fo:border="0.05pt solid #000000"/>
    </style:style>
    <style:style style:name="Tabla2.B76" style:family="table-cell">
      <style:table-cell-properties style:vertical-align="middle" fo:padding="0.049cm" fo:border="0.05pt solid #000000"/>
    </style:style>
    <style:style style:name="Tabla2.C76" style:family="table-cell">
      <style:table-cell-properties style:vertical-align="middle" fo:padding="0.049cm" fo:border="0.05pt solid #000000"/>
    </style:style>
    <style:style style:name="Tabla2.A77" style:family="table-cell">
      <style:table-cell-properties style:vertical-align="middle" fo:padding="0.049cm" fo:border="0.05pt solid #000000"/>
    </style:style>
    <style:style style:name="Tabla2.B77" style:family="table-cell">
      <style:table-cell-properties style:vertical-align="middle" fo:padding="0.049cm" fo:border="0.05pt solid #000000"/>
    </style:style>
    <style:style style:name="Tabla2.C77" style:family="table-cell">
      <style:table-cell-properties style:vertical-align="middle" fo:padding="0.049cm" fo:border="0.05pt solid #000000"/>
    </style:style>
    <style:style style:name="Tabla2.A78" style:family="table-cell">
      <style:table-cell-properties style:vertical-align="middle" fo:padding="0.049cm" fo:border="0.05pt solid #000000"/>
    </style:style>
    <style:style style:name="Tabla2.B78" style:family="table-cell">
      <style:table-cell-properties style:vertical-align="middle" fo:padding="0.049cm" fo:border="0.05pt solid #000000"/>
    </style:style>
    <style:style style:name="Tabla2.C78" style:family="table-cell">
      <style:table-cell-properties style:vertical-align="middle" fo:padding="0.049cm" fo:border="0.05pt solid #000000"/>
    </style:style>
    <style:style style:name="Tabla2.A79" style:family="table-cell">
      <style:table-cell-properties style:vertical-align="middle" fo:padding="0.049cm" fo:border="0.05pt solid #000000"/>
    </style:style>
    <style:style style:name="Tabla2.B79" style:family="table-cell">
      <style:table-cell-properties style:vertical-align="middle" fo:padding="0.049cm" fo:border="0.05pt solid #000000"/>
    </style:style>
    <style:style style:name="Tabla2.C79" style:family="table-cell">
      <style:table-cell-properties style:vertical-align="middle" fo:padding="0.049cm" fo:border="0.05pt solid #000000"/>
    </style:style>
    <style:style style:name="Tabla2.A80" style:family="table-cell">
      <style:table-cell-properties style:vertical-align="middle" fo:padding="0.049cm" fo:border="0.05pt solid #000000"/>
    </style:style>
    <style:style style:name="Tabla2.B80" style:family="table-cell">
      <style:table-cell-properties style:vertical-align="middle" fo:padding="0.049cm" fo:border="0.05pt solid #000000"/>
    </style:style>
    <style:style style:name="Tabla2.C80" style:family="table-cell">
      <style:table-cell-properties style:vertical-align="middle" fo:padding="0.049cm" fo:border="0.05pt solid #000000"/>
    </style:style>
    <style:style style:name="Tabla2.A81" style:family="table-cell">
      <style:table-cell-properties style:vertical-align="middle" fo:padding="0.049cm" fo:border="0.05pt solid #000000"/>
    </style:style>
    <style:style style:name="Tabla2.B81" style:family="table-cell">
      <style:table-cell-properties style:vertical-align="middle" fo:padding="0.049cm" fo:border="0.05pt solid #000000"/>
    </style:style>
    <style:style style:name="Tabla2.C81" style:family="table-cell">
      <style:table-cell-properties style:vertical-align="middle" fo:padding="0.049cm" fo:border="0.05pt solid #000000"/>
    </style:style>
    <style:style style:name="Tabla2.A82" style:family="table-cell">
      <style:table-cell-properties style:vertical-align="middle" fo:padding="0.049cm" fo:border="0.05pt solid #000000"/>
    </style:style>
    <style:style style:name="Tabla2.B82" style:family="table-cell">
      <style:table-cell-properties style:vertical-align="middle" fo:padding="0.049cm" fo:border="0.05pt solid #000000"/>
    </style:style>
    <style:style style:name="Tabla2.C82" style:family="table-cell">
      <style:table-cell-properties style:vertical-align="middle" fo:padding="0.049cm" fo:border="0.05pt solid #000000"/>
    </style:style>
    <style:style style:name="Tabla2.A83" style:family="table-cell">
      <style:table-cell-properties style:vertical-align="middle" fo:padding="0.049cm" fo:border="0.05pt solid #000000"/>
    </style:style>
    <style:style style:name="Tabla2.B83" style:family="table-cell">
      <style:table-cell-properties style:vertical-align="middle" fo:padding="0.049cm" fo:border="0.05pt solid #000000"/>
    </style:style>
    <style:style style:name="Tabla2.C83" style:family="table-cell">
      <style:table-cell-properties style:vertical-align="middle" fo:padding="0.049cm" fo:border="0.05pt solid #000000"/>
    </style:style>
    <style:style style:name="Tabla2.A84" style:family="table-cell">
      <style:table-cell-properties style:vertical-align="middle" fo:padding="0.049cm" fo:border="0.05pt solid #000000"/>
    </style:style>
    <style:style style:name="Tabla2.B84" style:family="table-cell">
      <style:table-cell-properties style:vertical-align="middle" fo:padding="0.049cm" fo:border="0.05pt solid #000000"/>
    </style:style>
    <style:style style:name="Tabla2.C84" style:family="table-cell">
      <style:table-cell-properties style:vertical-align="middle" fo:padding="0.049cm" fo:border="0.05pt solid #000000"/>
    </style:style>
    <style:style style:name="Tabla2.A85" style:family="table-cell">
      <style:table-cell-properties style:vertical-align="middle" fo:padding="0.049cm" fo:border="0.05pt solid #000000"/>
    </style:style>
    <style:style style:name="Tabla2.B85" style:family="table-cell">
      <style:table-cell-properties style:vertical-align="middle" fo:padding="0.049cm" fo:border="0.05pt solid #000000"/>
    </style:style>
    <style:style style:name="Tabla2.C85" style:family="table-cell">
      <style:table-cell-properties style:vertical-align="middle" fo:padding="0.049cm" fo:border="0.05pt solid #000000"/>
    </style:style>
    <style:style style:name="Tabla2.A86" style:family="table-cell">
      <style:table-cell-properties style:vertical-align="middle" fo:padding="0.049cm" fo:border="0.05pt solid #000000"/>
    </style:style>
    <style:style style:name="Tabla2.B86" style:family="table-cell">
      <style:table-cell-properties style:vertical-align="middle" fo:padding="0.049cm" fo:border="0.05pt solid #000000"/>
    </style:style>
    <style:style style:name="Tabla2.C86" style:family="table-cell">
      <style:table-cell-properties style:vertical-align="middle" fo:padding="0.049cm" fo:border="0.05pt solid #000000"/>
    </style:style>
    <style:style style:name="Tabla2.A87" style:family="table-cell">
      <style:table-cell-properties style:vertical-align="middle" fo:padding="0.049cm" fo:border="0.05pt solid #000000"/>
    </style:style>
    <style:style style:name="Tabla2.B87" style:family="table-cell">
      <style:table-cell-properties style:vertical-align="middle" fo:padding="0.049cm" fo:border="0.05pt solid #000000"/>
    </style:style>
    <style:style style:name="Tabla2.C87" style:family="table-cell">
      <style:table-cell-properties style:vertical-align="middle" fo:padding="0.049cm" fo:border="0.05pt solid #000000"/>
    </style:style>
    <style:style style:name="Tabla2.A88" style:family="table-cell">
      <style:table-cell-properties style:vertical-align="middle" fo:padding="0.049cm" fo:border="0.05pt solid #000000"/>
    </style:style>
    <style:style style:name="Tabla2.B88" style:family="table-cell">
      <style:table-cell-properties style:vertical-align="middle" fo:padding="0.049cm" fo:border="0.05pt solid #000000"/>
    </style:style>
    <style:style style:name="Tabla2.C88" style:family="table-cell">
      <style:table-cell-properties style:vertical-align="middle" fo:padding="0.049cm" fo:border="0.05pt solid #000000"/>
    </style:style>
    <style:style style:name="Tabla2.A89" style:family="table-cell">
      <style:table-cell-properties style:vertical-align="middle" fo:padding="0.049cm" fo:border="0.05pt solid #000000"/>
    </style:style>
    <style:style style:name="Tabla2.B89" style:family="table-cell">
      <style:table-cell-properties style:vertical-align="middle" fo:padding="0.049cm" fo:border="0.05pt solid #000000"/>
    </style:style>
    <style:style style:name="Tabla2.C89" style:family="table-cell">
      <style:table-cell-properties style:vertical-align="middle" fo:padding="0.049cm" fo:border="0.05pt solid #000000"/>
    </style:style>
    <style:style style:name="Tabla2.A90" style:family="table-cell">
      <style:table-cell-properties style:vertical-align="middle" fo:padding="0.049cm" fo:border="0.05pt solid #000000"/>
    </style:style>
    <style:style style:name="Tabla2.B90" style:family="table-cell">
      <style:table-cell-properties style:vertical-align="middle" fo:padding="0.049cm" fo:border="0.05pt solid #000000"/>
    </style:style>
    <style:style style:name="Tabla2.C90" style:family="table-cell">
      <style:table-cell-properties style:vertical-align="middle" fo:padding="0.049cm" fo:border="0.05pt solid #000000"/>
    </style:style>
    <style:style style:name="Tabla2.A91" style:family="table-cell">
      <style:table-cell-properties style:vertical-align="middle" fo:padding="0.049cm" fo:border="0.05pt solid #000000"/>
    </style:style>
    <style:style style:name="Tabla2.B91" style:family="table-cell">
      <style:table-cell-properties style:vertical-align="middle" fo:padding="0.049cm" fo:border="0.05pt solid #000000"/>
    </style:style>
    <style:style style:name="Tabla2.C91" style:family="table-cell">
      <style:table-cell-properties style:vertical-align="middle" fo:padding="0.049cm" fo:border="0.05pt solid #000000"/>
    </style:style>
    <style:style style:name="Tabla2.A92" style:family="table-cell">
      <style:table-cell-properties style:vertical-align="middle" fo:padding="0.049cm" fo:border="0.05pt solid #000000"/>
    </style:style>
    <style:style style:name="Tabla2.B92" style:family="table-cell">
      <style:table-cell-properties style:vertical-align="middle" fo:padding="0.049cm" fo:border="0.05pt solid #000000"/>
    </style:style>
    <style:style style:name="Tabla2.C92" style:family="table-cell">
      <style:table-cell-properties style:vertical-align="middle" fo:padding="0.049cm" fo:border="0.05pt solid #000000"/>
    </style:style>
    <style:style style:name="Tabla2.A93" style:family="table-cell">
      <style:table-cell-properties style:vertical-align="middle" fo:padding="0.049cm" fo:border="0.05pt solid #000000"/>
    </style:style>
    <style:style style:name="Tabla2.B93" style:family="table-cell">
      <style:table-cell-properties style:vertical-align="middle" fo:padding="0.049cm" fo:border="0.05pt solid #000000"/>
    </style:style>
    <style:style style:name="Tabla2.C93" style:family="table-cell">
      <style:table-cell-properties style:vertical-align="middle" fo:padding="0.049cm" fo:border="0.05pt solid #000000"/>
    </style:style>
    <style:style style:name="Tabla2.A94" style:family="table-cell">
      <style:table-cell-properties style:vertical-align="middle" fo:padding="0.049cm" fo:border="0.05pt solid #000000"/>
    </style:style>
    <style:style style:name="Tabla2.B94" style:family="table-cell">
      <style:table-cell-properties style:vertical-align="middle" fo:padding="0.049cm" fo:border="0.05pt solid #000000"/>
    </style:style>
    <style:style style:name="Tabla2.C94" style:family="table-cell">
      <style:table-cell-properties style:vertical-align="middle" fo:padding="0.049cm" fo:border="0.05pt solid #000000"/>
    </style:style>
    <style:style style:name="Tabla2.A95" style:family="table-cell">
      <style:table-cell-properties style:vertical-align="middle" fo:padding="0.049cm" fo:border="0.05pt solid #000000"/>
    </style:style>
    <style:style style:name="Tabla2.B95" style:family="table-cell">
      <style:table-cell-properties style:vertical-align="middle" fo:padding="0.049cm" fo:border="0.05pt solid #000000"/>
    </style:style>
    <style:style style:name="Tabla2.C95" style:family="table-cell">
      <style:table-cell-properties style:vertical-align="middle" fo:padding="0.049cm" fo:border="0.05pt solid #000000"/>
    </style:style>
    <style:style style:name="Tabla2.A96" style:family="table-cell">
      <style:table-cell-properties style:vertical-align="middle" fo:padding="0.049cm" fo:border="0.05pt solid #000000"/>
    </style:style>
    <style:style style:name="Tabla2.B96" style:family="table-cell">
      <style:table-cell-properties style:vertical-align="middle" fo:padding="0.049cm" fo:border="0.05pt solid #000000"/>
    </style:style>
    <style:style style:name="Tabla2.C96" style:family="table-cell">
      <style:table-cell-properties style:vertical-align="middle" fo:padding="0.049cm" fo:border="0.05pt solid #000000"/>
    </style:style>
    <style:style style:name="Tabla2.A97" style:family="table-cell">
      <style:table-cell-properties style:vertical-align="middle" fo:padding="0.049cm" fo:border="0.05pt solid #000000"/>
    </style:style>
    <style:style style:name="Tabla2.B97" style:family="table-cell">
      <style:table-cell-properties style:vertical-align="middle" fo:padding="0.049cm" fo:border="0.05pt solid #000000"/>
    </style:style>
    <style:style style:name="Tabla2.C97" style:family="table-cell">
      <style:table-cell-properties style:vertical-align="middle" fo:padding="0.049cm" fo:border="0.05pt solid #000000"/>
    </style:style>
    <style:style style:name="Tabla2.A98" style:family="table-cell">
      <style:table-cell-properties style:vertical-align="middle" fo:padding="0.049cm" fo:border="0.05pt solid #000000"/>
    </style:style>
    <style:style style:name="Tabla2.B98" style:family="table-cell">
      <style:table-cell-properties style:vertical-align="middle" fo:padding="0.049cm" fo:border="0.05pt solid #000000"/>
    </style:style>
    <style:style style:name="Tabla2.C98" style:family="table-cell">
      <style:table-cell-properties style:vertical-align="middle" fo:padding="0.049cm" fo:border="0.05pt solid #000000"/>
    </style:style>
    <style:style style:name="Tabla2.A99" style:family="table-cell">
      <style:table-cell-properties style:vertical-align="middle" fo:padding="0.049cm" fo:border="0.05pt solid #000000"/>
    </style:style>
    <style:style style:name="Tabla2.B99" style:family="table-cell">
      <style:table-cell-properties style:vertical-align="middle" fo:padding="0.049cm" fo:border="0.05pt solid #000000"/>
    </style:style>
    <style:style style:name="Tabla2.C99" style:family="table-cell">
      <style:table-cell-properties style:vertical-align="middle" fo:padding="0.049cm" fo:border="0.05pt solid #000000"/>
    </style:style>
    <style:style style:name="Tabla2.A100" style:family="table-cell">
      <style:table-cell-properties style:vertical-align="middle" fo:padding="0.049cm" fo:border="0.05pt solid #000000"/>
    </style:style>
    <style:style style:name="Tabla2.B100" style:family="table-cell">
      <style:table-cell-properties style:vertical-align="middle" fo:padding="0.049cm" fo:border="0.05pt solid #000000"/>
    </style:style>
    <style:style style:name="Tabla2.C100" style:family="table-cell">
      <style:table-cell-properties style:vertical-align="middle" fo:padding="0.049cm" fo:border="0.05pt solid #000000"/>
    </style:style>
    <style:style style:name="Tabla2.A101" style:family="table-cell">
      <style:table-cell-properties style:vertical-align="middle" fo:padding="0.049cm" fo:border="0.05pt solid #000000"/>
    </style:style>
    <style:style style:name="Tabla2.B101" style:family="table-cell">
      <style:table-cell-properties style:vertical-align="middle" fo:padding="0.049cm" fo:border="0.05pt solid #000000"/>
    </style:style>
    <style:style style:name="Tabla2.C101" style:family="table-cell">
      <style:table-cell-properties style:vertical-align="middle" fo:padding="0.049cm" fo:border="0.05pt solid #000000"/>
    </style:style>
    <style:style style:name="Tabla2.A102" style:family="table-cell">
      <style:table-cell-properties style:vertical-align="middle" fo:padding="0.049cm" fo:border="0.05pt solid #000000"/>
    </style:style>
    <style:style style:name="Tabla2.B102" style:family="table-cell">
      <style:table-cell-properties style:vertical-align="middle" fo:padding="0.049cm" fo:border="0.05pt solid #000000"/>
    </style:style>
    <style:style style:name="Tabla2.C102" style:family="table-cell">
      <style:table-cell-properties style:vertical-align="middle" fo:padding="0.049cm" fo:border="0.05pt solid #000000"/>
    </style:style>
    <style:style style:name="Tabla2.A103" style:family="table-cell">
      <style:table-cell-properties style:vertical-align="middle" fo:padding="0.049cm" fo:border="0.05pt solid #000000"/>
    </style:style>
    <style:style style:name="Tabla2.B103" style:family="table-cell">
      <style:table-cell-properties style:vertical-align="middle" fo:padding="0.049cm" fo:border="0.05pt solid #000000"/>
    </style:style>
    <style:style style:name="Tabla2.C103" style:family="table-cell">
      <style:table-cell-properties style:vertical-align="middle" fo:padding="0.049cm" fo:border="0.05pt solid #000000"/>
    </style:style>
    <style:style style:name="Tabla2.A104" style:family="table-cell">
      <style:table-cell-properties style:vertical-align="middle" fo:padding="0.049cm" fo:border="0.05pt solid #000000"/>
    </style:style>
    <style:style style:name="Tabla2.B104" style:family="table-cell">
      <style:table-cell-properties style:vertical-align="middle" fo:padding="0.049cm" fo:border="0.05pt solid #000000"/>
    </style:style>
    <style:style style:name="Tabla2.C104" style:family="table-cell">
      <style:table-cell-properties style:vertical-align="middle" fo:padding="0.049cm" fo:border="0.05pt solid #000000"/>
    </style:style>
    <style:style style:name="Tabla2.A105" style:family="table-cell">
      <style:table-cell-properties style:vertical-align="middle" fo:padding="0.049cm" fo:border="0.05pt solid #000000"/>
    </style:style>
    <style:style style:name="Tabla2.B105" style:family="table-cell">
      <style:table-cell-properties style:vertical-align="middle" fo:padding="0.049cm" fo:border="0.05pt solid #000000"/>
    </style:style>
    <style:style style:name="Tabla2.C105" style:family="table-cell">
      <style:table-cell-properties style:vertical-align="middle" fo:padding="0.049cm" fo:border="0.05pt solid #000000"/>
    </style:style>
    <style:style style:name="Tabla2.A106" style:family="table-cell">
      <style:table-cell-properties style:vertical-align="middle" fo:padding="0.049cm" fo:border="0.05pt solid #000000"/>
    </style:style>
    <style:style style:name="Tabla2.B106" style:family="table-cell">
      <style:table-cell-properties style:vertical-align="middle" fo:padding="0.049cm" fo:border="0.05pt solid #000000"/>
    </style:style>
    <style:style style:name="Tabla2.C106" style:family="table-cell">
      <style:table-cell-properties style:vertical-align="middle" fo:padding="0.049cm" fo:border="0.05pt solid #000000"/>
    </style:style>
    <style:style style:name="Tabla2.A107" style:family="table-cell">
      <style:table-cell-properties style:vertical-align="middle" fo:padding="0.049cm" fo:border="0.05pt solid #000000"/>
    </style:style>
    <style:style style:name="Tabla2.B107" style:family="table-cell">
      <style:table-cell-properties style:vertical-align="middle" fo:padding="0.049cm" fo:border="0.05pt solid #000000"/>
    </style:style>
    <style:style style:name="Tabla2.C107" style:family="table-cell">
      <style:table-cell-properties style:vertical-align="middle" fo:padding="0.049cm" fo:border="0.05pt solid #000000"/>
    </style:style>
    <style:style style:name="Tabla2.A108" style:family="table-cell">
      <style:table-cell-properties style:vertical-align="middle" fo:padding="0.049cm" fo:border="0.05pt solid #000000"/>
    </style:style>
    <style:style style:name="Tabla2.B108" style:family="table-cell">
      <style:table-cell-properties style:vertical-align="middle" fo:padding="0.049cm" fo:border="0.05pt solid #000000"/>
    </style:style>
    <style:style style:name="Tabla2.C108" style:family="table-cell">
      <style:table-cell-properties style:vertical-align="middle" fo:padding="0.049cm" fo:border="0.05pt solid #000000"/>
    </style:style>
    <style:style style:name="Tabla2.A109" style:family="table-cell">
      <style:table-cell-properties style:vertical-align="middle" fo:padding="0.049cm" fo:border="0.05pt solid #000000"/>
    </style:style>
    <style:style style:name="Tabla2.B109" style:family="table-cell">
      <style:table-cell-properties style:vertical-align="middle" fo:padding="0.049cm" fo:border="0.05pt solid #000000"/>
    </style:style>
    <style:style style:name="Tabla2.C109" style:family="table-cell">
      <style:table-cell-properties style:vertical-align="middle" fo:padding="0.049cm" fo:border="0.05pt solid #000000"/>
    </style:style>
    <style:style style:name="Tabla2.A110" style:family="table-cell">
      <style:table-cell-properties style:vertical-align="middle" fo:padding="0.049cm" fo:border="0.05pt solid #000000"/>
    </style:style>
    <style:style style:name="Tabla2.B110" style:family="table-cell">
      <style:table-cell-properties style:vertical-align="middle" fo:padding="0.049cm" fo:border="0.05pt solid #000000"/>
    </style:style>
    <style:style style:name="Tabla2.C110" style:family="table-cell">
      <style:table-cell-properties style:vertical-align="middle" fo:padding="0.049cm" fo:border="0.05pt solid #000000"/>
    </style:style>
    <style:style style:name="Tabla2.A111" style:family="table-cell">
      <style:table-cell-properties style:vertical-align="middle" fo:padding="0.049cm" fo:border="0.05pt solid #000000"/>
    </style:style>
    <style:style style:name="Tabla2.B111" style:family="table-cell">
      <style:table-cell-properties style:vertical-align="middle" fo:padding="0.049cm" fo:border="0.05pt solid #000000"/>
    </style:style>
    <style:style style:name="Tabla2.C111" style:family="table-cell">
      <style:table-cell-properties style:vertical-align="middle" fo:padding="0.049cm" fo:border="0.05pt solid #000000"/>
    </style:style>
    <style:style style:name="Tabla2.A112" style:family="table-cell">
      <style:table-cell-properties style:vertical-align="middle" fo:padding="0.049cm" fo:border="0.05pt solid #000000"/>
    </style:style>
    <style:style style:name="Tabla2.B112" style:family="table-cell">
      <style:table-cell-properties style:vertical-align="middle" fo:padding="0.049cm" fo:border="0.05pt solid #000000"/>
    </style:style>
    <style:style style:name="Tabla2.C112" style:family="table-cell">
      <style:table-cell-properties style:vertical-align="middle" fo:padding="0.049cm" fo:border="0.05pt solid #000000"/>
    </style:style>
    <style:style style:name="Tabla2.A113" style:family="table-cell">
      <style:table-cell-properties style:vertical-align="middle" fo:padding="0.049cm" fo:border="0.05pt solid #000000"/>
    </style:style>
    <style:style style:name="Tabla2.B113" style:family="table-cell">
      <style:table-cell-properties style:vertical-align="middle" fo:padding="0.049cm" fo:border="0.05pt solid #000000"/>
    </style:style>
    <style:style style:name="Tabla2.C113" style:family="table-cell">
      <style:table-cell-properties style:vertical-align="middle" fo:padding="0.049cm" fo:border="0.05pt solid #000000"/>
    </style:style>
    <style:style style:name="Tabla2.A114" style:family="table-cell">
      <style:table-cell-properties style:vertical-align="middle" fo:padding="0.049cm" fo:border="0.05pt solid #000000"/>
    </style:style>
    <style:style style:name="Tabla2.B114" style:family="table-cell">
      <style:table-cell-properties style:vertical-align="middle" fo:padding="0.049cm" fo:border="0.05pt solid #000000"/>
    </style:style>
    <style:style style:name="Tabla2.C114" style:family="table-cell">
      <style:table-cell-properties style:vertical-align="middle" fo:padding="0.049cm" fo:border="0.05pt solid #000000"/>
    </style:style>
    <style:style style:name="Tabla2.A115" style:family="table-cell">
      <style:table-cell-properties style:vertical-align="middle" fo:padding="0.049cm" fo:border="0.05pt solid #000000"/>
    </style:style>
    <style:style style:name="Tabla2.B115" style:family="table-cell">
      <style:table-cell-properties style:vertical-align="middle" fo:padding="0.049cm" fo:border="0.05pt solid #000000"/>
    </style:style>
    <style:style style:name="Tabla2.C115" style:family="table-cell">
      <style:table-cell-properties style:vertical-align="middle" fo:padding="0.049cm" fo:border="0.05pt solid #000000"/>
    </style:style>
    <style:style style:name="Tabla2.A116" style:family="table-cell">
      <style:table-cell-properties style:vertical-align="middle" fo:padding="0.049cm" fo:border="0.05pt solid #000000"/>
    </style:style>
    <style:style style:name="Tabla2.B116" style:family="table-cell">
      <style:table-cell-properties style:vertical-align="middle" fo:padding="0.049cm" fo:border="0.05pt solid #000000"/>
    </style:style>
    <style:style style:name="Tabla2.C116" style:family="table-cell">
      <style:table-cell-properties style:vertical-align="middle" fo:padding="0.049cm" fo:border="0.05pt solid #000000"/>
    </style:style>
    <style:style style:name="Tabla2.A117" style:family="table-cell">
      <style:table-cell-properties style:vertical-align="middle" fo:padding="0.049cm" fo:border="0.05pt solid #000000"/>
    </style:style>
    <style:style style:name="Tabla2.B117" style:family="table-cell">
      <style:table-cell-properties style:vertical-align="middle" fo:padding="0.049cm" fo:border="0.05pt solid #000000"/>
    </style:style>
    <style:style style:name="Tabla2.C117" style:family="table-cell">
      <style:table-cell-properties style:vertical-align="middle" fo:padding="0.049cm" fo:border="0.05pt solid #000000"/>
    </style:style>
    <style:style style:name="Tabla2.A118" style:family="table-cell">
      <style:table-cell-properties style:vertical-align="middle" fo:padding="0.049cm" fo:border="0.05pt solid #000000"/>
    </style:style>
    <style:style style:name="Tabla2.B118" style:family="table-cell">
      <style:table-cell-properties style:vertical-align="middle" fo:padding="0.049cm" fo:border="0.05pt solid #000000"/>
    </style:style>
    <style:style style:name="Tabla2.C118" style:family="table-cell">
      <style:table-cell-properties style:vertical-align="middle" fo:padding="0.049cm" fo:border="0.05pt solid #000000"/>
    </style:style>
    <style:style style:name="Tabla2.A119" style:family="table-cell">
      <style:table-cell-properties style:vertical-align="middle" fo:padding="0.049cm" fo:border="0.05pt solid #000000"/>
    </style:style>
    <style:style style:name="Tabla2.B119" style:family="table-cell">
      <style:table-cell-properties style:vertical-align="middle" fo:padding="0.049cm" fo:border="0.05pt solid #000000"/>
    </style:style>
    <style:style style:name="Tabla2.C119" style:family="table-cell">
      <style:table-cell-properties style:vertical-align="middle" fo:padding="0.049cm" fo:border="0.05pt solid #000000"/>
    </style:style>
    <style:style style:name="Tabla2.A120" style:family="table-cell">
      <style:table-cell-properties style:vertical-align="middle" fo:padding="0.049cm" fo:border="0.05pt solid #000000"/>
    </style:style>
    <style:style style:name="Tabla2.B120" style:family="table-cell">
      <style:table-cell-properties style:vertical-align="middle" fo:padding="0.049cm" fo:border="0.05pt solid #000000"/>
    </style:style>
    <style:style style:name="Tabla2.C120" style:family="table-cell">
      <style:table-cell-properties style:vertical-align="middle" fo:padding="0.049cm" fo:border="0.05pt solid #000000"/>
    </style:style>
    <style:style style:name="Tabla2.A121" style:family="table-cell">
      <style:table-cell-properties style:vertical-align="middle" fo:padding="0.049cm" fo:border="0.05pt solid #000000"/>
    </style:style>
    <style:style style:name="Tabla2.B121" style:family="table-cell">
      <style:table-cell-properties style:vertical-align="middle" fo:padding="0.049cm" fo:border="0.05pt solid #000000"/>
    </style:style>
    <style:style style:name="Tabla2.C121" style:family="table-cell">
      <style:table-cell-properties style:vertical-align="middle" fo:padding="0.049cm" fo:border="0.05pt solid #000000"/>
    </style:style>
    <style:style style:name="Tabla2.A122" style:family="table-cell">
      <style:table-cell-properties style:vertical-align="middle" fo:padding="0.049cm" fo:border="0.05pt solid #000000"/>
    </style:style>
    <style:style style:name="Tabla2.B122" style:family="table-cell">
      <style:table-cell-properties style:vertical-align="middle" fo:padding="0.049cm" fo:border="0.05pt solid #000000"/>
    </style:style>
    <style:style style:name="Tabla2.C122" style:family="table-cell">
      <style:table-cell-properties style:vertical-align="middle" fo:padding="0.049cm" fo:border="0.05pt solid #000000"/>
    </style:style>
    <style:style style:name="Tabla2.A123" style:family="table-cell">
      <style:table-cell-properties style:vertical-align="middle" fo:padding="0.049cm" fo:border="0.05pt solid #000000"/>
    </style:style>
    <style:style style:name="Tabla2.B123" style:family="table-cell">
      <style:table-cell-properties style:vertical-align="middle" fo:padding="0.049cm" fo:border="0.05pt solid #000000"/>
    </style:style>
    <style:style style:name="Tabla2.C123" style:family="table-cell">
      <style:table-cell-properties style:vertical-align="middle" fo:padding="0.049cm" fo:border="0.05pt solid #000000"/>
    </style:style>
    <style:style style:name="Tabla2.A124" style:family="table-cell">
      <style:table-cell-properties style:vertical-align="middle" fo:padding="0.049cm" fo:border="0.05pt solid #000000"/>
    </style:style>
    <style:style style:name="Tabla2.B124" style:family="table-cell">
      <style:table-cell-properties style:vertical-align="middle" fo:padding="0.049cm" fo:border="0.05pt solid #000000"/>
    </style:style>
    <style:style style:name="Tabla2.C124" style:family="table-cell">
      <style:table-cell-properties style:vertical-align="middle" fo:padding="0.049cm" fo:border="0.05pt solid #000000"/>
    </style:style>
    <style:style style:name="Tabla2.A125" style:family="table-cell">
      <style:table-cell-properties style:vertical-align="middle" fo:padding="0.049cm" fo:border="0.05pt solid #000000"/>
    </style:style>
    <style:style style:name="Tabla2.B125" style:family="table-cell">
      <style:table-cell-properties style:vertical-align="middle" fo:padding="0.049cm" fo:border="0.05pt solid #000000"/>
    </style:style>
    <style:style style:name="Tabla2.C125" style:family="table-cell">
      <style:table-cell-properties style:vertical-align="middle" fo:padding="0.049cm" fo:border="0.05pt solid #000000"/>
    </style:style>
    <style:style style:name="Tabla2.A126" style:family="table-cell">
      <style:table-cell-properties style:vertical-align="middle" fo:padding="0.049cm" fo:border="0.05pt solid #000000"/>
    </style:style>
    <style:style style:name="Tabla2.B126" style:family="table-cell">
      <style:table-cell-properties style:vertical-align="middle" fo:padding="0.049cm" fo:border="0.05pt solid #000000"/>
    </style:style>
    <style:style style:name="Tabla2.C126" style:family="table-cell">
      <style:table-cell-properties style:vertical-align="middle" fo:padding="0.049cm" fo:border="0.05pt solid #000000"/>
    </style:style>
    <style:style style:name="Tabla2.A127" style:family="table-cell">
      <style:table-cell-properties style:vertical-align="middle" fo:padding="0.049cm" fo:border="0.05pt solid #000000"/>
    </style:style>
    <style:style style:name="Tabla2.B127" style:family="table-cell">
      <style:table-cell-properties style:vertical-align="middle" fo:padding="0.049cm" fo:border="0.05pt solid #000000"/>
    </style:style>
    <style:style style:name="Tabla2.C127" style:family="table-cell">
      <style:table-cell-properties style:vertical-align="middle" fo:padding="0.049cm" fo:border="0.05pt solid #000000"/>
    </style:style>
    <style:style style:name="Tabla2.A128" style:family="table-cell">
      <style:table-cell-properties style:vertical-align="middle" fo:padding="0.049cm" fo:border="0.05pt solid #000000"/>
    </style:style>
    <style:style style:name="Tabla2.B128" style:family="table-cell">
      <style:table-cell-properties style:vertical-align="middle" fo:padding="0.049cm" fo:border="0.05pt solid #000000"/>
    </style:style>
    <style:style style:name="Tabla2.C128" style:family="table-cell">
      <style:table-cell-properties style:vertical-align="middle" fo:padding="0.049cm" fo:border="0.05pt solid #000000"/>
    </style:style>
    <style:style style:name="Tabla2.A129" style:family="table-cell">
      <style:table-cell-properties style:vertical-align="middle" fo:padding="0.049cm" fo:border="0.05pt solid #000000"/>
    </style:style>
    <style:style style:name="Tabla2.B129" style:family="table-cell">
      <style:table-cell-properties style:vertical-align="middle" fo:padding="0.049cm" fo:border="0.05pt solid #000000"/>
    </style:style>
    <style:style style:name="Tabla2.C129" style:family="table-cell">
      <style:table-cell-properties style:vertical-align="middle" fo:padding="0.049cm" fo:border="0.05pt solid #000000"/>
    </style:style>
    <style:style style:name="Tabla2.A130" style:family="table-cell">
      <style:table-cell-properties style:vertical-align="middle" fo:padding="0.049cm" fo:border="0.05pt solid #000000"/>
    </style:style>
    <style:style style:name="Tabla2.B130" style:family="table-cell">
      <style:table-cell-properties style:vertical-align="middle" fo:padding="0.049cm" fo:border="0.05pt solid #000000"/>
    </style:style>
    <style:style style:name="Tabla2.C130" style:family="table-cell">
      <style:table-cell-properties style:vertical-align="middle" fo:padding="0.049cm" fo:border="0.05pt solid #000000"/>
    </style:style>
    <style:style style:name="Tabla2.A131" style:family="table-cell">
      <style:table-cell-properties style:vertical-align="middle" fo:padding="0.049cm" fo:border="0.05pt solid #000000"/>
    </style:style>
    <style:style style:name="Tabla2.B131" style:family="table-cell">
      <style:table-cell-properties style:vertical-align="middle" fo:padding="0.049cm" fo:border="0.05pt solid #000000"/>
    </style:style>
    <style:style style:name="Tabla2.C131" style:family="table-cell">
      <style:table-cell-properties style:vertical-align="middle" fo:padding="0.049cm" fo:border="0.05pt solid #000000"/>
    </style:style>
    <style:style style:name="Tabla2.A132" style:family="table-cell">
      <style:table-cell-properties style:vertical-align="middle" fo:padding="0.049cm" fo:border="0.05pt solid #000000"/>
    </style:style>
    <style:style style:name="Tabla2.B132" style:family="table-cell">
      <style:table-cell-properties style:vertical-align="middle" fo:padding="0.049cm" fo:border="0.05pt solid #000000"/>
    </style:style>
    <style:style style:name="Tabla2.C132" style:family="table-cell">
      <style:table-cell-properties style:vertical-align="middle" fo:padding="0.049cm" fo:border="0.05pt solid #000000"/>
    </style:style>
    <style:style style:name="Tabla2.A133" style:family="table-cell">
      <style:table-cell-properties style:vertical-align="middle" fo:padding="0.049cm" fo:border="0.05pt solid #000000"/>
    </style:style>
    <style:style style:name="Tabla2.B133" style:family="table-cell">
      <style:table-cell-properties style:vertical-align="middle" fo:padding="0.049cm" fo:border="0.05pt solid #000000"/>
    </style:style>
    <style:style style:name="Tabla2.C133" style:family="table-cell">
      <style:table-cell-properties style:vertical-align="middle" fo:padding="0.049cm" fo:border="0.05pt solid #000000"/>
    </style:style>
    <style:style style:name="Tabla2.A134" style:family="table-cell">
      <style:table-cell-properties style:vertical-align="middle" fo:padding="0.049cm" fo:border="0.05pt solid #000000"/>
    </style:style>
    <style:style style:name="Tabla2.B134" style:family="table-cell">
      <style:table-cell-properties style:vertical-align="middle" fo:padding="0.049cm" fo:border="0.05pt solid #000000"/>
    </style:style>
    <style:style style:name="Tabla2.C134" style:family="table-cell">
      <style:table-cell-properties style:vertical-align="middle" fo:padding="0.049cm" fo:border="0.05pt solid #000000"/>
    </style:style>
    <style:style style:name="Tabla2.A135" style:family="table-cell">
      <style:table-cell-properties style:vertical-align="middle" fo:padding="0.049cm" fo:border="0.05pt solid #000000"/>
    </style:style>
    <style:style style:name="Tabla2.B135" style:family="table-cell">
      <style:table-cell-properties style:vertical-align="middle" fo:padding="0.049cm" fo:border="0.05pt solid #000000"/>
    </style:style>
    <style:style style:name="Tabla2.C135" style:family="table-cell">
      <style:table-cell-properties style:vertical-align="middle" fo:padding="0.049cm" fo:border="0.05pt solid #000000"/>
    </style:style>
    <style:style style:name="Tabla2.A136" style:family="table-cell">
      <style:table-cell-properties style:vertical-align="middle" fo:padding="0.049cm" fo:border="0.05pt solid #000000"/>
    </style:style>
    <style:style style:name="Tabla2.B136" style:family="table-cell">
      <style:table-cell-properties style:vertical-align="middle" fo:padding="0.049cm" fo:border="0.05pt solid #000000"/>
    </style:style>
    <style:style style:name="Tabla2.C136" style:family="table-cell">
      <style:table-cell-properties style:vertical-align="middle" fo:padding="0.049cm" fo:border="0.05pt solid #000000"/>
    </style:style>
    <style:style style:name="Tabla2.A137" style:family="table-cell">
      <style:table-cell-properties style:vertical-align="middle" fo:padding="0.049cm" fo:border="0.05pt solid #000000"/>
    </style:style>
    <style:style style:name="Tabla2.B137" style:family="table-cell">
      <style:table-cell-properties style:vertical-align="middle" fo:padding="0.049cm" fo:border="0.05pt solid #000000"/>
    </style:style>
    <style:style style:name="Tabla2.C137" style:family="table-cell">
      <style:table-cell-properties style:vertical-align="middle" fo:padding="0.049cm" fo:border="0.05pt solid #000000"/>
    </style:style>
    <style:style style:name="Tabla2.A138" style:family="table-cell">
      <style:table-cell-properties style:vertical-align="middle" fo:padding="0.049cm" fo:border="0.05pt solid #000000"/>
    </style:style>
    <style:style style:name="Tabla2.B138" style:family="table-cell">
      <style:table-cell-properties style:vertical-align="middle" fo:padding="0.049cm" fo:border="0.05pt solid #000000"/>
    </style:style>
    <style:style style:name="Tabla2.C138" style:family="table-cell">
      <style:table-cell-properties style:vertical-align="middle" fo:padding="0.049cm" fo:border="0.05pt solid #000000"/>
    </style:style>
    <style:style style:name="Tabla2.A139" style:family="table-cell">
      <style:table-cell-properties style:vertical-align="middle" fo:padding="0.049cm" fo:border="0.05pt solid #000000"/>
    </style:style>
    <style:style style:name="Tabla2.B139" style:family="table-cell">
      <style:table-cell-properties style:vertical-align="middle" fo:padding="0.049cm" fo:border="0.05pt solid #000000"/>
    </style:style>
    <style:style style:name="Tabla2.C139" style:family="table-cell">
      <style:table-cell-properties style:vertical-align="middle" fo:padding="0.049cm" fo:border="0.05pt solid #000000"/>
    </style:style>
    <style:style style:name="Tabla2.A140" style:family="table-cell">
      <style:table-cell-properties style:vertical-align="middle" fo:padding="0.049cm" fo:border="0.05pt solid #000000"/>
    </style:style>
    <style:style style:name="Tabla2.B140" style:family="table-cell">
      <style:table-cell-properties style:vertical-align="middle" fo:padding="0.049cm" fo:border="0.05pt solid #000000"/>
    </style:style>
    <style:style style:name="Tabla2.C140" style:family="table-cell">
      <style:table-cell-properties style:vertical-align="middle" fo:padding="0.049cm" fo:border="0.05pt solid #000000"/>
    </style:style>
    <style:style style:name="Tabla2.A141" style:family="table-cell">
      <style:table-cell-properties style:vertical-align="middle" fo:padding="0.049cm" fo:border="0.05pt solid #000000"/>
    </style:style>
    <style:style style:name="Tabla2.B141" style:family="table-cell">
      <style:table-cell-properties style:vertical-align="middle" fo:padding="0.049cm" fo:border="0.05pt solid #000000"/>
    </style:style>
    <style:style style:name="Tabla2.C141" style:family="table-cell">
      <style:table-cell-properties style:vertical-align="middle" fo:padding="0.049cm" fo:border="0.05pt solid #000000"/>
    </style:style>
    <style:style style:name="Tabla2.A142" style:family="table-cell">
      <style:table-cell-properties style:vertical-align="middle" fo:padding="0.049cm" fo:border="0.05pt solid #000000"/>
    </style:style>
    <style:style style:name="Tabla2.B142" style:family="table-cell">
      <style:table-cell-properties style:vertical-align="middle" fo:padding="0.049cm" fo:border="0.05pt solid #000000"/>
    </style:style>
    <style:style style:name="Tabla2.C142" style:family="table-cell">
      <style:table-cell-properties style:vertical-align="middle" fo:padding="0.049cm" fo:border="0.05pt solid #000000"/>
    </style:style>
    <style:style style:name="Tabla2.A143" style:family="table-cell">
      <style:table-cell-properties style:vertical-align="middle" fo:padding="0.049cm" fo:border="0.05pt solid #000000"/>
    </style:style>
    <style:style style:name="Tabla2.B143" style:family="table-cell">
      <style:table-cell-properties style:vertical-align="middle" fo:padding="0.049cm" fo:border="0.05pt solid #000000"/>
    </style:style>
    <style:style style:name="Tabla2.C143" style:family="table-cell">
      <style:table-cell-properties style:vertical-align="middle" fo:padding="0.049cm" fo:border="0.05pt solid #000000"/>
    </style:style>
    <style:style style:name="Tabla2.A144" style:family="table-cell">
      <style:table-cell-properties style:vertical-align="middle" fo:padding="0.049cm" fo:border="0.05pt solid #000000"/>
    </style:style>
    <style:style style:name="Tabla2.B144" style:family="table-cell">
      <style:table-cell-properties style:vertical-align="middle" fo:padding="0.049cm" fo:border="0.05pt solid #000000"/>
    </style:style>
    <style:style style:name="Tabla2.C144" style:family="table-cell">
      <style:table-cell-properties style:vertical-align="middle" fo:padding="0.049cm" fo:border="0.05pt solid #000000"/>
    </style:style>
    <style:style style:name="Tabla2.A145" style:family="table-cell">
      <style:table-cell-properties style:vertical-align="middle" fo:padding="0.049cm" fo:border="0.05pt solid #000000"/>
    </style:style>
    <style:style style:name="Tabla2.B145" style:family="table-cell">
      <style:table-cell-properties style:vertical-align="middle" fo:padding="0.049cm" fo:border="0.05pt solid #000000"/>
    </style:style>
    <style:style style:name="Tabla2.C145" style:family="table-cell">
      <style:table-cell-properties style:vertical-align="middle" fo:padding="0.049cm" fo:border="0.05pt solid #000000"/>
    </style:style>
    <style:style style:name="Tabla2.A146" style:family="table-cell">
      <style:table-cell-properties style:vertical-align="middle" fo:padding="0.049cm" fo:border="0.05pt solid #000000"/>
    </style:style>
    <style:style style:name="Tabla2.B146" style:family="table-cell">
      <style:table-cell-properties style:vertical-align="middle" fo:padding="0.049cm" fo:border="0.05pt solid #000000"/>
    </style:style>
    <style:style style:name="Tabla2.C146" style:family="table-cell">
      <style:table-cell-properties style:vertical-align="middle" fo:padding="0.049cm" fo:border="0.05pt solid #000000"/>
    </style:style>
    <style:style style:name="Tabla2.A147" style:family="table-cell">
      <style:table-cell-properties style:vertical-align="middle" fo:padding="0.049cm" fo:border="0.05pt solid #000000"/>
    </style:style>
    <style:style style:name="Tabla2.B147" style:family="table-cell">
      <style:table-cell-properties style:vertical-align="middle" fo:padding="0.049cm" fo:border="0.05pt solid #000000"/>
    </style:style>
    <style:style style:name="Tabla2.C147" style:family="table-cell">
      <style:table-cell-properties style:vertical-align="middle" fo:padding="0.049cm" fo:border="0.05pt solid #000000"/>
    </style:style>
    <style:style style:name="Tabla2.A148" style:family="table-cell">
      <style:table-cell-properties style:vertical-align="middle" fo:padding="0.049cm" fo:border="0.05pt solid #000000"/>
    </style:style>
    <style:style style:name="Tabla2.B148" style:family="table-cell">
      <style:table-cell-properties style:vertical-align="middle" fo:padding="0.049cm" fo:border="0.05pt solid #000000"/>
    </style:style>
    <style:style style:name="Tabla2.C148" style:family="table-cell">
      <style:table-cell-properties style:vertical-align="middle" fo:padding="0.049cm" fo:border="0.05pt solid #000000"/>
    </style:style>
    <style:style style:name="Tabla2.A149" style:family="table-cell">
      <style:table-cell-properties style:vertical-align="middle" fo:padding="0.049cm" fo:border="0.05pt solid #000000"/>
    </style:style>
    <style:style style:name="Tabla2.B149" style:family="table-cell">
      <style:table-cell-properties style:vertical-align="middle" fo:padding="0.049cm" fo:border="0.05pt solid #000000"/>
    </style:style>
    <style:style style:name="Tabla2.C149" style:family="table-cell">
      <style:table-cell-properties style:vertical-align="middle" fo:padding="0.049cm" fo:border="0.05pt solid #000000"/>
    </style:style>
    <style:style style:name="Tabla2.A150" style:family="table-cell">
      <style:table-cell-properties style:vertical-align="middle" fo:padding="0.049cm" fo:border="0.05pt solid #000000"/>
    </style:style>
    <style:style style:name="Tabla2.B150" style:family="table-cell">
      <style:table-cell-properties style:vertical-align="middle" fo:padding="0.049cm" fo:border="0.05pt solid #000000"/>
    </style:style>
    <style:style style:name="Tabla2.C150" style:family="table-cell">
      <style:table-cell-properties style:vertical-align="middle" fo:padding="0.049cm" fo:border="0.05pt solid #000000"/>
    </style:style>
    <style:style style:name="Tabla2.A151" style:family="table-cell">
      <style:table-cell-properties style:vertical-align="middle" fo:padding="0.049cm" fo:border="0.05pt solid #000000"/>
    </style:style>
    <style:style style:name="Tabla2.B151" style:family="table-cell">
      <style:table-cell-properties style:vertical-align="middle" fo:padding="0.049cm" fo:border="0.05pt solid #000000"/>
    </style:style>
    <style:style style:name="Tabla2.C151" style:family="table-cell">
      <style:table-cell-properties style:vertical-align="middle" fo:padding="0.049cm" fo:border="0.05pt solid #000000"/>
    </style:style>
    <style:style style:name="Tabla2.A152" style:family="table-cell">
      <style:table-cell-properties style:vertical-align="middle" fo:padding="0.049cm" fo:border="0.05pt solid #000000"/>
    </style:style>
    <style:style style:name="Tabla2.B152" style:family="table-cell">
      <style:table-cell-properties style:vertical-align="middle" fo:padding="0.049cm" fo:border="0.05pt solid #000000"/>
    </style:style>
    <style:style style:name="Tabla2.C152" style:family="table-cell">
      <style:table-cell-properties style:vertical-align="middle" fo:padding="0.049cm" fo:border="0.05pt solid #000000"/>
    </style:style>
    <style:style style:name="Tabla2.A153" style:family="table-cell">
      <style:table-cell-properties style:vertical-align="middle" fo:padding="0.049cm" fo:border="0.05pt solid #000000"/>
    </style:style>
    <style:style style:name="Tabla2.B153" style:family="table-cell">
      <style:table-cell-properties style:vertical-align="middle" fo:padding="0.049cm" fo:border="0.05pt solid #000000"/>
    </style:style>
    <style:style style:name="Tabla2.C153" style:family="table-cell">
      <style:table-cell-properties style:vertical-align="middle" fo:padding="0.049cm" fo:border="0.05pt solid #000000"/>
    </style:style>
    <style:style style:name="Tabla2.A154" style:family="table-cell">
      <style:table-cell-properties style:vertical-align="middle" fo:padding="0.049cm" fo:border="0.05pt solid #000000"/>
    </style:style>
    <style:style style:name="Tabla2.B154" style:family="table-cell">
      <style:table-cell-properties style:vertical-align="middle" fo:padding="0.049cm" fo:border="0.05pt solid #000000"/>
    </style:style>
    <style:style style:name="Tabla2.C154" style:family="table-cell">
      <style:table-cell-properties style:vertical-align="middle" fo:padding="0.049cm" fo:border="0.05pt solid #000000"/>
    </style:style>
    <style:style style:name="Tabla2.A155" style:family="table-cell">
      <style:table-cell-properties style:vertical-align="middle" fo:padding="0.049cm" fo:border="0.05pt solid #000000"/>
    </style:style>
    <style:style style:name="Tabla2.B155" style:family="table-cell">
      <style:table-cell-properties style:vertical-align="middle" fo:padding="0.049cm" fo:border="0.05pt solid #000000"/>
    </style:style>
    <style:style style:name="Tabla2.C155" style:family="table-cell">
      <style:table-cell-properties style:vertical-align="middle" fo:padding="0.049cm" fo:border="0.05pt solid #000000"/>
    </style:style>
    <style:style style:name="Tabla2.A156" style:family="table-cell">
      <style:table-cell-properties style:vertical-align="middle" fo:padding="0.049cm" fo:border="0.05pt solid #000000"/>
    </style:style>
    <style:style style:name="Tabla2.B156" style:family="table-cell">
      <style:table-cell-properties style:vertical-align="middle" fo:padding="0.049cm" fo:border="0.05pt solid #000000"/>
    </style:style>
    <style:style style:name="Tabla2.C156" style:family="table-cell">
      <style:table-cell-properties style:vertical-align="middle" fo:padding="0.049cm" fo:border="0.05pt solid #000000"/>
    </style:style>
    <style:style style:name="Tabla2.A157" style:family="table-cell">
      <style:table-cell-properties style:vertical-align="middle" fo:padding="0.049cm" fo:border="0.05pt solid #000000"/>
    </style:style>
    <style:style style:name="Tabla2.B157" style:family="table-cell">
      <style:table-cell-properties style:vertical-align="middle" fo:padding="0.049cm" fo:border="0.05pt solid #000000"/>
    </style:style>
    <style:style style:name="Tabla2.C157" style:family="table-cell">
      <style:table-cell-properties style:vertical-align="middle" fo:padding="0.049cm" fo:border="0.05pt solid #000000"/>
    </style:style>
    <style:style style:name="Tabla2.A158" style:family="table-cell">
      <style:table-cell-properties style:vertical-align="middle" fo:padding="0.049cm" fo:border="0.05pt solid #000000"/>
    </style:style>
    <style:style style:name="Tabla2.B158" style:family="table-cell">
      <style:table-cell-properties style:vertical-align="middle" fo:padding="0.049cm" fo:border="0.05pt solid #000000"/>
    </style:style>
    <style:style style:name="Tabla2.C158" style:family="table-cell">
      <style:table-cell-properties style:vertical-align="middle" fo:padding="0.049cm" fo:border="0.05pt solid #000000"/>
    </style:style>
    <style:style style:name="Tabla2.A159" style:family="table-cell">
      <style:table-cell-properties style:vertical-align="middle" fo:padding="0.049cm" fo:border="0.05pt solid #000000"/>
    </style:style>
    <style:style style:name="Tabla2.B159" style:family="table-cell">
      <style:table-cell-properties style:vertical-align="middle" fo:padding="0.049cm" fo:border="0.05pt solid #000000"/>
    </style:style>
    <style:style style:name="Tabla2.C159" style:family="table-cell">
      <style:table-cell-properties style:vertical-align="middle" fo:padding="0.049cm" fo:border="0.05pt solid #000000"/>
    </style:style>
    <style:style style:name="Tabla2.A160" style:family="table-cell">
      <style:table-cell-properties style:vertical-align="middle" fo:padding="0.049cm" fo:border="0.05pt solid #000000"/>
    </style:style>
    <style:style style:name="Tabla2.B160" style:family="table-cell">
      <style:table-cell-properties style:vertical-align="middle" fo:padding="0.049cm" fo:border="0.05pt solid #000000"/>
    </style:style>
    <style:style style:name="Tabla2.C160" style:family="table-cell">
      <style:table-cell-properties style:vertical-align="middle" fo:padding="0.049cm" fo:border="0.05pt solid #000000"/>
    </style:style>
    <style:style style:name="Tabla2.A161" style:family="table-cell">
      <style:table-cell-properties style:vertical-align="middle" fo:padding="0.049cm" fo:border="0.05pt solid #000000"/>
    </style:style>
    <style:style style:name="Tabla2.B161" style:family="table-cell">
      <style:table-cell-properties style:vertical-align="middle" fo:padding="0.049cm" fo:border="0.05pt solid #000000"/>
    </style:style>
    <style:style style:name="Tabla2.C161" style:family="table-cell">
      <style:table-cell-properties style:vertical-align="middle" fo:padding="0.049cm" fo:border="0.05pt solid #000000"/>
    </style:style>
    <style:style style:name="Tabla2.A162" style:family="table-cell">
      <style:table-cell-properties style:vertical-align="middle" fo:padding="0.049cm" fo:border="0.05pt solid #000000"/>
    </style:style>
    <style:style style:name="Tabla2.B162" style:family="table-cell">
      <style:table-cell-properties style:vertical-align="middle" fo:padding="0.049cm" fo:border="0.05pt solid #000000"/>
    </style:style>
    <style:style style:name="Tabla2.C162" style:family="table-cell">
      <style:table-cell-properties style:vertical-align="middle" fo:padding="0.049cm" fo:border="0.05pt solid #000000"/>
    </style:style>
    <style:style style:name="Tabla2.A163" style:family="table-cell">
      <style:table-cell-properties style:vertical-align="middle" fo:padding="0.049cm" fo:border="0.05pt solid #000000"/>
    </style:style>
    <style:style style:name="Tabla2.B163" style:family="table-cell">
      <style:table-cell-properties style:vertical-align="middle" fo:padding="0.049cm" fo:border="0.05pt solid #000000"/>
    </style:style>
    <style:style style:name="Tabla2.C163" style:family="table-cell">
      <style:table-cell-properties style:vertical-align="middle" fo:padding="0.049cm" fo:border="0.05pt solid #000000"/>
    </style:style>
    <style:style style:name="Tabla2.A164" style:family="table-cell">
      <style:table-cell-properties style:vertical-align="middle" fo:padding="0.049cm" fo:border="0.05pt solid #000000"/>
    </style:style>
    <style:style style:name="Tabla2.B164" style:family="table-cell">
      <style:table-cell-properties style:vertical-align="middle" fo:padding="0.049cm" fo:border="0.05pt solid #000000"/>
    </style:style>
    <style:style style:name="Tabla2.C164" style:family="table-cell">
      <style:table-cell-properties style:vertical-align="middle" fo:padding="0.049cm" fo:border="0.05pt solid #000000"/>
    </style:style>
    <style:style style:name="Tabla2.A165" style:family="table-cell">
      <style:table-cell-properties style:vertical-align="middle" fo:padding="0.049cm" fo:border="0.05pt solid #000000"/>
    </style:style>
    <style:style style:name="Tabla2.B165" style:family="table-cell">
      <style:table-cell-properties style:vertical-align="middle" fo:padding="0.049cm" fo:border="0.05pt solid #000000"/>
    </style:style>
    <style:style style:name="Tabla2.C165" style:family="table-cell">
      <style:table-cell-properties style:vertical-align="middle" fo:padding="0.049cm" fo:border="0.05pt solid #000000"/>
    </style:style>
    <style:style style:name="Tabla2.A166" style:family="table-cell">
      <style:table-cell-properties style:vertical-align="middle" fo:padding="0.049cm" fo:border="0.05pt solid #000000"/>
    </style:style>
    <style:style style:name="Tabla2.B166" style:family="table-cell">
      <style:table-cell-properties style:vertical-align="middle" fo:padding="0.049cm" fo:border="0.05pt solid #000000"/>
    </style:style>
    <style:style style:name="Tabla2.C166" style:family="table-cell">
      <style:table-cell-properties style:vertical-align="middle" fo:padding="0.049cm" fo:border="0.05pt solid #000000"/>
    </style:style>
    <style:style style:name="Tabla2.A167" style:family="table-cell">
      <style:table-cell-properties style:vertical-align="middle" fo:padding="0.049cm" fo:border="0.05pt solid #000000"/>
    </style:style>
    <style:style style:name="Tabla2.B167" style:family="table-cell">
      <style:table-cell-properties style:vertical-align="middle" fo:padding="0.049cm" fo:border="0.05pt solid #000000"/>
    </style:style>
    <style:style style:name="Tabla2.C167" style:family="table-cell">
      <style:table-cell-properties style:vertical-align="middle" fo:padding="0.049cm" fo:border="0.05pt solid #000000"/>
    </style:style>
    <style:style style:name="Tabla2.A168" style:family="table-cell">
      <style:table-cell-properties style:vertical-align="middle" fo:padding="0.049cm" fo:border="0.05pt solid #000000"/>
    </style:style>
    <style:style style:name="Tabla2.B168" style:family="table-cell">
      <style:table-cell-properties style:vertical-align="middle" fo:padding="0.049cm" fo:border="0.05pt solid #000000"/>
    </style:style>
    <style:style style:name="Tabla2.C168" style:family="table-cell">
      <style:table-cell-properties style:vertical-align="middle" fo:padding="0.049cm" fo:border="0.05pt solid #000000"/>
    </style:style>
    <style:style style:name="Tabla2.A169" style:family="table-cell">
      <style:table-cell-properties style:vertical-align="middle" fo:padding="0.049cm" fo:border="0.05pt solid #000000"/>
    </style:style>
    <style:style style:name="Tabla2.B169" style:family="table-cell">
      <style:table-cell-properties style:vertical-align="middle" fo:padding="0.049cm" fo:border="0.05pt solid #000000"/>
    </style:style>
    <style:style style:name="Tabla2.C169" style:family="table-cell">
      <style:table-cell-properties style:vertical-align="middle" fo:padding="0.049cm" fo:border="0.05pt solid #000000"/>
    </style:style>
    <style:style style:name="Tabla2.A170" style:family="table-cell">
      <style:table-cell-properties style:vertical-align="middle" fo:padding="0.049cm" fo:border="0.05pt solid #000000"/>
    </style:style>
    <style:style style:name="Tabla2.B170" style:family="table-cell">
      <style:table-cell-properties style:vertical-align="middle" fo:padding="0.049cm" fo:border="0.05pt solid #000000"/>
    </style:style>
    <style:style style:name="Tabla2.C170" style:family="table-cell">
      <style:table-cell-properties style:vertical-align="middle" fo:padding="0.049cm" fo:border="0.05pt solid #000000"/>
    </style:style>
    <style:style style:name="Tabla2.A171" style:family="table-cell">
      <style:table-cell-properties style:vertical-align="middle" fo:padding="0.049cm" fo:border="0.05pt solid #000000"/>
    </style:style>
    <style:style style:name="Tabla2.B171" style:family="table-cell">
      <style:table-cell-properties style:vertical-align="middle" fo:padding="0.049cm" fo:border="0.05pt solid #000000"/>
    </style:style>
    <style:style style:name="Tabla2.C171" style:family="table-cell">
      <style:table-cell-properties style:vertical-align="middle" fo:padding="0.049cm" fo:border="0.05pt solid #000000"/>
    </style:style>
    <style:style style:name="Tabla2.A172" style:family="table-cell">
      <style:table-cell-properties style:vertical-align="middle" fo:padding="0.049cm" fo:border="0.05pt solid #000000"/>
    </style:style>
    <style:style style:name="Tabla2.B172" style:family="table-cell">
      <style:table-cell-properties style:vertical-align="middle" fo:padding="0.049cm" fo:border="0.05pt solid #000000"/>
    </style:style>
    <style:style style:name="Tabla2.C172" style:family="table-cell">
      <style:table-cell-properties style:vertical-align="middle" fo:padding="0.049cm" fo:border="0.05pt solid #000000"/>
    </style:style>
    <style:style style:name="Tabla2.A173" style:family="table-cell">
      <style:table-cell-properties style:vertical-align="middle" fo:padding="0.049cm" fo:border="0.05pt solid #000000"/>
    </style:style>
    <style:style style:name="Tabla2.B173" style:family="table-cell">
      <style:table-cell-properties style:vertical-align="middle" fo:padding="0.049cm" fo:border="0.05pt solid #000000"/>
    </style:style>
    <style:style style:name="Tabla2.C173" style:family="table-cell">
      <style:table-cell-properties style:vertical-align="middle" fo:padding="0.049cm" fo:border="0.05pt solid #000000"/>
    </style:style>
    <style:style style:name="Tabla2.A174" style:family="table-cell">
      <style:table-cell-properties style:vertical-align="middle" fo:padding="0.049cm" fo:border="0.05pt solid #000000"/>
    </style:style>
    <style:style style:name="Tabla2.B174" style:family="table-cell">
      <style:table-cell-properties style:vertical-align="middle" fo:padding="0.049cm" fo:border="0.05pt solid #000000"/>
    </style:style>
    <style:style style:name="Tabla2.C174" style:family="table-cell">
      <style:table-cell-properties style:vertical-align="middle" fo:padding="0.049cm" fo:border="0.05pt solid #000000"/>
    </style:style>
    <style:style style:name="Tabla2.A175" style:family="table-cell">
      <style:table-cell-properties style:vertical-align="middle" fo:padding="0.049cm" fo:border="0.05pt solid #000000"/>
    </style:style>
    <style:style style:name="Tabla2.B175" style:family="table-cell">
      <style:table-cell-properties style:vertical-align="middle" fo:padding="0.049cm" fo:border="0.05pt solid #000000"/>
    </style:style>
    <style:style style:name="Tabla2.C175" style:family="table-cell">
      <style:table-cell-properties style:vertical-align="middle" fo:padding="0.049cm" fo:border="0.05pt solid #000000"/>
    </style:style>
    <style:style style:name="Tabla2.A176" style:family="table-cell">
      <style:table-cell-properties style:vertical-align="middle" fo:padding="0.049cm" fo:border="0.05pt solid #000000"/>
    </style:style>
    <style:style style:name="Tabla2.B176" style:family="table-cell">
      <style:table-cell-properties style:vertical-align="middle" fo:padding="0.049cm" fo:border="0.05pt solid #000000"/>
    </style:style>
    <style:style style:name="Tabla2.C176" style:family="table-cell">
      <style:table-cell-properties style:vertical-align="middle" fo:padding="0.049cm" fo:border="0.05pt solid #000000"/>
    </style:style>
    <style:style style:name="Tabla2.A177" style:family="table-cell">
      <style:table-cell-properties style:vertical-align="middle" fo:padding="0.049cm" fo:border="0.05pt solid #000000"/>
    </style:style>
    <style:style style:name="Tabla2.B177" style:family="table-cell">
      <style:table-cell-properties style:vertical-align="middle" fo:padding="0.049cm" fo:border="0.05pt solid #000000"/>
    </style:style>
    <style:style style:name="Tabla2.C177" style:family="table-cell">
      <style:table-cell-properties style:vertical-align="middle" fo:padding="0.049cm" fo:border="0.05pt solid #000000"/>
    </style:style>
    <style:style style:name="Tabla2.A178" style:family="table-cell">
      <style:table-cell-properties style:vertical-align="middle" fo:padding="0.049cm" fo:border="0.05pt solid #000000"/>
    </style:style>
    <style:style style:name="Tabla2.B178" style:family="table-cell">
      <style:table-cell-properties style:vertical-align="middle" fo:padding="0.049cm" fo:border="0.05pt solid #000000"/>
    </style:style>
    <style:style style:name="Tabla2.C178" style:family="table-cell">
      <style:table-cell-properties style:vertical-align="middle" fo:padding="0.049cm" fo:border="0.05pt solid #000000"/>
    </style:style>
    <style:style style:name="Tabla2.A179" style:family="table-cell">
      <style:table-cell-properties style:vertical-align="middle" fo:padding="0.049cm" fo:border="0.05pt solid #000000"/>
    </style:style>
    <style:style style:name="Tabla2.B179" style:family="table-cell">
      <style:table-cell-properties style:vertical-align="middle" fo:padding="0.049cm" fo:border="0.05pt solid #000000"/>
    </style:style>
    <style:style style:name="Tabla2.C179" style:family="table-cell">
      <style:table-cell-properties style:vertical-align="middle" fo:padding="0.049cm" fo:border="0.05pt solid #000000"/>
    </style:style>
    <style:style style:name="Tabla2.A180" style:family="table-cell">
      <style:table-cell-properties style:vertical-align="middle" fo:padding="0.049cm" fo:border="0.05pt solid #000000"/>
    </style:style>
    <style:style style:name="Tabla2.B180" style:family="table-cell">
      <style:table-cell-properties style:vertical-align="middle" fo:padding="0.049cm" fo:border="0.05pt solid #000000"/>
    </style:style>
    <style:style style:name="Tabla2.C180" style:family="table-cell">
      <style:table-cell-properties style:vertical-align="middle" fo:padding="0.049cm" fo:border="0.05pt solid #000000"/>
    </style:style>
    <style:style style:name="Tabla2.A181" style:family="table-cell">
      <style:table-cell-properties style:vertical-align="middle" fo:padding="0.049cm" fo:border="0.05pt solid #000000"/>
    </style:style>
    <style:style style:name="Tabla2.B181" style:family="table-cell">
      <style:table-cell-properties style:vertical-align="middle" fo:padding="0.049cm" fo:border="0.05pt solid #000000"/>
    </style:style>
    <style:style style:name="Tabla2.C181" style:family="table-cell">
      <style:table-cell-properties style:vertical-align="middle" fo:padding="0.049cm" fo:border="0.05pt solid #000000"/>
    </style:style>
    <style:style style:name="Tabla2.A182" style:family="table-cell">
      <style:table-cell-properties style:vertical-align="middle" fo:padding="0.049cm" fo:border="0.05pt solid #000000"/>
    </style:style>
    <style:style style:name="Tabla2.B182" style:family="table-cell">
      <style:table-cell-properties style:vertical-align="middle" fo:padding="0.049cm" fo:border="0.05pt solid #000000"/>
    </style:style>
    <style:style style:name="Tabla2.C182" style:family="table-cell">
      <style:table-cell-properties style:vertical-align="middle" fo:padding="0.049cm" fo:border="0.05pt solid #000000"/>
    </style:style>
    <style:style style:name="Tabla2.A183" style:family="table-cell">
      <style:table-cell-properties style:vertical-align="middle" fo:padding="0.049cm" fo:border="0.05pt solid #000000"/>
    </style:style>
    <style:style style:name="Tabla2.B183" style:family="table-cell">
      <style:table-cell-properties style:vertical-align="middle" fo:padding="0.049cm" fo:border="0.05pt solid #000000"/>
    </style:style>
    <style:style style:name="Tabla2.C183" style:family="table-cell">
      <style:table-cell-properties style:vertical-align="middle" fo:padding="0.049cm" fo:border="0.05pt solid #000000"/>
    </style:style>
    <style:style style:name="Tabla2.A184" style:family="table-cell">
      <style:table-cell-properties style:vertical-align="middle" fo:padding="0.049cm" fo:border="0.05pt solid #000000"/>
    </style:style>
    <style:style style:name="Tabla2.B184" style:family="table-cell">
      <style:table-cell-properties style:vertical-align="middle" fo:padding="0.049cm" fo:border="0.05pt solid #000000"/>
    </style:style>
    <style:style style:name="Tabla2.C184" style:family="table-cell">
      <style:table-cell-properties style:vertical-align="middle" fo:padding="0.049cm" fo:border="0.05pt solid #000000"/>
    </style:style>
    <style:style style:name="Tabla2.A185" style:family="table-cell">
      <style:table-cell-properties style:vertical-align="middle" fo:padding="0.049cm" fo:border="0.05pt solid #000000"/>
    </style:style>
    <style:style style:name="Tabla2.B185" style:family="table-cell">
      <style:table-cell-properties style:vertical-align="middle" fo:padding="0.049cm" fo:border="0.05pt solid #000000"/>
    </style:style>
    <style:style style:name="Tabla2.C185" style:family="table-cell">
      <style:table-cell-properties style:vertical-align="middle" fo:padding="0.049cm" fo:border="0.05pt solid #000000"/>
    </style:style>
    <style:style style:name="Tabla2.A186" style:family="table-cell">
      <style:table-cell-properties style:vertical-align="middle" fo:padding="0.049cm" fo:border="0.05pt solid #000000"/>
    </style:style>
    <style:style style:name="Tabla2.B186" style:family="table-cell">
      <style:table-cell-properties style:vertical-align="middle" fo:padding="0.049cm" fo:border="0.05pt solid #000000"/>
    </style:style>
    <style:style style:name="Tabla2.C186" style:family="table-cell">
      <style:table-cell-properties style:vertical-align="middle" fo:padding="0.049cm" fo:border="0.05pt solid #000000"/>
    </style:style>
    <style:style style:name="Tabla2.A187" style:family="table-cell">
      <style:table-cell-properties style:vertical-align="middle" fo:padding="0.049cm" fo:border="0.05pt solid #000000"/>
    </style:style>
    <style:style style:name="Tabla2.B187" style:family="table-cell">
      <style:table-cell-properties style:vertical-align="middle" fo:padding="0.049cm" fo:border="0.05pt solid #000000"/>
    </style:style>
    <style:style style:name="Tabla2.C187" style:family="table-cell">
      <style:table-cell-properties style:vertical-align="middle" fo:padding="0.049cm" fo:border="0.05pt solid #000000"/>
    </style:style>
    <style:style style:name="Tabla2.A188" style:family="table-cell">
      <style:table-cell-properties style:vertical-align="middle" fo:padding="0.049cm" fo:border="0.05pt solid #000000"/>
    </style:style>
    <style:style style:name="Tabla2.B188" style:family="table-cell">
      <style:table-cell-properties style:vertical-align="middle" fo:padding="0.049cm" fo:border="0.05pt solid #000000"/>
    </style:style>
    <style:style style:name="Tabla2.C188" style:family="table-cell">
      <style:table-cell-properties style:vertical-align="middle" fo:padding="0.049cm" fo:border="0.05pt solid #000000"/>
    </style:style>
    <style:style style:name="Tabla2.A189" style:family="table-cell">
      <style:table-cell-properties style:vertical-align="middle" fo:padding="0.049cm" fo:border="0.05pt solid #000000"/>
    </style:style>
    <style:style style:name="Tabla2.B189" style:family="table-cell">
      <style:table-cell-properties style:vertical-align="middle" fo:padding="0.049cm" fo:border="0.05pt solid #000000"/>
    </style:style>
    <style:style style:name="Tabla2.C189" style:family="table-cell">
      <style:table-cell-properties style:vertical-align="middle" fo:padding="0.049cm" fo:border="0.05pt solid #000000"/>
    </style:style>
    <style:style style:name="Tabla2.A190" style:family="table-cell">
      <style:table-cell-properties style:vertical-align="middle" fo:padding="0.049cm" fo:border="0.05pt solid #000000"/>
    </style:style>
    <style:style style:name="Tabla2.B190" style:family="table-cell">
      <style:table-cell-properties style:vertical-align="middle" fo:padding="0.049cm" fo:border="0.05pt solid #000000"/>
    </style:style>
    <style:style style:name="Tabla2.C190" style:family="table-cell">
      <style:table-cell-properties style:vertical-align="middle" fo:padding="0.049cm" fo:border="0.05pt solid #000000"/>
    </style:style>
    <style:style style:name="Tabla2.A191" style:family="table-cell">
      <style:table-cell-properties style:vertical-align="middle" fo:padding="0.049cm" fo:border="0.05pt solid #000000"/>
    </style:style>
    <style:style style:name="Tabla2.B191" style:family="table-cell">
      <style:table-cell-properties style:vertical-align="middle" fo:padding="0.049cm" fo:border="0.05pt solid #000000"/>
    </style:style>
    <style:style style:name="Tabla2.C191" style:family="table-cell">
      <style:table-cell-properties style:vertical-align="middle" fo:padding="0.049cm" fo:border="0.05pt solid #000000"/>
    </style:style>
    <style:style style:name="Tabla2.A192" style:family="table-cell">
      <style:table-cell-properties style:vertical-align="middle" fo:padding="0.049cm" fo:border="0.05pt solid #000000"/>
    </style:style>
    <style:style style:name="Tabla2.B192" style:family="table-cell">
      <style:table-cell-properties style:vertical-align="middle" fo:padding="0.049cm" fo:border="0.05pt solid #000000"/>
    </style:style>
    <style:style style:name="Tabla2.C192" style:family="table-cell">
      <style:table-cell-properties style:vertical-align="middle" fo:padding="0.049cm" fo:border="0.05pt solid #000000"/>
    </style:style>
    <style:style style:name="Tabla2.A193" style:family="table-cell">
      <style:table-cell-properties style:vertical-align="middle" fo:padding="0.049cm" fo:border="0.05pt solid #000000"/>
    </style:style>
    <style:style style:name="Tabla2.B193" style:family="table-cell">
      <style:table-cell-properties style:vertical-align="middle" fo:padding="0.049cm" fo:border="0.05pt solid #000000"/>
    </style:style>
    <style:style style:name="Tabla2.C193" style:family="table-cell">
      <style:table-cell-properties style:vertical-align="middle" fo:padding="0.049cm" fo:border="0.05pt solid #000000"/>
    </style:style>
    <style:style style:name="Tabla2.A194" style:family="table-cell">
      <style:table-cell-properties style:vertical-align="middle" fo:padding="0.049cm" fo:border="0.05pt solid #000000"/>
    </style:style>
    <style:style style:name="Tabla2.B194" style:family="table-cell">
      <style:table-cell-properties style:vertical-align="middle" fo:padding="0.049cm" fo:border="0.05pt solid #000000"/>
    </style:style>
    <style:style style:name="Tabla2.C194" style:family="table-cell">
      <style:table-cell-properties style:vertical-align="middle" fo:padding="0.049cm" fo:border="0.05pt solid #000000"/>
    </style:style>
    <style:style style:name="Tabla2.A195" style:family="table-cell">
      <style:table-cell-properties style:vertical-align="middle" fo:padding="0.049cm" fo:border="0.05pt solid #000000"/>
    </style:style>
    <style:style style:name="Tabla2.B195" style:family="table-cell">
      <style:table-cell-properties style:vertical-align="middle" fo:padding="0.049cm" fo:border="0.05pt solid #000000"/>
    </style:style>
    <style:style style:name="Tabla2.C195" style:family="table-cell">
      <style:table-cell-properties style:vertical-align="middle" fo:padding="0.049cm" fo:border="0.05pt solid #000000"/>
    </style:style>
    <style:style style:name="Tabla2.A196" style:family="table-cell">
      <style:table-cell-properties style:vertical-align="middle" fo:padding="0.049cm" fo:border="0.05pt solid #000000"/>
    </style:style>
    <style:style style:name="Tabla2.B196" style:family="table-cell">
      <style:table-cell-properties style:vertical-align="middle" fo:padding="0.049cm" fo:border="0.05pt solid #000000"/>
    </style:style>
    <style:style style:name="Tabla2.C196" style:family="table-cell">
      <style:table-cell-properties style:vertical-align="middle" fo:padding="0.049cm" fo:border="0.05pt solid #000000"/>
    </style:style>
    <style:style style:name="Tabla2.A197" style:family="table-cell">
      <style:table-cell-properties style:vertical-align="middle" fo:padding="0.049cm" fo:border="0.05pt solid #000000"/>
    </style:style>
    <style:style style:name="Tabla2.B197" style:family="table-cell">
      <style:table-cell-properties style:vertical-align="middle" fo:padding="0.049cm" fo:border="0.05pt solid #000000"/>
    </style:style>
    <style:style style:name="Tabla2.C197" style:family="table-cell">
      <style:table-cell-properties style:vertical-align="middle" fo:padding="0.049cm" fo:border="0.05pt solid #000000"/>
    </style:style>
    <style:style style:name="Tabla2.A198" style:family="table-cell">
      <style:table-cell-properties style:vertical-align="middle" fo:padding="0.049cm" fo:border="0.05pt solid #000000"/>
    </style:style>
    <style:style style:name="Tabla2.B198" style:family="table-cell">
      <style:table-cell-properties style:vertical-align="middle" fo:padding="0.049cm" fo:border="0.05pt solid #000000"/>
    </style:style>
    <style:style style:name="Tabla2.C198" style:family="table-cell">
      <style:table-cell-properties style:vertical-align="middle" fo:padding="0.049cm" fo:border="0.05pt solid #000000"/>
    </style:style>
    <style:style style:name="Tabla2.A199" style:family="table-cell">
      <style:table-cell-properties style:vertical-align="middle" fo:padding="0.049cm" fo:border="0.05pt solid #000000"/>
    </style:style>
    <style:style style:name="Tabla2.B199" style:family="table-cell">
      <style:table-cell-properties style:vertical-align="middle" fo:padding="0.049cm" fo:border="0.05pt solid #000000"/>
    </style:style>
    <style:style style:name="Tabla2.C199" style:family="table-cell">
      <style:table-cell-properties style:vertical-align="middle" fo:padding="0.049cm" fo:border="0.05pt solid #000000"/>
    </style:style>
    <style:style style:name="Tabla2.A200" style:family="table-cell">
      <style:table-cell-properties style:vertical-align="middle" fo:padding="0.049cm" fo:border="0.05pt solid #000000"/>
    </style:style>
    <style:style style:name="Tabla2.B200" style:family="table-cell">
      <style:table-cell-properties style:vertical-align="middle" fo:padding="0.049cm" fo:border="0.05pt solid #000000"/>
    </style:style>
    <style:style style:name="Tabla2.C200" style:family="table-cell">
      <style:table-cell-properties style:vertical-align="middle" fo:padding="0.049cm" fo:border="0.05pt solid #000000"/>
    </style:style>
    <style:style style:name="Tabla2.A201" style:family="table-cell">
      <style:table-cell-properties style:vertical-align="middle" fo:padding="0.049cm" fo:border="0.05pt solid #000000"/>
    </style:style>
    <style:style style:name="Tabla2.B201" style:family="table-cell">
      <style:table-cell-properties style:vertical-align="middle" fo:padding="0.049cm" fo:border="0.05pt solid #000000"/>
    </style:style>
    <style:style style:name="Tabla2.C201" style:family="table-cell">
      <style:table-cell-properties style:vertical-align="middle" fo:padding="0.049cm" fo:border="0.05pt solid #000000"/>
    </style:style>
    <style:style style:name="Tabla2.A202" style:family="table-cell">
      <style:table-cell-properties style:vertical-align="middle" fo:padding="0.049cm" fo:border="0.05pt solid #000000"/>
    </style:style>
    <style:style style:name="Tabla2.B202" style:family="table-cell">
      <style:table-cell-properties style:vertical-align="middle" fo:padding="0.049cm" fo:border="0.05pt solid #000000"/>
    </style:style>
    <style:style style:name="Tabla2.C202" style:family="table-cell">
      <style:table-cell-properties style:vertical-align="middle" fo:padding="0.049cm" fo:border="0.05pt solid #000000"/>
    </style:style>
    <style:style style:name="Tabla2.A203" style:family="table-cell">
      <style:table-cell-properties style:vertical-align="middle" fo:padding="0.049cm" fo:border="0.05pt solid #000000"/>
    </style:style>
    <style:style style:name="Tabla2.B203" style:family="table-cell">
      <style:table-cell-properties style:vertical-align="middle" fo:padding="0.049cm" fo:border="0.05pt solid #000000"/>
    </style:style>
    <style:style style:name="Tabla2.C203" style:family="table-cell">
      <style:table-cell-properties style:vertical-align="middle" fo:padding="0.049cm" fo:border="0.05pt solid #000000"/>
    </style:style>
    <style:style style:name="Tabla2.A204" style:family="table-cell">
      <style:table-cell-properties style:vertical-align="middle" fo:padding="0.049cm" fo:border="0.05pt solid #000000"/>
    </style:style>
    <style:style style:name="Tabla2.B204" style:family="table-cell">
      <style:table-cell-properties style:vertical-align="middle" fo:padding="0.049cm" fo:border="0.05pt solid #000000"/>
    </style:style>
    <style:style style:name="Tabla2.C204" style:family="table-cell">
      <style:table-cell-properties style:vertical-align="middle" fo:padding="0.049cm" fo:border="0.05pt solid #000000"/>
    </style:style>
    <style:style style:name="Tabla2.A205" style:family="table-cell">
      <style:table-cell-properties style:vertical-align="middle" fo:padding="0.049cm" fo:border="0.05pt solid #000000"/>
    </style:style>
    <style:style style:name="Tabla2.B205" style:family="table-cell">
      <style:table-cell-properties style:vertical-align="middle" fo:padding="0.049cm" fo:border="0.05pt solid #000000"/>
    </style:style>
    <style:style style:name="Tabla2.C205" style:family="table-cell">
      <style:table-cell-properties style:vertical-align="middle" fo:padding="0.049cm" fo:border="0.05pt solid #000000"/>
    </style:style>
    <style:style style:name="Tabla2.A206" style:family="table-cell">
      <style:table-cell-properties style:vertical-align="middle" fo:padding="0.049cm" fo:border="0.05pt solid #000000"/>
    </style:style>
    <style:style style:name="Tabla2.B206" style:family="table-cell">
      <style:table-cell-properties style:vertical-align="middle" fo:padding="0.049cm" fo:border="0.05pt solid #000000"/>
    </style:style>
    <style:style style:name="Tabla2.C206" style:family="table-cell">
      <style:table-cell-properties style:vertical-align="middle" fo:padding="0.049cm" fo:border="0.05pt solid #000000"/>
    </style:style>
    <style:style style:name="Tabla2.A207" style:family="table-cell">
      <style:table-cell-properties style:vertical-align="middle" fo:padding="0.049cm" fo:border="0.05pt solid #000000"/>
    </style:style>
    <style:style style:name="Tabla2.B207" style:family="table-cell">
      <style:table-cell-properties style:vertical-align="middle" fo:padding="0.049cm" fo:border="0.05pt solid #000000"/>
    </style:style>
    <style:style style:name="Tabla2.C207" style:family="table-cell">
      <style:table-cell-properties style:vertical-align="middle" fo:padding="0.049cm" fo:border="0.05pt solid #000000"/>
    </style:style>
    <style:style style:name="Tabla2.A208" style:family="table-cell">
      <style:table-cell-properties style:vertical-align="middle" fo:padding="0.049cm" fo:border="0.05pt solid #000000"/>
    </style:style>
    <style:style style:name="Tabla2.B208" style:family="table-cell">
      <style:table-cell-properties style:vertical-align="middle" fo:padding="0.049cm" fo:border="0.05pt solid #000000"/>
    </style:style>
    <style:style style:name="Tabla2.C208" style:family="table-cell">
      <style:table-cell-properties style:vertical-align="middle" fo:padding="0.049cm" fo:border="0.05pt solid #000000"/>
    </style:style>
    <style:style style:name="Tabla2.A209" style:family="table-cell">
      <style:table-cell-properties style:vertical-align="middle" fo:padding="0.049cm" fo:border="0.05pt solid #000000"/>
    </style:style>
    <style:style style:name="Tabla2.B209" style:family="table-cell">
      <style:table-cell-properties style:vertical-align="middle" fo:padding="0.049cm" fo:border="0.05pt solid #000000"/>
    </style:style>
    <style:style style:name="Tabla2.C209" style:family="table-cell">
      <style:table-cell-properties style:vertical-align="middle" fo:padding="0.049cm" fo:border="0.05pt solid #000000"/>
    </style:style>
    <style:style style:name="Tabla2.A210" style:family="table-cell">
      <style:table-cell-properties style:vertical-align="middle" fo:padding="0.049cm" fo:border="0.05pt solid #000000"/>
    </style:style>
    <style:style style:name="Tabla2.B210" style:family="table-cell">
      <style:table-cell-properties style:vertical-align="middle" fo:padding="0.049cm" fo:border="0.05pt solid #000000"/>
    </style:style>
    <style:style style:name="Tabla2.C210" style:family="table-cell">
      <style:table-cell-properties style:vertical-align="middle" fo:padding="0.049cm" fo:border="0.05pt solid #000000"/>
    </style:style>
    <style:style style:name="Tabla2.A211" style:family="table-cell">
      <style:table-cell-properties style:vertical-align="middle" fo:padding="0.049cm" fo:border="0.05pt solid #000000"/>
    </style:style>
    <style:style style:name="Tabla2.B211" style:family="table-cell">
      <style:table-cell-properties style:vertical-align="middle" fo:padding="0.049cm" fo:border="0.05pt solid #000000"/>
    </style:style>
    <style:style style:name="Tabla2.C211" style:family="table-cell">
      <style:table-cell-properties style:vertical-align="middle" fo:padding="0.049cm" fo:border="0.05pt solid #000000"/>
    </style:style>
    <style:style style:name="Tabla2.A212" style:family="table-cell">
      <style:table-cell-properties style:vertical-align="middle" fo:padding="0.049cm" fo:border="0.05pt solid #000000"/>
    </style:style>
    <style:style style:name="Tabla2.B212" style:family="table-cell">
      <style:table-cell-properties style:vertical-align="middle" fo:padding="0.049cm" fo:border="0.05pt solid #000000"/>
    </style:style>
    <style:style style:name="Tabla2.C212" style:family="table-cell">
      <style:table-cell-properties style:vertical-align="middle" fo:padding="0.049cm" fo:border="0.05pt solid #000000"/>
    </style:style>
    <style:style style:name="Tabla2.A213" style:family="table-cell">
      <style:table-cell-properties style:vertical-align="middle" fo:padding="0.049cm" fo:border="0.05pt solid #000000"/>
    </style:style>
    <style:style style:name="Tabla2.B213" style:family="table-cell">
      <style:table-cell-properties style:vertical-align="middle" fo:padding="0.049cm" fo:border="0.05pt solid #000000"/>
    </style:style>
    <style:style style:name="Tabla2.C213" style:family="table-cell">
      <style:table-cell-properties style:vertical-align="middle" fo:padding="0.049cm" fo:border="0.05pt solid #000000"/>
    </style:style>
    <style:style style:name="Tabla2.A214" style:family="table-cell">
      <style:table-cell-properties style:vertical-align="middle" fo:padding="0.049cm" fo:border="0.05pt solid #000000"/>
    </style:style>
    <style:style style:name="Tabla2.B214" style:family="table-cell">
      <style:table-cell-properties style:vertical-align="middle" fo:padding="0.049cm" fo:border="0.05pt solid #000000"/>
    </style:style>
    <style:style style:name="Tabla2.C214" style:family="table-cell">
      <style:table-cell-properties style:vertical-align="middle" fo:padding="0.049cm" fo:border="0.05pt solid #000000"/>
    </style:style>
    <style:style style:name="Tabla2.A215" style:family="table-cell">
      <style:table-cell-properties style:vertical-align="middle" fo:padding="0.049cm" fo:border="0.05pt solid #000000"/>
    </style:style>
    <style:style style:name="Tabla2.B215" style:family="table-cell">
      <style:table-cell-properties style:vertical-align="middle" fo:padding="0.049cm" fo:border="0.05pt solid #000000"/>
    </style:style>
    <style:style style:name="Tabla2.C215" style:family="table-cell">
      <style:table-cell-properties style:vertical-align="middle" fo:padding="0.049cm" fo:border="0.05pt solid #000000"/>
    </style:style>
    <style:style style:name="Tabla2.A216" style:family="table-cell">
      <style:table-cell-properties style:vertical-align="middle" fo:padding="0.049cm" fo:border="0.05pt solid #000000"/>
    </style:style>
    <style:style style:name="Tabla2.B216" style:family="table-cell">
      <style:table-cell-properties style:vertical-align="middle" fo:padding="0.049cm" fo:border="0.05pt solid #000000"/>
    </style:style>
    <style:style style:name="Tabla2.C216" style:family="table-cell">
      <style:table-cell-properties style:vertical-align="middle" fo:padding="0.049cm" fo:border="0.05pt solid #000000"/>
    </style:style>
    <style:style style:name="Tabla2.A217" style:family="table-cell">
      <style:table-cell-properties style:vertical-align="middle" fo:padding="0.049cm" fo:border="0.05pt solid #000000"/>
    </style:style>
    <style:style style:name="Tabla2.B217" style:family="table-cell">
      <style:table-cell-properties style:vertical-align="middle" fo:padding="0.049cm" fo:border="0.05pt solid #000000"/>
    </style:style>
    <style:style style:name="Tabla2.C217" style:family="table-cell">
      <style:table-cell-properties style:vertical-align="middle" fo:padding="0.049cm" fo:border="0.05pt solid #000000"/>
    </style:style>
    <style:style style:name="Tabla2.A218" style:family="table-cell">
      <style:table-cell-properties style:vertical-align="middle" fo:padding="0.049cm" fo:border="0.05pt solid #000000"/>
    </style:style>
    <style:style style:name="Tabla2.B218" style:family="table-cell">
      <style:table-cell-properties style:vertical-align="middle" fo:padding="0.049cm" fo:border="0.05pt solid #000000"/>
    </style:style>
    <style:style style:name="Tabla2.C218" style:family="table-cell">
      <style:table-cell-properties style:vertical-align="middle" fo:padding="0.049cm" fo:border="0.05pt solid #000000"/>
    </style:style>
    <style:style style:name="Tabla2.A219" style:family="table-cell">
      <style:table-cell-properties style:vertical-align="middle" fo:padding="0.049cm" fo:border="0.05pt solid #000000"/>
    </style:style>
    <style:style style:name="Tabla2.B219" style:family="table-cell">
      <style:table-cell-properties style:vertical-align="middle" fo:padding="0.049cm" fo:border="0.05pt solid #000000"/>
    </style:style>
    <style:style style:name="Tabla2.C219" style:family="table-cell">
      <style:table-cell-properties style:vertical-align="middle" fo:padding="0.049cm" fo:border="0.05pt solid #000000"/>
    </style:style>
    <style:style style:name="Tabla2.A220" style:family="table-cell">
      <style:table-cell-properties style:vertical-align="middle" fo:padding="0.049cm" fo:border="0.05pt solid #000000"/>
    </style:style>
    <style:style style:name="Tabla2.B220" style:family="table-cell">
      <style:table-cell-properties style:vertical-align="middle" fo:padding="0.049cm" fo:border="0.05pt solid #000000"/>
    </style:style>
    <style:style style:name="Tabla2.C220" style:family="table-cell">
      <style:table-cell-properties style:vertical-align="middle" fo:padding="0.049cm" fo:border="0.05pt solid #000000"/>
    </style:style>
    <style:style style:name="Tabla2.A221" style:family="table-cell">
      <style:table-cell-properties style:vertical-align="middle" fo:padding="0.049cm" fo:border="0.05pt solid #000000"/>
    </style:style>
    <style:style style:name="Tabla2.B221" style:family="table-cell">
      <style:table-cell-properties style:vertical-align="middle" fo:padding="0.049cm" fo:border="0.05pt solid #000000"/>
    </style:style>
    <style:style style:name="Tabla2.C221" style:family="table-cell">
      <style:table-cell-properties style:vertical-align="middle" fo:padding="0.049cm" fo:border="0.05pt solid #000000"/>
    </style:style>
    <style:style style:name="Tabla2.A222" style:family="table-cell">
      <style:table-cell-properties style:vertical-align="middle" fo:padding="0.049cm" fo:border="0.05pt solid #000000"/>
    </style:style>
    <style:style style:name="Tabla2.B222" style:family="table-cell">
      <style:table-cell-properties style:vertical-align="middle" fo:padding="0.049cm" fo:border="0.05pt solid #000000"/>
    </style:style>
    <style:style style:name="Tabla2.C222" style:family="table-cell">
      <style:table-cell-properties style:vertical-align="middle" fo:padding="0.049cm" fo:border="0.05pt solid #000000"/>
    </style:style>
    <style:style style:name="Tabla2.A223" style:family="table-cell">
      <style:table-cell-properties style:vertical-align="middle" fo:padding="0.049cm" fo:border="0.05pt solid #000000"/>
    </style:style>
    <style:style style:name="Tabla2.B223" style:family="table-cell">
      <style:table-cell-properties style:vertical-align="middle" fo:padding="0.049cm" fo:border="0.05pt solid #000000"/>
    </style:style>
    <style:style style:name="Tabla2.C223" style:family="table-cell">
      <style:table-cell-properties style:vertical-align="middle" fo:padding="0.049cm" fo:border="0.05pt solid #000000"/>
    </style:style>
    <style:style style:name="Tabla2.A224" style:family="table-cell">
      <style:table-cell-properties style:vertical-align="middle" fo:padding="0.049cm" fo:border="0.05pt solid #000000"/>
    </style:style>
    <style:style style:name="Tabla2.B224" style:family="table-cell">
      <style:table-cell-properties style:vertical-align="middle" fo:padding="0.049cm" fo:border="0.05pt solid #000000"/>
    </style:style>
    <style:style style:name="Tabla2.C224" style:family="table-cell">
      <style:table-cell-properties style:vertical-align="middle" fo:padding="0.049cm" fo:border="0.05pt solid #000000"/>
    </style:style>
    <style:style style:name="Tabla2.A225" style:family="table-cell">
      <style:table-cell-properties style:vertical-align="middle" fo:padding="0.049cm" fo:border="0.05pt solid #000000"/>
    </style:style>
    <style:style style:name="Tabla2.B225" style:family="table-cell">
      <style:table-cell-properties style:vertical-align="middle" fo:padding="0.049cm" fo:border="0.05pt solid #000000"/>
    </style:style>
    <style:style style:name="Tabla2.C225" style:family="table-cell">
      <style:table-cell-properties style:vertical-align="middle" fo:padding="0.049cm" fo:border="0.05pt solid #000000"/>
    </style:style>
    <style:style style:name="Tabla2.A226" style:family="table-cell">
      <style:table-cell-properties style:vertical-align="middle" fo:padding="0.049cm" fo:border="0.05pt solid #000000"/>
    </style:style>
    <style:style style:name="Tabla2.B226" style:family="table-cell">
      <style:table-cell-properties style:vertical-align="middle" fo:padding="0.049cm" fo:border="0.05pt solid #000000"/>
    </style:style>
    <style:style style:name="Tabla2.C226" style:family="table-cell">
      <style:table-cell-properties style:vertical-align="middle" fo:padding="0.049cm" fo:border="0.05pt solid #000000"/>
    </style:style>
    <style:style style:name="Tabla2.A227" style:family="table-cell">
      <style:table-cell-properties style:vertical-align="middle" fo:padding="0.049cm" fo:border="0.05pt solid #000000"/>
    </style:style>
    <style:style style:name="Tabla2.B227" style:family="table-cell">
      <style:table-cell-properties style:vertical-align="middle" fo:padding="0.049cm" fo:border="0.05pt solid #000000"/>
    </style:style>
    <style:style style:name="Tabla2.C227" style:family="table-cell">
      <style:table-cell-properties style:vertical-align="middle" fo:padding="0.049cm" fo:border="0.05pt solid #000000"/>
    </style:style>
    <style:style style:name="Tabla2.A228" style:family="table-cell">
      <style:table-cell-properties style:vertical-align="middle" fo:padding="0.049cm" fo:border="0.05pt solid #000000"/>
    </style:style>
    <style:style style:name="Tabla2.B228" style:family="table-cell">
      <style:table-cell-properties style:vertical-align="middle" fo:padding="0.049cm" fo:border="0.05pt solid #000000"/>
    </style:style>
    <style:style style:name="Tabla2.C228" style:family="table-cell">
      <style:table-cell-properties style:vertical-align="middle" fo:padding="0.049cm" fo:border="0.05pt solid #000000"/>
    </style:style>
    <style:style style:name="Tabla2.A229" style:family="table-cell">
      <style:table-cell-properties style:vertical-align="middle" fo:padding="0.049cm" fo:border="0.05pt solid #000000"/>
    </style:style>
    <style:style style:name="Tabla2.B229" style:family="table-cell">
      <style:table-cell-properties style:vertical-align="middle" fo:padding="0.049cm" fo:border="0.05pt solid #000000"/>
    </style:style>
    <style:style style:name="Tabla2.C229" style:family="table-cell">
      <style:table-cell-properties style:vertical-align="middle" fo:padding="0.049cm" fo:border="0.05pt solid #000000"/>
    </style:style>
    <style:style style:name="Tabla2.A230" style:family="table-cell">
      <style:table-cell-properties style:vertical-align="middle" fo:padding="0.049cm" fo:border="0.05pt solid #000000"/>
    </style:style>
    <style:style style:name="Tabla2.B230" style:family="table-cell">
      <style:table-cell-properties style:vertical-align="middle" fo:padding="0.049cm" fo:border="0.05pt solid #000000"/>
    </style:style>
    <style:style style:name="Tabla2.C230" style:family="table-cell">
      <style:table-cell-properties style:vertical-align="middle" fo:padding="0.049cm" fo:border="0.05pt solid #000000"/>
    </style:style>
    <style:style style:name="Tabla2.A231" style:family="table-cell">
      <style:table-cell-properties style:vertical-align="middle" fo:padding="0.049cm" fo:border="0.05pt solid #000000"/>
    </style:style>
    <style:style style:name="Tabla2.B231" style:family="table-cell">
      <style:table-cell-properties style:vertical-align="middle" fo:padding="0.049cm" fo:border="0.05pt solid #000000"/>
    </style:style>
    <style:style style:name="Tabla2.C231" style:family="table-cell">
      <style:table-cell-properties style:vertical-align="middle" fo:padding="0.049cm" fo:border="0.05pt solid #000000"/>
    </style:style>
    <style:style style:name="Tabla2.A232" style:family="table-cell">
      <style:table-cell-properties style:vertical-align="middle" fo:padding="0.049cm" fo:border="0.05pt solid #000000"/>
    </style:style>
    <style:style style:name="Tabla2.B232" style:family="table-cell">
      <style:table-cell-properties style:vertical-align="middle" fo:padding="0.049cm" fo:border="0.05pt solid #000000"/>
    </style:style>
    <style:style style:name="Tabla2.C232" style:family="table-cell">
      <style:table-cell-properties style:vertical-align="middle" fo:padding="0.049cm" fo:border="0.05pt solid #000000"/>
    </style:style>
    <style:style style:name="Tabla2.A233" style:family="table-cell">
      <style:table-cell-properties style:vertical-align="middle" fo:padding="0.049cm" fo:border="0.05pt solid #000000"/>
    </style:style>
    <style:style style:name="Tabla2.B233" style:family="table-cell">
      <style:table-cell-properties style:vertical-align="middle" fo:padding="0.049cm" fo:border="0.05pt solid #000000"/>
    </style:style>
    <style:style style:name="Tabla2.C233" style:family="table-cell">
      <style:table-cell-properties style:vertical-align="middle" fo:padding="0.049cm" fo:border="0.05pt solid #000000"/>
    </style:style>
    <style:style style:name="Tabla2.A234" style:family="table-cell">
      <style:table-cell-properties style:vertical-align="middle" fo:padding="0.049cm" fo:border="0.05pt solid #000000"/>
    </style:style>
    <style:style style:name="Tabla2.B234" style:family="table-cell">
      <style:table-cell-properties style:vertical-align="middle" fo:padding="0.049cm" fo:border="0.05pt solid #000000"/>
    </style:style>
    <style:style style:name="Tabla2.C234" style:family="table-cell">
      <style:table-cell-properties style:vertical-align="middle" fo:padding="0.049cm" fo:border="0.05pt solid #000000"/>
    </style:style>
    <style:style style:name="Tabla2.A235" style:family="table-cell">
      <style:table-cell-properties style:vertical-align="middle" fo:padding="0.049cm" fo:border="0.05pt solid #000000"/>
    </style:style>
    <style:style style:name="Tabla2.B235" style:family="table-cell">
      <style:table-cell-properties style:vertical-align="middle" fo:padding="0.049cm" fo:border="0.05pt solid #000000"/>
    </style:style>
    <style:style style:name="Tabla2.C235" style:family="table-cell">
      <style:table-cell-properties style:vertical-align="middle" fo:padding="0.049cm" fo:border="0.05pt solid #000000"/>
    </style:style>
    <style:style style:name="Tabla2.A236" style:family="table-cell">
      <style:table-cell-properties style:vertical-align="middle" fo:padding="0.049cm" fo:border="0.05pt solid #000000"/>
    </style:style>
    <style:style style:name="Tabla2.B236" style:family="table-cell">
      <style:table-cell-properties style:vertical-align="middle" fo:padding="0.049cm" fo:border="0.05pt solid #000000"/>
    </style:style>
    <style:style style:name="Tabla2.C236" style:family="table-cell">
      <style:table-cell-properties style:vertical-align="middle" fo:padding="0.049cm" fo:border="0.05pt solid #000000"/>
    </style:style>
    <style:style style:name="Tabla2.A237" style:family="table-cell">
      <style:table-cell-properties style:vertical-align="middle" fo:padding="0.049cm" fo:border="0.05pt solid #000000"/>
    </style:style>
    <style:style style:name="Tabla2.B237" style:family="table-cell">
      <style:table-cell-properties style:vertical-align="middle" fo:padding="0.049cm" fo:border="0.05pt solid #000000"/>
    </style:style>
    <style:style style:name="Tabla2.C237" style:family="table-cell">
      <style:table-cell-properties style:vertical-align="middle" fo:padding="0.049cm" fo:border="0.05pt solid #000000"/>
    </style:style>
    <style:style style:name="Tabla2.A238" style:family="table-cell">
      <style:table-cell-properties style:vertical-align="middle" fo:padding="0.049cm" fo:border="0.05pt solid #000000"/>
    </style:style>
    <style:style style:name="Tabla2.B238" style:family="table-cell">
      <style:table-cell-properties style:vertical-align="middle" fo:padding="0.049cm" fo:border="0.05pt solid #000000"/>
    </style:style>
    <style:style style:name="Tabla2.C238" style:family="table-cell">
      <style:table-cell-properties style:vertical-align="middle" fo:padding="0.049cm" fo:border="0.05pt solid #000000"/>
    </style:style>
    <style:style style:name="Tabla2.A239" style:family="table-cell">
      <style:table-cell-properties style:vertical-align="middle" fo:padding="0.049cm" fo:border="0.05pt solid #000000"/>
    </style:style>
    <style:style style:name="Tabla2.B239" style:family="table-cell">
      <style:table-cell-properties style:vertical-align="middle" fo:padding="0.049cm" fo:border="0.05pt solid #000000"/>
    </style:style>
    <style:style style:name="Tabla2.C239" style:family="table-cell">
      <style:table-cell-properties style:vertical-align="middle" fo:padding="0.049cm" fo:border="0.05pt solid #000000"/>
    </style:style>
    <style:style style:name="Tabla2.A240" style:family="table-cell">
      <style:table-cell-properties style:vertical-align="middle" fo:padding="0.049cm" fo:border="0.05pt solid #000000"/>
    </style:style>
    <style:style style:name="Tabla2.B240" style:family="table-cell">
      <style:table-cell-properties style:vertical-align="middle" fo:padding="0.049cm" fo:border="0.05pt solid #000000"/>
    </style:style>
    <style:style style:name="Tabla2.C240" style:family="table-cell">
      <style:table-cell-properties style:vertical-align="middle" fo:padding="0.049cm" fo:border="0.05pt solid #000000"/>
    </style:style>
    <style:style style:name="Tabla2.A241" style:family="table-cell">
      <style:table-cell-properties style:vertical-align="middle" fo:padding="0.049cm" fo:border="0.05pt solid #000000"/>
    </style:style>
    <style:style style:name="Tabla2.B241" style:family="table-cell">
      <style:table-cell-properties style:vertical-align="middle" fo:padding="0.049cm" fo:border="0.05pt solid #000000"/>
    </style:style>
    <style:style style:name="Tabla2.C241" style:family="table-cell">
      <style:table-cell-properties style:vertical-align="middle" fo:padding="0.049cm" fo:border="0.05pt solid #000000"/>
    </style:style>
    <style:style style:name="Tabla2.A242" style:family="table-cell">
      <style:table-cell-properties style:vertical-align="middle" fo:padding="0.049cm" fo:border="0.05pt solid #000000"/>
    </style:style>
    <style:style style:name="Tabla2.B242" style:family="table-cell">
      <style:table-cell-properties style:vertical-align="middle" fo:padding="0.049cm" fo:border="0.05pt solid #000000"/>
    </style:style>
    <style:style style:name="Tabla2.C242" style:family="table-cell">
      <style:table-cell-properties style:vertical-align="middle" fo:padding="0.049cm" fo:border="0.05pt solid #000000"/>
    </style:style>
    <style:style style:name="Tabla2.A243" style:family="table-cell">
      <style:table-cell-properties style:vertical-align="middle" fo:padding="0.049cm" fo:border="0.05pt solid #000000"/>
    </style:style>
    <style:style style:name="Tabla2.B243" style:family="table-cell">
      <style:table-cell-properties style:vertical-align="middle" fo:padding="0.049cm" fo:border="0.05pt solid #000000"/>
    </style:style>
    <style:style style:name="Tabla2.C243" style:family="table-cell">
      <style:table-cell-properties style:vertical-align="middle" fo:padding="0.049cm" fo:border="0.05pt solid #000000"/>
    </style:style>
    <style:style style:name="Tabla2.A244" style:family="table-cell">
      <style:table-cell-properties style:vertical-align="middle" fo:padding="0.049cm" fo:border="0.05pt solid #000000"/>
    </style:style>
    <style:style style:name="Tabla2.B244" style:family="table-cell">
      <style:table-cell-properties style:vertical-align="middle" fo:padding="0.049cm" fo:border="0.05pt solid #000000"/>
    </style:style>
    <style:style style:name="Tabla2.C244" style:family="table-cell">
      <style:table-cell-properties style:vertical-align="middle" fo:padding="0.049cm" fo:border="0.05pt solid #000000"/>
    </style:style>
    <style:style style:name="Tabla2.A245" style:family="table-cell">
      <style:table-cell-properties style:vertical-align="middle" fo:padding="0.049cm" fo:border="0.05pt solid #000000"/>
    </style:style>
    <style:style style:name="Tabla2.B245" style:family="table-cell">
      <style:table-cell-properties style:vertical-align="middle" fo:padding="0.049cm" fo:border="0.05pt solid #000000"/>
    </style:style>
    <style:style style:name="Tabla2.C245" style:family="table-cell">
      <style:table-cell-properties style:vertical-align="middle" fo:padding="0.049cm" fo:border="0.05pt solid #000000"/>
    </style:style>
    <style:style style:name="Tabla2.A246" style:family="table-cell">
      <style:table-cell-properties style:vertical-align="middle" fo:padding="0.049cm" fo:border="0.05pt solid #000000"/>
    </style:style>
    <style:style style:name="Tabla2.B246" style:family="table-cell">
      <style:table-cell-properties style:vertical-align="middle" fo:padding="0.049cm" fo:border="0.05pt solid #000000"/>
    </style:style>
    <style:style style:name="Tabla2.C246" style:family="table-cell">
      <style:table-cell-properties style:vertical-align="middle" fo:padding="0.049cm" fo:border="0.05pt solid #000000"/>
    </style:style>
    <style:style style:name="Tabla2.A247" style:family="table-cell">
      <style:table-cell-properties style:vertical-align="middle" fo:padding="0.049cm" fo:border="0.05pt solid #000000"/>
    </style:style>
    <style:style style:name="Tabla2.B247" style:family="table-cell">
      <style:table-cell-properties style:vertical-align="middle" fo:padding="0.049cm" fo:border="0.05pt solid #000000"/>
    </style:style>
    <style:style style:name="Tabla2.C247" style:family="table-cell">
      <style:table-cell-properties style:vertical-align="middle" fo:padding="0.049cm" fo:border="0.05pt solid #000000"/>
    </style:style>
    <style:style style:name="Tabla2.A248" style:family="table-cell">
      <style:table-cell-properties style:vertical-align="middle" fo:padding="0.049cm" fo:border="0.05pt solid #000000"/>
    </style:style>
    <style:style style:name="Tabla2.B248" style:family="table-cell">
      <style:table-cell-properties style:vertical-align="middle" fo:padding="0.049cm" fo:border="0.05pt solid #000000"/>
    </style:style>
    <style:style style:name="Tabla2.C248" style:family="table-cell">
      <style:table-cell-properties style:vertical-align="middle" fo:padding="0.049cm" fo:border="0.05pt solid #000000"/>
    </style:style>
    <style:style style:name="Tabla2.A249" style:family="table-cell">
      <style:table-cell-properties style:vertical-align="middle" fo:padding="0.049cm" fo:border="0.05pt solid #000000"/>
    </style:style>
    <style:style style:name="Tabla2.B249" style:family="table-cell">
      <style:table-cell-properties style:vertical-align="middle" fo:padding="0.049cm" fo:border="0.05pt solid #000000"/>
    </style:style>
    <style:style style:name="Tabla2.C249" style:family="table-cell">
      <style:table-cell-properties style:vertical-align="middle" fo:padding="0.049cm" fo:border="0.05pt solid #000000"/>
    </style:style>
    <style:style style:name="Tabla2.A250" style:family="table-cell">
      <style:table-cell-properties style:vertical-align="middle" fo:padding="0.049cm" fo:border="0.05pt solid #000000"/>
    </style:style>
    <style:style style:name="Tabla2.B250" style:family="table-cell">
      <style:table-cell-properties style:vertical-align="middle" fo:padding="0.049cm" fo:border="0.05pt solid #000000"/>
    </style:style>
    <style:style style:name="Tabla2.C250" style:family="table-cell">
      <style:table-cell-properties style:vertical-align="middle" fo:padding="0.049cm" fo:border="0.05pt solid #000000"/>
    </style:style>
    <style:style style:name="Tabla2.A251" style:family="table-cell">
      <style:table-cell-properties style:vertical-align="middle" fo:padding="0.049cm" fo:border="0.05pt solid #000000"/>
    </style:style>
    <style:style style:name="Tabla2.B251" style:family="table-cell">
      <style:table-cell-properties style:vertical-align="middle" fo:padding="0.049cm" fo:border="0.05pt solid #000000"/>
    </style:style>
    <style:style style:name="Tabla2.C251" style:family="table-cell">
      <style:table-cell-properties style:vertical-align="middle" fo:padding="0.049cm" fo:border="0.05pt solid #000000"/>
    </style:style>
    <style:style style:name="Tabla2.A252" style:family="table-cell">
      <style:table-cell-properties style:vertical-align="middle" fo:padding="0.049cm" fo:border="0.05pt solid #000000"/>
    </style:style>
    <style:style style:name="Tabla2.B252" style:family="table-cell">
      <style:table-cell-properties style:vertical-align="middle" fo:padding="0.049cm" fo:border="0.05pt solid #000000"/>
    </style:style>
    <style:style style:name="Tabla2.C252" style:family="table-cell">
      <style:table-cell-properties style:vertical-align="middle" fo:padding="0.049cm" fo:border="0.05pt solid #000000"/>
    </style:style>
    <style:style style:name="Tabla2.A253" style:family="table-cell">
      <style:table-cell-properties style:vertical-align="middle" fo:padding="0.049cm" fo:border="0.05pt solid #000000"/>
    </style:style>
    <style:style style:name="Tabla2.B253" style:family="table-cell">
      <style:table-cell-properties style:vertical-align="middle" fo:padding="0.049cm" fo:border="0.05pt solid #000000"/>
    </style:style>
    <style:style style:name="Tabla2.C253" style:family="table-cell">
      <style:table-cell-properties style:vertical-align="middle" fo:padding="0.049cm" fo:border="0.05pt solid #000000"/>
    </style:style>
    <style:style style:name="Tabla2.A254" style:family="table-cell">
      <style:table-cell-properties style:vertical-align="middle" fo:padding="0.049cm" fo:border="0.05pt solid #000000"/>
    </style:style>
    <style:style style:name="Tabla2.B254" style:family="table-cell">
      <style:table-cell-properties style:vertical-align="middle" fo:padding="0.049cm" fo:border="0.05pt solid #000000"/>
    </style:style>
    <style:style style:name="Tabla2.C254" style:family="table-cell">
      <style:table-cell-properties style:vertical-align="middle" fo:padding="0.049cm" fo:border="0.05pt solid #000000"/>
    </style:style>
    <style:style style:name="Tabla2.A255" style:family="table-cell">
      <style:table-cell-properties style:vertical-align="middle" fo:padding="0.049cm" fo:border="0.05pt solid #000000"/>
    </style:style>
    <style:style style:name="Tabla2.B255" style:family="table-cell">
      <style:table-cell-properties style:vertical-align="middle" fo:padding="0.049cm" fo:border="0.05pt solid #000000"/>
    </style:style>
    <style:style style:name="Tabla2.C255" style:family="table-cell">
      <style:table-cell-properties style:vertical-align="middle" fo:padding="0.049cm" fo:border="0.05pt solid #000000"/>
    </style:style>
    <style:style style:name="Tabla2.A256" style:family="table-cell">
      <style:table-cell-properties style:vertical-align="middle" fo:padding="0.049cm" fo:border="0.05pt solid #000000"/>
    </style:style>
    <style:style style:name="Tabla2.B256" style:family="table-cell">
      <style:table-cell-properties style:vertical-align="middle" fo:padding="0.049cm" fo:border="0.05pt solid #000000"/>
    </style:style>
    <style:style style:name="Tabla2.C256" style:family="table-cell">
      <style:table-cell-properties style:vertical-align="middle" fo:padding="0.049cm" fo:border="0.05pt solid #000000"/>
    </style:style>
    <style:style style:name="Tabla2.A257" style:family="table-cell">
      <style:table-cell-properties style:vertical-align="middle" fo:padding="0.049cm" fo:border="0.05pt solid #000000"/>
    </style:style>
    <style:style style:name="Tabla2.B257" style:family="table-cell">
      <style:table-cell-properties style:vertical-align="middle" fo:padding="0.049cm" fo:border="0.05pt solid #000000"/>
    </style:style>
    <style:style style:name="Tabla2.C257" style:family="table-cell">
      <style:table-cell-properties style:vertical-align="middle" fo:padding="0.049cm" fo:border="0.05pt solid #000000"/>
    </style:style>
    <style:style style:name="Tabla3" style:family="table">
      <style:table-properties style:width="6.541cm" table:align="left"/>
    </style:style>
    <style:style style:name="Tabla3.A" style:family="table-column">
      <style:table-column-properties style:column-width="3.604cm"/>
    </style:style>
    <style:style style:name="Tabla3.B" style:family="table-column">
      <style:table-column-properties style:column-width="1.482cm"/>
    </style:style>
    <style:style style:name="Tabla3.C" style:family="table-column">
      <style:table-column-properties style:column-width="1.455cm"/>
    </style:style>
    <style:style style:name="Tabla3.1" style:family="table-row">
      <style:table-row-properties style:row-height="0.55cm"/>
    </style:style>
    <style:style style:name="Tabla3.A1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3.C7" style:family="table-cell" style:data-style-name="N99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3.A15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B15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C15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308166"/>
    </style:style>
    <style:style style:name="P2" style:family="paragraph" style:parent-style-name="Footer">
      <style:paragraph-properties fo:text-align="center" style:justify-single-word="false"/>
      <style:text-properties officeooo:paragraph-rsid="003b28a0"/>
    </style:style>
    <style:style style:name="P3" style:family="paragraph" style:parent-style-name="Text_20_body">
      <style:text-properties officeooo:paragraph-rsid="004aa51f"/>
    </style:style>
    <style:style style:name="P4" style:family="paragraph" style:parent-style-name="Text_20_body">
      <style:text-properties officeooo:paragraph-rsid="0061ef08"/>
    </style:style>
    <style:style style:name="P5" style:family="paragraph" style:parent-style-name="Text_20_body">
      <style:text-properties officeooo:rsid="0045ce47" officeooo:paragraph-rsid="0048cf82"/>
    </style:style>
    <style:style style:name="P6" style:family="paragraph" style:parent-style-name="Text_20_body">
      <style:text-properties officeooo:rsid="0067bea9" officeooo:paragraph-rsid="0067bea9"/>
    </style:style>
    <style:style style:name="P7" style:family="paragraph" style:parent-style-name="Text_20_body">
      <style:text-properties officeooo:paragraph-rsid="00691649"/>
    </style:style>
    <style:style style:name="P8" style:family="paragraph" style:parent-style-name="Title">
      <style:text-properties officeooo:rsid="0045ce47" officeooo:paragraph-rsid="0045ce4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center" style:justify-single-word="false"/>
      <style:text-properties officeooo:rsid="005544f3" officeooo:paragraph-rsid="005544f3"/>
    </style:style>
    <style:style style:name="P13" style:family="paragraph" style:parent-style-name="Table_20_Contents">
      <style:text-properties officeooo:rsid="005f8d92" officeooo:paragraph-rsid="005f8d92"/>
    </style:style>
    <style:style style:name="P14" style:family="paragraph" style:parent-style-name="Table_20_Contents">
      <style:paragraph-properties fo:text-align="center" style:justify-single-word="false"/>
      <style:text-properties officeooo:rsid="004e148e" officeooo:paragraph-rsid="004e148e"/>
    </style:style>
    <style:style style:name="P15" style:family="paragraph" style:parent-style-name="Table_20_Contents">
      <style:text-properties officeooo:rsid="006afdcb" officeooo:paragraph-rsid="006afdcb"/>
    </style:style>
    <style:style style:name="P16" style:family="paragraph" style:parent-style-name="Table_20_Contents">
      <style:text-properties officeooo:paragraph-rsid="006df059"/>
    </style:style>
    <style:style style:name="P17" style:family="paragraph" style:parent-style-name="Table_20_Contents">
      <style:text-properties officeooo:rsid="006df059" officeooo:paragraph-rsid="006df059"/>
    </style:style>
    <style:style style:name="P18" style:family="paragraph" style:parent-style-name="Heading_20_1" style:list-style-name="">
      <style:paragraph-properties fo:text-align="center" style:justify-single-word="false">
        <style:tab-stops/>
      </style:paragraph-properties>
      <style:text-properties officeooo:rsid="0062fee1"/>
    </style:style>
    <style:style style:name="P19" style:family="paragraph" style:parent-style-name="Heading_20_1">
      <style:paragraph-properties fo:break-before="page"/>
      <style:text-properties officeooo:rsid="0062fee1"/>
    </style:style>
    <style:style style:name="T1" style:family="text">
      <style:text-properties officeooo:rsid="0048b418"/>
    </style:style>
    <style:style style:name="T2" style:family="text">
      <style:text-properties officeooo:rsid="0048cf82"/>
    </style:style>
    <style:style style:name="T3" style:family="text">
      <style:text-properties officeooo:rsid="004aa51f"/>
    </style:style>
    <style:style style:name="T4" style:family="text">
      <style:text-properties officeooo:rsid="004ff65e"/>
    </style:style>
    <style:style style:name="T5" style:family="text">
      <style:text-properties officeooo:rsid="00574f82"/>
    </style:style>
    <style:style style:name="T6" style:family="text">
      <style:text-properties officeooo:rsid="0059849f"/>
    </style:style>
    <style:style style:name="T7" style:family="text">
      <style:text-properties officeooo:rsid="00691649"/>
    </style:style>
    <style:style style:name="T8" style:family="text">
      <style:text-properties style:font-name="Liberation Serif2" fo:font-size="13pt" fo:language="es" fo:country="ES" officeooo:rsid="00691649" style:font-size-asian="10.5pt"/>
    </style:style>
    <style:style style:name="T9" style:family="text">
      <style:text-properties officeooo:rsid="006df05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uerpo">
        <text:section text:style-name="Sect1" text:name="contenidoizquierdo">
          <text:p text:style-name="P8"><text:span text:style-name="T2">Machete de </text:span>Gambas</text:p>
          <text:p text:style-name="P5"><text:span text:style-name="T1">CC BY-NC-SA 4.0</text:span> - Martín Belmonte 2016.</text:p>
          <text:p text:style-name="P6">Compatibilidad con VB</text:p>
          <text:p text:style-name="P6">Declaracion de variables </text:p>
          <text:p text:style-name="P6">% as Integer</text:p>
          <text:p text:style-name="P6">&amp; As Long</text:p>
          <text:h text:style-name="Heading_20_2" text:outline-level="2"><text:span text:style-name="T7">C</text:span>omo</text:h>
          <text:p text:style-name="P7"><text:span text:style-name="T7">Esta parte intenta dar, por lo menos una solución a </text:span><text:span text:style-name="T8">los problemas que se deben resolver a la hora de hacer un programa con gambas. Por ejemplo “leer” el texto de un archivo, conectarse a una base de datos, obtener información del sistema, el escritorio etc.</text:span></text:p>
          <text:h text:style-name="Heading_20_3" text:outline-level="3">Archivos</text:h>
          <text:h text:style-name="Heading_20_4" text:outline-level="4">Saber el tipo mime</text:h>
          <text:p text:style-name="Preformatted_20_Text">strFileMime = DesktopMime.FromFile(strFile).Type</text:p>
          <text:h text:style-name="Heading_20_1" text:outline-level="1"><text:span text:style-name="T3">Caracteres</text:span> ASCCI</text:h>
          <text:section text:style-name="Sect2" text:name="Sección3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header-rows>
                <table:table-row table:style-name="Tabla2.1">
                  <table:table-cell table:style-name="Tabla2.A1" office:value-type="string">
                    <text:p text:style-name="P14">Cod</text:p>
                  </table:table-cell>
                  <table:table-cell table:style-name="Tabla2.A1" office:value-type="string">
                    <text:p text:style-name="P9">Simb</text:p>
                  </table:table-cell>
                  <table:table-cell table:style-name="Tabla2.A1" office:value-type="string">
                    <text:p text:style-name="P9">Descripción</text:p>
                  </table:table-cell>
                </table:table-row>
              </table:table-header-rows>
              <table:table-row table:style-name="Tabla2.1">
                <table:table-cell table:style-name="Tabla2.A2" office:value-type="string">
                  <text:p text:style-name="P9">0</text:p>
                </table:table-cell>
                <table:table-cell table:style-name="Tabla2.B2" office:value-type="string">
                  <text:p text:style-name="P9">NULL</text:p>
                </table:table-cell>
                <table:table-cell table:style-name="Tabla2.C2" office:value-type="string">
                  <text:p text:style-name="P10">(carácter nulo)</text:p>
                </table:table-cell>
              </table:table-row>
              <table:table-row table:style-name="Tabla2.1">
                <table:table-cell table:style-name="Tabla2.A3" office:value-type="string">
                  <text:p text:style-name="P9">1</text:p>
                </table:table-cell>
                <table:table-cell table:style-name="Tabla2.B3" office:value-type="string">
                  <text:p text:style-name="P9">SOH</text:p>
                </table:table-cell>
                <table:table-cell table:style-name="Tabla2.C3" office:value-type="string">
                  <text:p text:style-name="P10">(inicio encabezado)</text:p>
                </table:table-cell>
              </table:table-row>
              <table:table-row table:style-name="Tabla2.1">
                <table:table-cell table:style-name="Tabla2.A4" office:value-type="string">
                  <text:p text:style-name="P9">2</text:p>
                </table:table-cell>
                <table:table-cell table:style-name="Tabla2.B4" office:value-type="string">
                  <text:p text:style-name="P9">STX</text:p>
                </table:table-cell>
                <table:table-cell table:style-name="Tabla2.C4" office:value-type="string">
                  <text:p text:style-name="P10">(inicio texto)</text:p>
                </table:table-cell>
              </table:table-row>
              <table:table-row table:style-name="Tabla2.1">
                <table:table-cell table:style-name="Tabla2.A5" office:value-type="string">
                  <text:p text:style-name="P9">3</text:p>
                </table:table-cell>
                <table:table-cell table:style-name="Tabla2.B5" office:value-type="string">
                  <text:p text:style-name="P9">ETX</text:p>
                </table:table-cell>
                <table:table-cell table:style-name="Tabla2.C5" office:value-type="string">
                  <text:p text:style-name="P10">(fin de texto)</text:p>
                </table:table-cell>
              </table:table-row>
              <table:table-row table:style-name="Tabla2.1">
                <table:table-cell table:style-name="Tabla2.A6" office:value-type="string">
                  <text:p text:style-name="P9">4</text:p>
                </table:table-cell>
                <table:table-cell table:style-name="Tabla2.B6" office:value-type="string">
                  <text:p text:style-name="P9">EOT</text:p>
                </table:table-cell>
                <table:table-cell table:style-name="Tabla2.C6" office:value-type="string">
                  <text:p text:style-name="P10">(fin transmisión)</text:p>
                </table:table-cell>
              </table:table-row>
              <table:table-row table:style-name="Tabla2.1">
                <table:table-cell table:style-name="Tabla2.A7" office:value-type="string">
                  <text:p text:style-name="P9">5</text:p>
                </table:table-cell>
                <table:table-cell table:style-name="Tabla2.B7" office:value-type="string">
                  <text:p text:style-name="P9">ENQ</text:p>
                </table:table-cell>
                <table:table-cell table:style-name="Tabla2.C7" office:value-type="string">
                  <text:p text:style-name="P10">(enquiry)</text:p>
                </table:table-cell>
              </table:table-row>
              <table:table-row table:style-name="Tabla2.1">
                <table:table-cell table:style-name="Tabla2.A8" office:value-type="string">
                  <text:p text:style-name="P9">6</text:p>
                </table:table-cell>
                <table:table-cell table:style-name="Tabla2.B8" office:value-type="string">
                  <text:p text:style-name="P9">ACK</text:p>
                </table:table-cell>
                <table:table-cell table:style-name="Tabla2.C8" office:value-type="string">
                  <text:p text:style-name="P10">(acknowledgement)</text:p>
                </table:table-cell>
              </table:table-row>
              <table:table-row table:style-name="Tabla2.1">
                <table:table-cell table:style-name="Tabla2.A9" office:value-type="string">
                  <text:p text:style-name="P9">7</text:p>
                </table:table-cell>
                <table:table-cell table:style-name="Tabla2.B9" office:value-type="string">
                  <text:p text:style-name="P9">BEL</text:p>
                </table:table-cell>
                <table:table-cell table:style-name="Tabla2.C9" office:value-type="string">
                  <text:p text:style-name="P10">(timbre)</text:p>
                </table:table-cell>
              </table:table-row>
              <table:table-row table:style-name="Tabla2.1">
                <table:table-cell table:style-name="Tabla2.A10" office:value-type="string">
                  <text:p text:style-name="P9">8</text:p>
                </table:table-cell>
                <table:table-cell table:style-name="Tabla2.B10" office:value-type="string">
                  <text:p text:style-name="P9">BS</text:p>
                </table:table-cell>
                <table:table-cell table:style-name="Tabla2.C10" office:value-type="string">
                  <text:p text:style-name="P10">(back space o retroceso)</text:p>
                </table:table-cell>
              </table:table-row>
              <table:table-row table:style-name="Tabla2.1">
                <table:table-cell table:style-name="Tabla2.A11" office:value-type="string">
                  <text:p text:style-name="P9">9</text:p>
                </table:table-cell>
                <table:table-cell table:style-name="Tabla2.B11" office:value-type="string">
                  <text:p text:style-name="P9">HT</text:p>
                </table:table-cell>
                <table:table-cell table:style-name="Tabla2.C11" office:value-type="string">
                  <text:p text:style-name="P10">(tabulador horizontal)</text:p>
                </table:table-cell>
              </table:table-row>
              <table:table-row table:style-name="Tabla2.1">
                <table:table-cell table:style-name="Tabla2.A12" office:value-type="string">
                  <text:p text:style-name="P9">10</text:p>
                </table:table-cell>
                <table:table-cell table:style-name="Tabla2.B12" office:value-type="string">
                  <text:p text:style-name="P9">LF</text:p>
                </table:table-cell>
                <table:table-cell table:style-name="Tabla2.C12" office:value-type="string">
                  <text:p text:style-name="P10">(salto de linea)</text:p>
                </table:table-cell>
              </table:table-row>
              <table:table-row table:style-name="Tabla2.1">
                <table:table-cell table:style-name="Tabla2.A13" office:value-type="string">
                  <text:p text:style-name="P9">11</text:p>
                </table:table-cell>
                <table:table-cell table:style-name="Tabla2.B13" office:value-type="string">
                  <text:p text:style-name="P9">VT</text:p>
                </table:table-cell>
                <table:table-cell table:style-name="Tabla2.C13" office:value-type="string">
                  <text:p text:style-name="P10">(tabulador vertical)</text:p>
                </table:table-cell>
              </table:table-row>
              <table:table-row table:style-name="Tabla2.1">
                <table:table-cell table:style-name="Tabla2.A14" office:value-type="string">
                  <text:p text:style-name="P9">12</text:p>
                </table:table-cell>
                <table:table-cell table:style-name="Tabla2.B14" office:value-type="string">
                  <text:p text:style-name="P9">FF</text:p>
                </table:table-cell>
                <table:table-cell table:style-name="Tabla2.C14" office:value-type="string">
                  <text:p text:style-name="P10">(form feed)</text:p>
                </table:table-cell>
              </table:table-row>
              <table:table-row table:style-name="Tabla2.1">
                <table:table-cell table:style-name="Tabla2.A15" office:value-type="string">
                  <text:p text:style-name="P9">13</text:p>
                </table:table-cell>
                <table:table-cell table:style-name="Tabla2.B15" office:value-type="string">
                  <text:p text:style-name="P9">CR</text:p>
                </table:table-cell>
                <table:table-cell table:style-name="Tabla2.C15" office:value-type="string">
                  <text:p text:style-name="P10">(retorno de carro)</text:p>
                </table:table-cell>
              </table:table-row>
              <table:table-row table:style-name="Tabla2.1">
                <table:table-cell table:style-name="Tabla2.A16" office:value-type="string">
                  <text:p text:style-name="P9">14</text:p>
                </table:table-cell>
                <table:table-cell table:style-name="Tabla2.B16" office:value-type="string">
                  <text:p text:style-name="P9">SO</text:p>
                </table:table-cell>
                <table:table-cell table:style-name="Tabla2.C16" office:value-type="string">
                  <text:p text:style-name="P10">(shift Out)</text:p>
                </table:table-cell>
              </table:table-row>
              <table:table-row table:style-name="Tabla2.1">
                <table:table-cell table:style-name="Tabla2.A17" office:value-type="string">
                  <text:p text:style-name="P9">15</text:p>
                </table:table-cell>
                <table:table-cell table:style-name="Tabla2.B17" office:value-type="string">
                  <text:p text:style-name="P9">SI</text:p>
                </table:table-cell>
                <table:table-cell table:style-name="Tabla2.C17" office:value-type="string">
                  <text:p text:style-name="P10">(shift In)</text:p>
                </table:table-cell>
              </table:table-row>
              <table:table-row table:style-name="Tabla2.1">
                <table:table-cell table:style-name="Tabla2.A18" office:value-type="string">
                  <text:p text:style-name="P9">16</text:p>
                </table:table-cell>
                <table:table-cell table:style-name="Tabla2.B18" office:value-type="string">
                  <text:p text:style-name="P9">DLE</text:p>
                </table:table-cell>
                <table:table-cell table:style-name="Tabla2.C18" office:value-type="string">
                  <text:p text:style-name="P10">(data link escape)</text:p>
                </table:table-cell>
              </table:table-row>
              <table:table-row table:style-name="Tabla2.1">
                <table:table-cell table:style-name="Tabla2.A19" office:value-type="string">
                  <text:p text:style-name="P9">17</text:p>
                </table:table-cell>
                <table:table-cell table:style-name="Tabla2.B19" office:value-type="string">
                  <text:p text:style-name="P9">DC1</text:p>
                </table:table-cell>
                <table:table-cell table:style-name="Tabla2.C19" office:value-type="string">
                  <text:p text:style-name="P10">(device control 1)</text:p>
                </table:table-cell>
              </table:table-row>
              <table:table-row table:style-name="Tabla2.1">
                <table:table-cell table:style-name="Tabla2.A20" office:value-type="string">
                  <text:p text:style-name="P9">18</text:p>
                </table:table-cell>
                <table:table-cell table:style-name="Tabla2.B20" office:value-type="string">
                  <text:p text:style-name="P9">DC2</text:p>
                </table:table-cell>
                <table:table-cell table:style-name="Tabla2.C20" office:value-type="string">
                  <text:p text:style-name="P10">(device control 2)</text:p>
                </table:table-cell>
              </table:table-row>
              <table:table-row table:style-name="Tabla2.1">
                <table:table-cell table:style-name="Tabla2.A21" office:value-type="string">
                  <text:p text:style-name="P9">19</text:p>
                </table:table-cell>
                <table:table-cell table:style-name="Tabla2.B21" office:value-type="string">
                  <text:p text:style-name="P9">DC3</text:p>
                </table:table-cell>
                <table:table-cell table:style-name="Tabla2.C21" office:value-type="string">
                  <text:p text:style-name="P10">(device control 3)</text:p>
                </table:table-cell>
              </table:table-row>
              <table:table-row table:style-name="Tabla2.1">
                <table:table-cell table:style-name="Tabla2.A22" office:value-type="string">
                  <text:p text:style-name="P9">20</text:p>
                </table:table-cell>
                <table:table-cell table:style-name="Tabla2.B22" office:value-type="string">
                  <text:p text:style-name="P9">DC4</text:p>
                </table:table-cell>
                <table:table-cell table:style-name="Tabla2.C22" office:value-type="string">
                  <text:p text:style-name="P10">(device control 4)</text:p>
                </table:table-cell>
              </table:table-row>
              <table:table-row table:style-name="Tabla2.1">
                <table:table-cell table:style-name="Tabla2.A23" office:value-type="string">
                  <text:p text:style-name="P9">21</text:p>
                </table:table-cell>
                <table:table-cell table:style-name="Tabla2.B23" office:value-type="string">
                  <text:p text:style-name="P9">NAK</text:p>
                </table:table-cell>
                <table:table-cell table:style-name="Tabla2.C23" office:value-type="string">
                  <text:p text:style-name="P10">(negative acknowledgement)</text:p>
                </table:table-cell>
              </table:table-row>
              <table:table-row table:style-name="Tabla2.1">
                <table:table-cell table:style-name="Tabla2.A24" office:value-type="string">
                  <text:p text:style-name="P9">22</text:p>
                </table:table-cell>
                <table:table-cell table:style-name="Tabla2.B24" office:value-type="string">
                  <text:p text:style-name="P9">SYN</text:p>
                </table:table-cell>
                <table:table-cell table:style-name="Tabla2.C24" office:value-type="string">
                  <text:p text:style-name="P10">(synchronous idle)</text:p>
                </table:table-cell>
              </table:table-row>
              <table:table-row table:style-name="Tabla2.1">
                <table:table-cell table:style-name="Tabla2.A25" office:value-type="string">
                  <text:p text:style-name="P9">23</text:p>
                </table:table-cell>
                <table:table-cell table:style-name="Tabla2.B25" office:value-type="string">
                  <text:p text:style-name="P9">ETB</text:p>
                </table:table-cell>
                <table:table-cell table:style-name="Tabla2.C25" office:value-type="string">
                  <text:p text:style-name="P10">(end of trans. block)</text:p>
                </table:table-cell>
              </table:table-row>
              <table:table-row table:style-name="Tabla2.1">
                <table:table-cell table:style-name="Tabla2.A26" office:value-type="string">
                  <text:p text:style-name="P9">24</text:p>
                </table:table-cell>
                <table:table-cell table:style-name="Tabla2.B26" office:value-type="string">
                  <text:p text:style-name="P9">CAN</text:p>
                </table:table-cell>
                <table:table-cell table:style-name="Tabla2.C26" office:value-type="string">
                  <text:p text:style-name="P10">(cancel)</text:p>
                </table:table-cell>
              </table:table-row>
              <table:table-row table:style-name="Tabla2.1">
                <table:table-cell table:style-name="Tabla2.A27" office:value-type="string">
                  <text:p text:style-name="P9">25</text:p>
                </table:table-cell>
                <table:table-cell table:style-name="Tabla2.B27" office:value-type="string">
                  <text:p text:style-name="P9">EM</text:p>
                </table:table-cell>
                <table:table-cell table:style-name="Tabla2.C27" office:value-type="string">
                  <text:p text:style-name="P10">(end of medium)</text:p>
                </table:table-cell>
              </table:table-row>
              <table:table-row table:style-name="Tabla2.1">
                <table:table-cell table:style-name="Tabla2.A28" office:value-type="string">
                  <text:p text:style-name="P9">26</text:p>
                </table:table-cell>
                <table:table-cell table:style-name="Tabla2.B28" office:value-type="string">
                  <text:p text:style-name="P9">SUB</text:p>
                </table:table-cell>
                <table:table-cell table:style-name="Tabla2.C28" office:value-type="string">
                  <text:p text:style-name="P10">(substitute)</text:p>
                </table:table-cell>
              </table:table-row>
              <table:table-row table:style-name="Tabla2.1">
                <table:table-cell table:style-name="Tabla2.A29" office:value-type="string">
                  <text:p text:style-name="P9">27</text:p>
                </table:table-cell>
                <table:table-cell table:style-name="Tabla2.B29" office:value-type="string">
                  <text:p text:style-name="P9">ESC</text:p>
                </table:table-cell>
                <table:table-cell table:style-name="Tabla2.C29" office:value-type="string">
                  <text:p text:style-name="P10">(escape)</text:p>
                </table:table-cell>
              </table:table-row>
              <table:table-row table:style-name="Tabla2.1">
                <table:table-cell table:style-name="Tabla2.A30" office:value-type="string">
                  <text:p text:style-name="P9">28</text:p>
                </table:table-cell>
                <table:table-cell table:style-name="Tabla2.B30" office:value-type="string">
                  <text:p text:style-name="P9">FS</text:p>
                </table:table-cell>
                <table:table-cell table:style-name="Tabla2.C30" office:value-type="string">
                  <text:p text:style-name="P10">(file separator)</text:p>
                </table:table-cell>
              </table:table-row>
              <table:table-row table:style-name="Tabla2.1">
                <table:table-cell table:style-name="Tabla2.A31" office:value-type="string">
                  <text:p text:style-name="P9">29</text:p>
                </table:table-cell>
                <table:table-cell table:style-name="Tabla2.B31" office:value-type="string">
                  <text:p text:style-name="P9">GS</text:p>
                </table:table-cell>
                <table:table-cell table:style-name="Tabla2.C31" office:value-type="string">
                  <text:p text:style-name="P10">(group separator)</text:p>
                </table:table-cell>
              </table:table-row>
              <table:table-row table:style-name="Tabla2.1">
                <table:table-cell table:style-name="Tabla2.A32" office:value-type="string">
                  <text:p text:style-name="P9">30</text:p>
                </table:table-cell>
                <table:table-cell table:style-name="Tabla2.B32" office:value-type="string">
                  <text:p text:style-name="P9">RS</text:p>
                </table:table-cell>
                <table:table-cell table:style-name="Tabla2.C32" office:value-type="string">
                  <text:p text:style-name="P10">(record separator)</text:p>
                </table:table-cell>
              </table:table-row>
              <table:table-row table:style-name="Tabla2.1">
                <table:table-cell table:style-name="Tabla2.A33" office:value-type="string">
                  <text:p text:style-name="P9">31</text:p>
                </table:table-cell>
                <table:table-cell table:style-name="Tabla2.B33" office:value-type="string">
                  <text:p text:style-name="P9">US</text:p>
                </table:table-cell>
                <table:table-cell table:style-name="Tabla2.C33" office:value-type="string">
                  <text:p text:style-name="P10">(unit separator)</text:p>
                </table:table-cell>
              </table:table-row>
              <table:table-row table:style-name="Tabla2.1">
                <table:table-cell table:style-name="Tabla2.A34" office:value-type="string">
                  <text:p text:style-name="P9">32</text:p>
                </table:table-cell>
                <table:table-cell table:style-name="Tabla2.B34" office:value-type="string">
                  <text:p text:style-name="P11"/>
                </table:table-cell>
                <table:table-cell table:style-name="Tabla2.C34" office:value-type="string">
                  <text:p text:style-name="P10">(espacio en blanco)</text:p>
                </table:table-cell>
              </table:table-row>
              <table:table-row table:style-name="Tabla2.1">
                <table:table-cell table:style-name="Tabla2.A35" office:value-type="string">
                  <text:p text:style-name="P9">33</text:p>
                </table:table-cell>
                <table:table-cell table:style-name="Tabla2.B35" office:value-type="string">
                  <text:p text:style-name="P9">!</text:p>
                </table:table-cell>
                <table:table-cell table:style-name="Tabla2.C35" office:value-type="string">
                  <text:p text:style-name="P10">(signo de admiración)</text:p>
                </table:table-cell>
              </table:table-row>
              <table:table-row table:style-name="Tabla2.1">
                <table:table-cell table:style-name="Tabla2.A36" office:value-type="string">
                  <text:p text:style-name="P9">34</text:p>
                </table:table-cell>
                <table:table-cell table:style-name="Tabla2.B36" office:value-type="string">
                  <text:p text:style-name="P9">"</text:p>
                </table:table-cell>
                <table:table-cell table:style-name="Tabla2.C36" office:value-type="string">
                  <text:p text:style-name="P10">(comillas dobles)</text:p>
                </table:table-cell>
              </table:table-row>
              <table:table-row table:style-name="Tabla2.1">
                <table:table-cell table:style-name="Tabla2.A37" office:value-type="string">
                  <text:p text:style-name="P9">35</text:p>
                </table:table-cell>
                <table:table-cell table:style-name="Tabla2.B37" office:value-type="string">
                  <text:p text:style-name="P9">#</text:p>
                </table:table-cell>
                <table:table-cell table:style-name="Tabla2.C37" office:value-type="string">
                  <text:p text:style-name="P10">(numeral)</text:p>
                </table:table-cell>
              </table:table-row>
              <table:table-row table:style-name="Tabla2.1">
                <table:table-cell table:style-name="Tabla2.A38" office:value-type="string">
                  <text:p text:style-name="P9">36</text:p>
                </table:table-cell>
                <table:table-cell table:style-name="Tabla2.B38" office:value-type="string">
                  <text:p text:style-name="P9">$</text:p>
                </table:table-cell>
                <table:table-cell table:style-name="Tabla2.C38" office:value-type="string">
                  <text:p text:style-name="P10">(signo pesos)</text:p>
                </table:table-cell>
              </table:table-row>
              <table:table-row table:style-name="Tabla2.1">
                <table:table-cell table:style-name="Tabla2.A39" office:value-type="string">
                  <text:p text:style-name="P9">37</text:p>
                </table:table-cell>
                <table:table-cell table:style-name="Tabla2.B39" office:value-type="string">
                  <text:p text:style-name="P9">%</text:p>
                </table:table-cell>
                <table:table-cell table:style-name="Tabla2.C39" office:value-type="string">
                  <text:p text:style-name="P10">(por ciento)</text:p>
                </table:table-cell>
              </table:table-row>
              <table:table-row table:style-name="Tabla2.1">
                <table:table-cell table:style-name="Tabla2.A40" office:value-type="string">
                  <text:p text:style-name="P9">38</text:p>
                </table:table-cell>
                <table:table-cell table:style-name="Tabla2.B40" office:value-type="string">
                  <text:p text:style-name="P9">&amp;</text:p>
                </table:table-cell>
                <table:table-cell table:style-name="Tabla2.C40" office:value-type="string">
                  <text:p text:style-name="P10">(anpersand)</text:p>
                </table:table-cell>
              </table:table-row>
              <table:table-row table:style-name="Tabla2.1">
                <table:table-cell table:style-name="Tabla2.A41" office:value-type="string">
                  <text:p text:style-name="P9">39</text:p>
                </table:table-cell>
                <table:table-cell table:style-name="Tabla2.B41" office:value-type="string">
                  <text:p text:style-name="P9">'</text:p>
                </table:table-cell>
                <table:table-cell table:style-name="Tabla2.C41" office:value-type="string">
                  <text:p text:style-name="P10">(comilla simple)</text:p>
                </table:table-cell>
              </table:table-row>
              <table:table-row table:style-name="Tabla2.1">
                <table:table-cell table:style-name="Tabla2.A42" office:value-type="string">
                  <text:p text:style-name="P9">40</text:p>
                </table:table-cell>
                <table:table-cell table:style-name="Tabla2.B42" office:value-type="string">
                  <text:p text:style-name="P9">(</text:p>
                </table:table-cell>
                <table:table-cell table:style-name="Tabla2.C42" office:value-type="string">
                  <text:p text:style-name="P10">(abre paréntesis)</text:p>
                </table:table-cell>
              </table:table-row>
              <table:table-row table:style-name="Tabla2.1">
                <table:table-cell table:style-name="Tabla2.A43" office:value-type="string">
                  <text:p text:style-name="P9">41</text:p>
                </table:table-cell>
                <table:table-cell table:style-name="Tabla2.B43" office:value-type="string">
                  <text:p text:style-name="P9">)</text:p>
                </table:table-cell>
                <table:table-cell table:style-name="Tabla2.C43" office:value-type="string">
                  <text:p text:style-name="P10">(cierra paréntesis)</text:p>
                </table:table-cell>
              </table:table-row>
              <table:table-row table:style-name="Tabla2.1">
                <table:table-cell table:style-name="Tabla2.A44" office:value-type="string">
                  <text:p text:style-name="P9">42</text:p>
                </table:table-cell>
                <table:table-cell table:style-name="Tabla2.B44" office:value-type="string">
                  <text:p text:style-name="P9">*</text:p>
                </table:table-cell>
                <table:table-cell table:style-name="Tabla2.C44" office:value-type="string">
                  <text:p text:style-name="P10">(asterisco)</text:p>
                </table:table-cell>
              </table:table-row>
              <table:table-row table:style-name="Tabla2.1">
                <table:table-cell table:style-name="Tabla2.A45" office:value-type="string">
                  <text:p text:style-name="P9">43</text:p>
                </table:table-cell>
                <table:table-cell table:style-name="Tabla2.B45" office:value-type="string">
                  <text:p text:style-name="P9">+</text:p>
                </table:table-cell>
                <table:table-cell table:style-name="Tabla2.C45" office:value-type="string">
                  <text:p text:style-name="P10">(signo mas)</text:p>
                </table:table-cell>
              </table:table-row>
              <table:table-row table:style-name="Tabla2.1">
                <table:table-cell table:style-name="Tabla2.A46" office:value-type="string">
                  <text:p text:style-name="P9">44</text:p>
                </table:table-cell>
                <table:table-cell table:style-name="Tabla2.B46" office:value-type="string">
                  <text:p text:style-name="P9">,</text:p>
                </table:table-cell>
                <table:table-cell table:style-name="Tabla2.C46" office:value-type="string">
                  <text:p text:style-name="P10">(coma)</text:p>
                </table:table-cell>
              </table:table-row>
              <table:table-row table:style-name="Tabla2.1">
                <table:table-cell table:style-name="Tabla2.A47" office:value-type="string">
                  <text:p text:style-name="P9">45</text:p>
                </table:table-cell>
                <table:table-cell table:style-name="Tabla2.B47" office:value-type="string">
                  <text:p text:style-name="P9">-</text:p>
                </table:table-cell>
                <table:table-cell table:style-name="Tabla2.C47" office:value-type="string">
                  <text:p text:style-name="P10">(signo menos)</text:p>
                </table:table-cell>
              </table:table-row>
              <table:table-row table:style-name="Tabla2.1">
                <table:table-cell table:style-name="Tabla2.A48" office:value-type="string">
                  <text:p text:style-name="P9">46</text:p>
                </table:table-cell>
                <table:table-cell table:style-name="Tabla2.B48" office:value-type="string">
                  <text:p text:style-name="P9">.</text:p>
                </table:table-cell>
                <table:table-cell table:style-name="Tabla2.C48" office:value-type="string">
                  <text:p text:style-name="P10">(punto)</text:p>
                </table:table-cell>
              </table:table-row>
              <table:table-row table:style-name="Tabla2.1">
                <table:table-cell table:style-name="Tabla2.A49" office:value-type="string">
                  <text:p text:style-name="P9">47</text:p>
                </table:table-cell>
                <table:table-cell table:style-name="Tabla2.B49" office:value-type="string">
                  <text:p text:style-name="P9">/</text:p>
                </table:table-cell>
                <table:table-cell table:style-name="Tabla2.C49" office:value-type="string">
                  <text:p text:style-name="P10">(barra inclinada)</text:p>
                </table:table-cell>
              </table:table-row>
              <table:table-row table:style-name="Tabla2.1">
                <table:table-cell table:style-name="Tabla2.A50" office:value-type="string">
                  <text:p text:style-name="P9">48</text:p>
                </table:table-cell>
                <table:table-cell table:style-name="Tabla2.B50" office:value-type="string">
                  <text:p text:style-name="P9">0</text:p>
                </table:table-cell>
                <table:table-cell table:style-name="Tabla2.C50" office:value-type="string">
                  <text:p text:style-name="P10">(cero)</text:p>
                </table:table-cell>
              </table:table-row>
              <table:table-row table:style-name="Tabla2.1">
                <table:table-cell table:style-name="Tabla2.A51" office:value-type="string">
                  <text:p text:style-name="P9">49</text:p>
                </table:table-cell>
                <table:table-cell table:style-name="Tabla2.B51" office:value-type="string">
                  <text:p text:style-name="P9">1</text:p>
                </table:table-cell>
                <table:table-cell table:style-name="Tabla2.C51" office:value-type="string">
                  <text:p text:style-name="P10">(uno)</text:p>
                </table:table-cell>
              </table:table-row>
              <table:table-row table:style-name="Tabla2.1">
                <table:table-cell table:style-name="Tabla2.A52" office:value-type="string">
                  <text:p text:style-name="P9">50</text:p>
                </table:table-cell>
                <table:table-cell table:style-name="Tabla2.B52" office:value-type="string">
                  <text:p text:style-name="P9">2</text:p>
                </table:table-cell>
                <table:table-cell table:style-name="Tabla2.C52" office:value-type="string">
                  <text:p text:style-name="P10">(dos)</text:p>
                </table:table-cell>
              </table:table-row>
              <table:table-row table:style-name="Tabla2.1">
                <table:table-cell table:style-name="Tabla2.A53" office:value-type="string">
                  <text:p text:style-name="P9">51</text:p>
                </table:table-cell>
                <table:table-cell table:style-name="Tabla2.B53" office:value-type="string">
                  <text:p text:style-name="P9">3</text:p>
                </table:table-cell>
                <table:table-cell table:style-name="Tabla2.C53" office:value-type="string">
                  <text:p text:style-name="P10">(tres)</text:p>
                </table:table-cell>
              </table:table-row>
              <table:table-row table:style-name="Tabla2.1">
                <table:table-cell table:style-name="Tabla2.A54" office:value-type="string">
                  <text:p text:style-name="P9">52</text:p>
                </table:table-cell>
                <table:table-cell table:style-name="Tabla2.B54" office:value-type="string">
                  <text:p text:style-name="P9">4</text:p>
                </table:table-cell>
                <table:table-cell table:style-name="Tabla2.C54" office:value-type="string">
                  <text:p text:style-name="P10">(cuatro)</text:p>
                </table:table-cell>
              </table:table-row>
              <table:table-row table:style-name="Tabla2.1">
                <table:table-cell table:style-name="Tabla2.A55" office:value-type="string">
                  <text:p text:style-name="P9">53</text:p>
                </table:table-cell>
                <table:table-cell table:style-name="Tabla2.B55" office:value-type="string">
                  <text:p text:style-name="P9">5</text:p>
                </table:table-cell>
                <table:table-cell table:style-name="Tabla2.C55" office:value-type="string">
                  <text:p text:style-name="P10">(cinco)</text:p>
                </table:table-cell>
              </table:table-row>
              <table:table-row table:style-name="Tabla2.1">
                <table:table-cell table:style-name="Tabla2.A56" office:value-type="string">
                  <text:p text:style-name="P9">54</text:p>
                </table:table-cell>
                <table:table-cell table:style-name="Tabla2.B56" office:value-type="string">
                  <text:p text:style-name="P9">6</text:p>
                </table:table-cell>
                <table:table-cell table:style-name="Tabla2.C56" office:value-type="string">
                  <text:p text:style-name="P10">(seis)</text:p>
                </table:table-cell>
              </table:table-row>
              <table:table-row table:style-name="Tabla2.1">
                <table:table-cell table:style-name="Tabla2.A57" office:value-type="string">
                  <text:p text:style-name="P9">55</text:p>
                </table:table-cell>
                <table:table-cell table:style-name="Tabla2.B57" office:value-type="string">
                  <text:p text:style-name="P9">7</text:p>
                </table:table-cell>
                <table:table-cell table:style-name="Tabla2.C57" office:value-type="string">
                  <text:p text:style-name="P10">(siete)</text:p>
                </table:table-cell>
              </table:table-row>
              <table:table-row table:style-name="Tabla2.1">
                <table:table-cell table:style-name="Tabla2.A58" office:value-type="string">
                  <text:p text:style-name="P9">56</text:p>
                </table:table-cell>
                <table:table-cell table:style-name="Tabla2.B58" office:value-type="string">
                  <text:p text:style-name="P9">8</text:p>
                </table:table-cell>
                <table:table-cell table:style-name="Tabla2.C58" office:value-type="string">
                  <text:p text:style-name="P10">(ocho)</text:p>
                </table:table-cell>
              </table:table-row>
              <table:table-row table:style-name="Tabla2.1">
                <table:table-cell table:style-name="Tabla2.A59" office:value-type="string">
                  <text:p text:style-name="P9">57</text:p>
                </table:table-cell>
                <table:table-cell table:style-name="Tabla2.B59" office:value-type="string">
                  <text:p text:style-name="P9">9</text:p>
                </table:table-cell>
                <table:table-cell table:style-name="Tabla2.C59" office:value-type="string">
                  <text:p text:style-name="P10">(nueve)</text:p>
                </table:table-cell>
              </table:table-row>
              <table:table-row table:style-name="Tabla2.1">
                <table:table-cell table:style-name="Tabla2.A60" office:value-type="string">
                  <text:p text:style-name="P9">58</text:p>
                </table:table-cell>
                <table:table-cell table:style-name="Tabla2.B60" office:value-type="string">
                  <text:p text:style-name="P9">:</text:p>
                </table:table-cell>
                <table:table-cell table:style-name="Tabla2.C60" office:value-type="string">
                  <text:p text:style-name="P10">(dos puntos)</text:p>
                </table:table-cell>
              </table:table-row>
              <table:table-row table:style-name="Tabla2.1">
                <table:table-cell table:style-name="Tabla2.A61" office:value-type="string">
                  <text:p text:style-name="P9">59</text:p>
                </table:table-cell>
                <table:table-cell table:style-name="Tabla2.B61" office:value-type="string">
                  <text:p text:style-name="P9">;</text:p>
                </table:table-cell>
                <table:table-cell table:style-name="Tabla2.C61" office:value-type="string">
                  <text:p text:style-name="P10">(punto y coma)</text:p>
                </table:table-cell>
              </table:table-row>
              <table:table-row table:style-name="Tabla2.1">
                <table:table-cell table:style-name="Tabla2.A62" office:value-type="string">
                  <text:p text:style-name="P9">60</text:p>
                </table:table-cell>
                <table:table-cell table:style-name="Tabla2.B62" office:value-type="string">
                  <text:p text:style-name="P9">&lt;</text:p>
                </table:table-cell>
                <table:table-cell table:style-name="Tabla2.C62" office:value-type="string">
                  <text:p text:style-name="P10">(mayor que )</text:p>
                </table:table-cell>
              </table:table-row>
              <table:table-row table:style-name="Tabla2.1">
                <table:table-cell table:style-name="Tabla2.A63" office:value-type="string">
                  <text:p text:style-name="P9">61</text:p>
                </table:table-cell>
                <table:table-cell table:style-name="Tabla2.B63" office:value-type="string">
                  <text:p text:style-name="P9">=</text:p>
                </table:table-cell>
                <table:table-cell table:style-name="Tabla2.C63" office:value-type="string">
                  <text:p text:style-name="P10">(igual que)</text:p>
                </table:table-cell>
              </table:table-row>
              <table:table-row table:style-name="Tabla2.1">
                <table:table-cell table:style-name="Tabla2.A64" office:value-type="string">
                  <text:p text:style-name="P9">62</text:p>
                </table:table-cell>
                <table:table-cell table:style-name="Tabla2.B64" office:value-type="string">
                  <text:p text:style-name="P9">&gt;</text:p>
                </table:table-cell>
                <table:table-cell table:style-name="Tabla2.C64" office:value-type="string">
                  <text:p text:style-name="P10">(menos que)</text:p>
                </table:table-cell>
              </table:table-row>
              <table:table-row table:style-name="Tabla2.1">
                <table:table-cell table:style-name="Tabla2.A65" office:value-type="string">
                  <text:p text:style-name="P9">63</text:p>
                </table:table-cell>
                <table:table-cell table:style-name="Tabla2.B65" office:value-type="string">
                  <text:p text:style-name="P9">?</text:p>
                </table:table-cell>
                <table:table-cell table:style-name="Tabla2.C65" office:value-type="string">
                  <text:p text:style-name="P10">(cierra signo interrogación)</text:p>
                </table:table-cell>
              </table:table-row>
              <table:table-row table:style-name="Tabla2.1">
                <table:table-cell table:style-name="Tabla2.A66" office:value-type="string">
                  <text:p text:style-name="P9">64</text:p>
                </table:table-cell>
                <table:table-cell table:style-name="Tabla2.B66" office:value-type="string">
                  <text:p text:style-name="P9">@</text:p>
                </table:table-cell>
                <table:table-cell table:style-name="Tabla2.C66" office:value-type="string">
                  <text:p text:style-name="P10">arroba</text:p>
                </table:table-cell>
              </table:table-row>
              <table:table-row table:style-name="Tabla2.1">
                <table:table-cell table:style-name="Tabla2.A67" office:value-type="string">
                  <text:p text:style-name="P9">65</text:p>
                </table:table-cell>
                <table:table-cell table:style-name="Tabla2.B67" office:value-type="string">
                  <text:p text:style-name="P9">A</text:p>
                </table:table-cell>
                <table:table-cell table:style-name="Tabla2.C67" office:value-type="string">
                  <text:p text:style-name="P10">(letra A mayúscula)</text:p>
                </table:table-cell>
              </table:table-row>
              <text:soft-page-break/>
              <table:table-row table:style-name="Tabla2.1">
                <table:table-cell table:style-name="Tabla2.A68" office:value-type="string">
                  <text:p text:style-name="P9">66</text:p>
                </table:table-cell>
                <table:table-cell table:style-name="Tabla2.B68" office:value-type="string">
                  <text:p text:style-name="P9">B</text:p>
                </table:table-cell>
                <table:table-cell table:style-name="Tabla2.C68" office:value-type="string">
                  <text:p text:style-name="P10">(letra B mayúscula)</text:p>
                </table:table-cell>
              </table:table-row>
              <table:table-row table:style-name="Tabla2.1">
                <table:table-cell table:style-name="Tabla2.A69" office:value-type="string">
                  <text:p text:style-name="P9">67</text:p>
                </table:table-cell>
                <table:table-cell table:style-name="Tabla2.B69" office:value-type="string">
                  <text:p text:style-name="P9">C</text:p>
                </table:table-cell>
                <table:table-cell table:style-name="Tabla2.C69" office:value-type="string">
                  <text:p text:style-name="P10">(letra C mayúscula)</text:p>
                </table:table-cell>
              </table:table-row>
              <table:table-row table:style-name="Tabla2.1">
                <table:table-cell table:style-name="Tabla2.A70" office:value-type="string">
                  <text:p text:style-name="P9">68</text:p>
                </table:table-cell>
                <table:table-cell table:style-name="Tabla2.B70" office:value-type="string">
                  <text:p text:style-name="P9">D</text:p>
                </table:table-cell>
                <table:table-cell table:style-name="Tabla2.C70" office:value-type="string">
                  <text:p text:style-name="P10">(letra D mayúscula)</text:p>
                </table:table-cell>
              </table:table-row>
              <table:table-row table:style-name="Tabla2.1">
                <table:table-cell table:style-name="Tabla2.A71" office:value-type="string">
                  <text:p text:style-name="P9">69</text:p>
                </table:table-cell>
                <table:table-cell table:style-name="Tabla2.B71" office:value-type="string">
                  <text:p text:style-name="P9">E</text:p>
                </table:table-cell>
                <table:table-cell table:style-name="Tabla2.C71" office:value-type="string">
                  <text:p text:style-name="P10">(letra E mayúscula)</text:p>
                </table:table-cell>
              </table:table-row>
              <table:table-row table:style-name="Tabla2.1">
                <table:table-cell table:style-name="Tabla2.A72" office:value-type="string">
                  <text:p text:style-name="P9">70</text:p>
                </table:table-cell>
                <table:table-cell table:style-name="Tabla2.B72" office:value-type="string">
                  <text:p text:style-name="P9">F</text:p>
                </table:table-cell>
                <table:table-cell table:style-name="Tabla2.C72" office:value-type="string">
                  <text:p text:style-name="P10">(letra F mayúscula)</text:p>
                </table:table-cell>
              </table:table-row>
              <table:table-row table:style-name="Tabla2.1">
                <table:table-cell table:style-name="Tabla2.A73" office:value-type="string">
                  <text:p text:style-name="P9">71</text:p>
                </table:table-cell>
                <table:table-cell table:style-name="Tabla2.B73" office:value-type="string">
                  <text:p text:style-name="P9">G</text:p>
                </table:table-cell>
                <table:table-cell table:style-name="Tabla2.C73" office:value-type="string">
                  <text:p text:style-name="P10">(letra G mayúscula)</text:p>
                </table:table-cell>
              </table:table-row>
              <table:table-row table:style-name="Tabla2.1">
                <table:table-cell table:style-name="Tabla2.A74" office:value-type="string">
                  <text:p text:style-name="P9">72</text:p>
                </table:table-cell>
                <table:table-cell table:style-name="Tabla2.B74" office:value-type="string">
                  <text:p text:style-name="P9">H</text:p>
                </table:table-cell>
                <table:table-cell table:style-name="Tabla2.C74" office:value-type="string">
                  <text:p text:style-name="P10">(letra H mayúscula)</text:p>
                </table:table-cell>
              </table:table-row>
              <table:table-row table:style-name="Tabla2.1">
                <table:table-cell table:style-name="Tabla2.A75" office:value-type="string">
                  <text:p text:style-name="P9">73</text:p>
                </table:table-cell>
                <table:table-cell table:style-name="Tabla2.B75" office:value-type="string">
                  <text:p text:style-name="P9">I</text:p>
                </table:table-cell>
                <table:table-cell table:style-name="Tabla2.C75" office:value-type="string">
                  <text:p text:style-name="P10">(letra I mayúscula)</text:p>
                </table:table-cell>
              </table:table-row>
              <table:table-row table:style-name="Tabla2.1">
                <table:table-cell table:style-name="Tabla2.A76" office:value-type="string">
                  <text:p text:style-name="P9">74</text:p>
                </table:table-cell>
                <table:table-cell table:style-name="Tabla2.B76" office:value-type="string">
                  <text:p text:style-name="P9">J</text:p>
                </table:table-cell>
                <table:table-cell table:style-name="Tabla2.C76" office:value-type="string">
                  <text:p text:style-name="P10">(letra J mayúscula)</text:p>
                </table:table-cell>
              </table:table-row>
              <table:table-row table:style-name="Tabla2.1">
                <table:table-cell table:style-name="Tabla2.A77" office:value-type="string">
                  <text:p text:style-name="P9">75</text:p>
                </table:table-cell>
                <table:table-cell table:style-name="Tabla2.B77" office:value-type="string">
                  <text:p text:style-name="P9">K</text:p>
                </table:table-cell>
                <table:table-cell table:style-name="Tabla2.C77" office:value-type="string">
                  <text:p text:style-name="P10">(letra K mayúscula)</text:p>
                </table:table-cell>
              </table:table-row>
              <table:table-row table:style-name="Tabla2.1">
                <table:table-cell table:style-name="Tabla2.A78" office:value-type="string">
                  <text:p text:style-name="P9">76</text:p>
                </table:table-cell>
                <table:table-cell table:style-name="Tabla2.B78" office:value-type="string">
                  <text:p text:style-name="P9">L</text:p>
                </table:table-cell>
                <table:table-cell table:style-name="Tabla2.C78" office:value-type="string">
                  <text:p text:style-name="P10">(letra L mayúscula)</text:p>
                </table:table-cell>
              </table:table-row>
              <table:table-row table:style-name="Tabla2.1">
                <table:table-cell table:style-name="Tabla2.A79" office:value-type="string">
                  <text:p text:style-name="P9">77</text:p>
                </table:table-cell>
                <table:table-cell table:style-name="Tabla2.B79" office:value-type="string">
                  <text:p text:style-name="P9">M</text:p>
                </table:table-cell>
                <table:table-cell table:style-name="Tabla2.C79" office:value-type="string">
                  <text:p text:style-name="P10">(letra M mayúscula)</text:p>
                </table:table-cell>
              </table:table-row>
              <table:table-row table:style-name="Tabla2.1">
                <table:table-cell table:style-name="Tabla2.A80" office:value-type="string">
                  <text:p text:style-name="P9">78</text:p>
                </table:table-cell>
                <table:table-cell table:style-name="Tabla2.B80" office:value-type="string">
                  <text:p text:style-name="P9">N</text:p>
                </table:table-cell>
                <table:table-cell table:style-name="Tabla2.C80" office:value-type="string">
                  <text:p text:style-name="P10">(letra N mayúscula)</text:p>
                </table:table-cell>
              </table:table-row>
              <table:table-row table:style-name="Tabla2.1">
                <table:table-cell table:style-name="Tabla2.A81" office:value-type="string">
                  <text:p text:style-name="P9">79</text:p>
                </table:table-cell>
                <table:table-cell table:style-name="Tabla2.B81" office:value-type="string">
                  <text:p text:style-name="P9">O</text:p>
                </table:table-cell>
                <table:table-cell table:style-name="Tabla2.C81" office:value-type="string">
                  <text:p text:style-name="P10">(letra O mayúscula)</text:p>
                </table:table-cell>
              </table:table-row>
              <table:table-row table:style-name="Tabla2.1">
                <table:table-cell table:style-name="Tabla2.A82" office:value-type="string">
                  <text:p text:style-name="P9">80</text:p>
                </table:table-cell>
                <table:table-cell table:style-name="Tabla2.B82" office:value-type="string">
                  <text:p text:style-name="P9">P</text:p>
                </table:table-cell>
                <table:table-cell table:style-name="Tabla2.C82" office:value-type="string">
                  <text:p text:style-name="P10">(letra P mayúscula)</text:p>
                </table:table-cell>
              </table:table-row>
              <table:table-row table:style-name="Tabla2.1">
                <table:table-cell table:style-name="Tabla2.A83" office:value-type="string">
                  <text:p text:style-name="P9">81</text:p>
                </table:table-cell>
                <table:table-cell table:style-name="Tabla2.B83" office:value-type="string">
                  <text:p text:style-name="P9">Q</text:p>
                </table:table-cell>
                <table:table-cell table:style-name="Tabla2.C83" office:value-type="string">
                  <text:p text:style-name="P10">(letra Q mayúscula)</text:p>
                </table:table-cell>
              </table:table-row>
              <table:table-row table:style-name="Tabla2.1">
                <table:table-cell table:style-name="Tabla2.A84" office:value-type="string">
                  <text:p text:style-name="P9">82</text:p>
                </table:table-cell>
                <table:table-cell table:style-name="Tabla2.B84" office:value-type="string">
                  <text:p text:style-name="P9">R</text:p>
                </table:table-cell>
                <table:table-cell table:style-name="Tabla2.C84" office:value-type="string">
                  <text:p text:style-name="P10">(letra R mayúscula)</text:p>
                </table:table-cell>
              </table:table-row>
              <table:table-row table:style-name="Tabla2.1">
                <table:table-cell table:style-name="Tabla2.A85" office:value-type="string">
                  <text:p text:style-name="P9">83</text:p>
                </table:table-cell>
                <table:table-cell table:style-name="Tabla2.B85" office:value-type="string">
                  <text:p text:style-name="P9">S</text:p>
                </table:table-cell>
                <table:table-cell table:style-name="Tabla2.C85" office:value-type="string">
                  <text:p text:style-name="P10">(letra S mayúscula)</text:p>
                </table:table-cell>
              </table:table-row>
              <table:table-row table:style-name="Tabla2.1">
                <table:table-cell table:style-name="Tabla2.A86" office:value-type="string">
                  <text:p text:style-name="P9">84</text:p>
                </table:table-cell>
                <table:table-cell table:style-name="Tabla2.B86" office:value-type="string">
                  <text:p text:style-name="P9">T</text:p>
                </table:table-cell>
                <table:table-cell table:style-name="Tabla2.C86" office:value-type="string">
                  <text:p text:style-name="P10">(letra T mayúscula)</text:p>
                </table:table-cell>
              </table:table-row>
              <table:table-row table:style-name="Tabla2.1">
                <table:table-cell table:style-name="Tabla2.A87" office:value-type="string">
                  <text:p text:style-name="P9">85</text:p>
                </table:table-cell>
                <table:table-cell table:style-name="Tabla2.B87" office:value-type="string">
                  <text:p text:style-name="P9">U</text:p>
                </table:table-cell>
                <table:table-cell table:style-name="Tabla2.C87" office:value-type="string">
                  <text:p text:style-name="P10">(letra U mayúscula)</text:p>
                </table:table-cell>
              </table:table-row>
              <table:table-row table:style-name="Tabla2.1">
                <table:table-cell table:style-name="Tabla2.A88" office:value-type="string">
                  <text:p text:style-name="P9">86</text:p>
                </table:table-cell>
                <table:table-cell table:style-name="Tabla2.B88" office:value-type="string">
                  <text:p text:style-name="P9">V</text:p>
                </table:table-cell>
                <table:table-cell table:style-name="Tabla2.C88" office:value-type="string">
                  <text:p text:style-name="P10">(letra V mayúscula)</text:p>
                </table:table-cell>
              </table:table-row>
              <table:table-row table:style-name="Tabla2.1">
                <table:table-cell table:style-name="Tabla2.A89" office:value-type="string">
                  <text:p text:style-name="P9">87</text:p>
                </table:table-cell>
                <table:table-cell table:style-name="Tabla2.B89" office:value-type="string">
                  <text:p text:style-name="P9">W</text:p>
                </table:table-cell>
                <table:table-cell table:style-name="Tabla2.C89" office:value-type="string">
                  <text:p text:style-name="P10">(letra W mayúscula)</text:p>
                </table:table-cell>
              </table:table-row>
              <table:table-row table:style-name="Tabla2.1">
                <table:table-cell table:style-name="Tabla2.A90" office:value-type="string">
                  <text:p text:style-name="P9">88</text:p>
                </table:table-cell>
                <table:table-cell table:style-name="Tabla2.B90" office:value-type="string">
                  <text:p text:style-name="P9">X</text:p>
                </table:table-cell>
                <table:table-cell table:style-name="Tabla2.C90" office:value-type="string">
                  <text:p text:style-name="P10">(letra X mayúscula)</text:p>
                </table:table-cell>
              </table:table-row>
              <table:table-row table:style-name="Tabla2.1">
                <table:table-cell table:style-name="Tabla2.A91" office:value-type="string">
                  <text:p text:style-name="P9">89</text:p>
                </table:table-cell>
                <table:table-cell table:style-name="Tabla2.B91" office:value-type="string">
                  <text:p text:style-name="P9">Y</text:p>
                </table:table-cell>
                <table:table-cell table:style-name="Tabla2.C91" office:value-type="string">
                  <text:p text:style-name="P10">(letra Y mayúscula)</text:p>
                </table:table-cell>
              </table:table-row>
              <table:table-row table:style-name="Tabla2.1">
                <table:table-cell table:style-name="Tabla2.A92" office:value-type="string">
                  <text:p text:style-name="P9">90</text:p>
                </table:table-cell>
                <table:table-cell table:style-name="Tabla2.B92" office:value-type="string">
                  <text:p text:style-name="P9">Z</text:p>
                </table:table-cell>
                <table:table-cell table:style-name="Tabla2.C92" office:value-type="string">
                  <text:p text:style-name="P10">(letra Z mayúscula)</text:p>
                </table:table-cell>
              </table:table-row>
              <table:table-row table:style-name="Tabla2.1">
                <table:table-cell table:style-name="Tabla2.A93" office:value-type="string">
                  <text:p text:style-name="P9">91</text:p>
                </table:table-cell>
                <table:table-cell table:style-name="Tabla2.B93" office:value-type="string">
                  <text:p text:style-name="P9">[</text:p>
                </table:table-cell>
                <table:table-cell table:style-name="Tabla2.C93" office:value-type="string">
                  <text:p text:style-name="P10">(abre corchetes)</text:p>
                </table:table-cell>
              </table:table-row>
              <table:table-row table:style-name="Tabla2.1">
                <table:table-cell table:style-name="Tabla2.A94" office:value-type="string">
                  <text:p text:style-name="P9">92</text:p>
                </table:table-cell>
                <table:table-cell table:style-name="Tabla2.B94" office:value-type="string">
                  <text:p text:style-name="P9">\</text:p>
                </table:table-cell>
                <table:table-cell table:style-name="Tabla2.C94" office:value-type="string">
                  <text:p text:style-name="P10">(barra invertida)</text:p>
                </table:table-cell>
              </table:table-row>
              <table:table-row table:style-name="Tabla2.1">
                <table:table-cell table:style-name="Tabla2.A95" office:value-type="string">
                  <text:p text:style-name="P9">93</text:p>
                </table:table-cell>
                <table:table-cell table:style-name="Tabla2.B95" office:value-type="string">
                  <text:p text:style-name="P9">]</text:p>
                </table:table-cell>
                <table:table-cell table:style-name="Tabla2.C95" office:value-type="string">
                  <text:p text:style-name="P10">(cierra corchetes)</text:p>
                </table:table-cell>
              </table:table-row>
              <table:table-row table:style-name="Tabla2.1">
                <table:table-cell table:style-name="Tabla2.A96" office:value-type="string">
                  <text:p text:style-name="P9">94</text:p>
                </table:table-cell>
                <table:table-cell table:style-name="Tabla2.B96" office:value-type="string">
                  <text:p text:style-name="P9">^</text:p>
                </table:table-cell>
                <table:table-cell table:style-name="Tabla2.C96" office:value-type="string">
                  <text:p text:style-name="P10">(circunflejo)</text:p>
                </table:table-cell>
              </table:table-row>
              <table:table-row table:style-name="Tabla2.1">
                <table:table-cell table:style-name="Tabla2.A97" office:value-type="string">
                  <text:p text:style-name="P9">95</text:p>
                </table:table-cell>
                <table:table-cell table:style-name="Tabla2.B97" office:value-type="string">
                  <text:p text:style-name="P9">_</text:p>
                </table:table-cell>
                <table:table-cell table:style-name="Tabla2.C97" office:value-type="string">
                  <text:p text:style-name="P10">(guion bajo)</text:p>
                </table:table-cell>
              </table:table-row>
              <table:table-row table:style-name="Tabla2.1">
                <table:table-cell table:style-name="Tabla2.A98" office:value-type="string">
                  <text:p text:style-name="P9">96</text:p>
                </table:table-cell>
                <table:table-cell table:style-name="Tabla2.B98" office:value-type="string">
                  <text:p text:style-name="P9">`</text:p>
                </table:table-cell>
                <table:table-cell table:style-name="Tabla2.C98" office:value-type="string">
                  <text:p text:style-name="P10">(acento grave)</text:p>
                </table:table-cell>
              </table:table-row>
              <table:table-row table:style-name="Tabla2.1">
                <table:table-cell table:style-name="Tabla2.A99" office:value-type="string">
                  <text:p text:style-name="P9">97</text:p>
                </table:table-cell>
                <table:table-cell table:style-name="Tabla2.B99" office:value-type="string">
                  <text:p text:style-name="P9">a</text:p>
                </table:table-cell>
                <table:table-cell table:style-name="Tabla2.C99" office:value-type="string">
                  <text:p text:style-name="P10">(letra a minúscula)</text:p>
                </table:table-cell>
              </table:table-row>
              <table:table-row table:style-name="Tabla2.1">
                <table:table-cell table:style-name="Tabla2.A100" office:value-type="string">
                  <text:p text:style-name="P9">98</text:p>
                </table:table-cell>
                <table:table-cell table:style-name="Tabla2.B100" office:value-type="string">
                  <text:p text:style-name="P9">b</text:p>
                </table:table-cell>
                <table:table-cell table:style-name="Tabla2.C100" office:value-type="string">
                  <text:p text:style-name="P10">(letra b minúscula)</text:p>
                </table:table-cell>
              </table:table-row>
              <table:table-row table:style-name="Tabla2.1">
                <table:table-cell table:style-name="Tabla2.A101" office:value-type="string">
                  <text:p text:style-name="P9">99</text:p>
                </table:table-cell>
                <table:table-cell table:style-name="Tabla2.B101" office:value-type="string">
                  <text:p text:style-name="P9">c</text:p>
                </table:table-cell>
                <table:table-cell table:style-name="Tabla2.C101" office:value-type="string">
                  <text:p text:style-name="P10">(letra c minúscula)</text:p>
                </table:table-cell>
              </table:table-row>
              <table:table-row table:style-name="Tabla2.1">
                <table:table-cell table:style-name="Tabla2.A102" office:value-type="string">
                  <text:p text:style-name="P9">100</text:p>
                </table:table-cell>
                <table:table-cell table:style-name="Tabla2.B102" office:value-type="string">
                  <text:p text:style-name="P9">d</text:p>
                </table:table-cell>
                <table:table-cell table:style-name="Tabla2.C102" office:value-type="string">
                  <text:p text:style-name="P10">(letra d minúscula)</text:p>
                </table:table-cell>
              </table:table-row>
              <table:table-row table:style-name="Tabla2.1">
                <table:table-cell table:style-name="Tabla2.A103" office:value-type="string">
                  <text:p text:style-name="P9">101</text:p>
                </table:table-cell>
                <table:table-cell table:style-name="Tabla2.B103" office:value-type="string">
                  <text:p text:style-name="P9">e</text:p>
                </table:table-cell>
                <table:table-cell table:style-name="Tabla2.C103" office:value-type="string">
                  <text:p text:style-name="P10">(letra e minúscula)</text:p>
                </table:table-cell>
              </table:table-row>
              <table:table-row table:style-name="Tabla2.1">
                <table:table-cell table:style-name="Tabla2.A104" office:value-type="string">
                  <text:p text:style-name="P9">102</text:p>
                </table:table-cell>
                <table:table-cell table:style-name="Tabla2.B104" office:value-type="string">
                  <text:p text:style-name="P9">f</text:p>
                </table:table-cell>
                <table:table-cell table:style-name="Tabla2.C104" office:value-type="string">
                  <text:p text:style-name="P10">(letra f minúscula)</text:p>
                </table:table-cell>
              </table:table-row>
              <table:table-row table:style-name="Tabla2.1">
                <table:table-cell table:style-name="Tabla2.A105" office:value-type="string">
                  <text:p text:style-name="P9">103</text:p>
                </table:table-cell>
                <table:table-cell table:style-name="Tabla2.B105" office:value-type="string">
                  <text:p text:style-name="P9">g</text:p>
                </table:table-cell>
                <table:table-cell table:style-name="Tabla2.C105" office:value-type="string">
                  <text:p text:style-name="P10">(letra g minúscula)</text:p>
                </table:table-cell>
              </table:table-row>
              <table:table-row table:style-name="Tabla2.1">
                <table:table-cell table:style-name="Tabla2.A106" office:value-type="string">
                  <text:p text:style-name="P9">104</text:p>
                </table:table-cell>
                <table:table-cell table:style-name="Tabla2.B106" office:value-type="string">
                  <text:p text:style-name="P9">h</text:p>
                </table:table-cell>
                <table:table-cell table:style-name="Tabla2.C106" office:value-type="string">
                  <text:p text:style-name="P10">(letra h minúscula)</text:p>
                </table:table-cell>
              </table:table-row>
              <table:table-row table:style-name="Tabla2.1">
                <table:table-cell table:style-name="Tabla2.A107" office:value-type="string">
                  <text:p text:style-name="P9">105</text:p>
                </table:table-cell>
                <table:table-cell table:style-name="Tabla2.B107" office:value-type="string">
                  <text:p text:style-name="P9">i</text:p>
                </table:table-cell>
                <table:table-cell table:style-name="Tabla2.C107" office:value-type="string">
                  <text:p text:style-name="P10">(letra i minúscula)</text:p>
                </table:table-cell>
              </table:table-row>
              <table:table-row table:style-name="Tabla2.1">
                <table:table-cell table:style-name="Tabla2.A108" office:value-type="string">
                  <text:p text:style-name="P9">106</text:p>
                </table:table-cell>
                <table:table-cell table:style-name="Tabla2.B108" office:value-type="string">
                  <text:p text:style-name="P9">j</text:p>
                </table:table-cell>
                <table:table-cell table:style-name="Tabla2.C108" office:value-type="string">
                  <text:p text:style-name="P10">(letra j minúscula)</text:p>
                </table:table-cell>
              </table:table-row>
              <table:table-row table:style-name="Tabla2.1">
                <table:table-cell table:style-name="Tabla2.A109" office:value-type="string">
                  <text:p text:style-name="P9">107</text:p>
                </table:table-cell>
                <table:table-cell table:style-name="Tabla2.B109" office:value-type="string">
                  <text:p text:style-name="P9">k</text:p>
                </table:table-cell>
                <table:table-cell table:style-name="Tabla2.C109" office:value-type="string">
                  <text:p text:style-name="P10">(letra k minúscula)</text:p>
                </table:table-cell>
              </table:table-row>
              <table:table-row table:style-name="Tabla2.1">
                <table:table-cell table:style-name="Tabla2.A110" office:value-type="string">
                  <text:p text:style-name="P9">108</text:p>
                </table:table-cell>
                <table:table-cell table:style-name="Tabla2.B110" office:value-type="string">
                  <text:p text:style-name="P9">l</text:p>
                </table:table-cell>
                <table:table-cell table:style-name="Tabla2.C110" office:value-type="string">
                  <text:p text:style-name="P10">(letra l minúscula)</text:p>
                </table:table-cell>
              </table:table-row>
              <table:table-row table:style-name="Tabla2.1">
                <table:table-cell table:style-name="Tabla2.A111" office:value-type="string">
                  <text:p text:style-name="P9">109</text:p>
                </table:table-cell>
                <table:table-cell table:style-name="Tabla2.B111" office:value-type="string">
                  <text:p text:style-name="P9">m</text:p>
                </table:table-cell>
                <table:table-cell table:style-name="Tabla2.C111" office:value-type="string">
                  <text:p text:style-name="P10">(letra m minúscula)</text:p>
                </table:table-cell>
              </table:table-row>
              <table:table-row table:style-name="Tabla2.1">
                <table:table-cell table:style-name="Tabla2.A112" office:value-type="string">
                  <text:p text:style-name="P9">110</text:p>
                </table:table-cell>
                <table:table-cell table:style-name="Tabla2.B112" office:value-type="string">
                  <text:p text:style-name="P9">n</text:p>
                </table:table-cell>
                <table:table-cell table:style-name="Tabla2.C112" office:value-type="string">
                  <text:p text:style-name="P10">(letra n minúscula)</text:p>
                </table:table-cell>
              </table:table-row>
              <table:table-row table:style-name="Tabla2.1">
                <table:table-cell table:style-name="Tabla2.A113" office:value-type="string">
                  <text:p text:style-name="P9">111</text:p>
                </table:table-cell>
                <table:table-cell table:style-name="Tabla2.B113" office:value-type="string">
                  <text:p text:style-name="P12">o</text:p>
                </table:table-cell>
                <table:table-cell table:style-name="Tabla2.C113" office:value-type="string">
                  <text:p text:style-name="P10">(letra o minúscula)</text:p>
                </table:table-cell>
              </table:table-row>
              <table:table-row table:style-name="Tabla2.1">
                <table:table-cell table:style-name="Tabla2.A114" office:value-type="string">
                  <text:p text:style-name="P9">112</text:p>
                </table:table-cell>
                <table:table-cell table:style-name="Tabla2.B114" office:value-type="string">
                  <text:p text:style-name="P9">p</text:p>
                </table:table-cell>
                <table:table-cell table:style-name="Tabla2.C114" office:value-type="string">
                  <text:p text:style-name="P10">(letra p minúscula)</text:p>
                </table:table-cell>
              </table:table-row>
              <table:table-row table:style-name="Tabla2.1">
                <table:table-cell table:style-name="Tabla2.A115" office:value-type="string">
                  <text:p text:style-name="P9">113</text:p>
                </table:table-cell>
                <table:table-cell table:style-name="Tabla2.B115" office:value-type="string">
                  <text:p text:style-name="P9">q</text:p>
                </table:table-cell>
                <table:table-cell table:style-name="Tabla2.C115" office:value-type="string">
                  <text:p text:style-name="P10">(letra q minúscula)</text:p>
                </table:table-cell>
              </table:table-row>
              <table:table-row table:style-name="Tabla2.1">
                <table:table-cell table:style-name="Tabla2.A116" office:value-type="string">
                  <text:p text:style-name="P9">114</text:p>
                </table:table-cell>
                <table:table-cell table:style-name="Tabla2.B116" office:value-type="string">
                  <text:p text:style-name="P9">r</text:p>
                </table:table-cell>
                <table:table-cell table:style-name="Tabla2.C116" office:value-type="string">
                  <text:p text:style-name="P10">(letra r minúscula)</text:p>
                </table:table-cell>
              </table:table-row>
              <table:table-row table:style-name="Tabla2.1">
                <table:table-cell table:style-name="Tabla2.A117" office:value-type="string">
                  <text:p text:style-name="P9">115</text:p>
                </table:table-cell>
                <table:table-cell table:style-name="Tabla2.B117" office:value-type="string">
                  <text:p text:style-name="P9">s</text:p>
                </table:table-cell>
                <table:table-cell table:style-name="Tabla2.C117" office:value-type="string">
                  <text:p text:style-name="P10">(letra s minúscula)</text:p>
                </table:table-cell>
              </table:table-row>
              <table:table-row table:style-name="Tabla2.1">
                <table:table-cell table:style-name="Tabla2.A118" office:value-type="string">
                  <text:p text:style-name="P9">116</text:p>
                </table:table-cell>
                <table:table-cell table:style-name="Tabla2.B118" office:value-type="string">
                  <text:p text:style-name="P9">t</text:p>
                </table:table-cell>
                <table:table-cell table:style-name="Tabla2.C118" office:value-type="string">
                  <text:p text:style-name="P10">(letra t minúscula)</text:p>
                </table:table-cell>
              </table:table-row>
              <table:table-row table:style-name="Tabla2.1">
                <table:table-cell table:style-name="Tabla2.A119" office:value-type="string">
                  <text:p text:style-name="P9">117</text:p>
                </table:table-cell>
                <table:table-cell table:style-name="Tabla2.B119" office:value-type="string">
                  <text:p text:style-name="P12">u</text:p>
                </table:table-cell>
                <table:table-cell table:style-name="Tabla2.C119" office:value-type="string">
                  <text:p text:style-name="P10">(letra u minúscula)</text:p>
                </table:table-cell>
              </table:table-row>
              <table:table-row table:style-name="Tabla2.1">
                <table:table-cell table:style-name="Tabla2.A120" office:value-type="string">
                  <text:p text:style-name="P9">118</text:p>
                </table:table-cell>
                <table:table-cell table:style-name="Tabla2.B120" office:value-type="string">
                  <text:p text:style-name="P9">v</text:p>
                </table:table-cell>
                <table:table-cell table:style-name="Tabla2.C120" office:value-type="string">
                  <text:p text:style-name="P10">(letra v minúscula)</text:p>
                </table:table-cell>
              </table:table-row>
              <table:table-row table:style-name="Tabla2.1">
                <table:table-cell table:style-name="Tabla2.A121" office:value-type="string">
                  <text:p text:style-name="P9">119</text:p>
                </table:table-cell>
                <table:table-cell table:style-name="Tabla2.B121" office:value-type="string">
                  <text:p text:style-name="P9">w</text:p>
                </table:table-cell>
                <table:table-cell table:style-name="Tabla2.C121" office:value-type="string">
                  <text:p text:style-name="P10">(letra w minúscula)</text:p>
                </table:table-cell>
              </table:table-row>
              <table:table-row table:style-name="Tabla2.1">
                <table:table-cell table:style-name="Tabla2.A122" office:value-type="string">
                  <text:p text:style-name="P9">120</text:p>
                </table:table-cell>
                <table:table-cell table:style-name="Tabla2.B122" office:value-type="string">
                  <text:p text:style-name="P9">x</text:p>
                </table:table-cell>
                <table:table-cell table:style-name="Tabla2.C122" office:value-type="string">
                  <text:p text:style-name="P10">(letra x minúscula)</text:p>
                </table:table-cell>
              </table:table-row>
              <table:table-row table:style-name="Tabla2.1">
                <table:table-cell table:style-name="Tabla2.A123" office:value-type="string">
                  <text:p text:style-name="P9">121</text:p>
                </table:table-cell>
                <table:table-cell table:style-name="Tabla2.B123" office:value-type="string">
                  <text:p text:style-name="P9">y</text:p>
                </table:table-cell>
                <table:table-cell table:style-name="Tabla2.C123" office:value-type="string">
                  <text:p text:style-name="P10">(letra y minúscula)</text:p>
                </table:table-cell>
              </table:table-row>
              <table:table-row table:style-name="Tabla2.1">
                <table:table-cell table:style-name="Tabla2.A124" office:value-type="string">
                  <text:p text:style-name="P9">122</text:p>
                </table:table-cell>
                <table:table-cell table:style-name="Tabla2.B124" office:value-type="string">
                  <text:p text:style-name="P9">z</text:p>
                </table:table-cell>
                <table:table-cell table:style-name="Tabla2.C124" office:value-type="string">
                  <text:p text:style-name="P10">(letra z minúscula)</text:p>
                </table:table-cell>
              </table:table-row>
              <table:table-row table:style-name="Tabla2.1">
                <table:table-cell table:style-name="Tabla2.A125" office:value-type="string">
                  <text:p text:style-name="P9">123</text:p>
                </table:table-cell>
                <table:table-cell table:style-name="Tabla2.B125" office:value-type="string">
                  <text:p text:style-name="P9">{</text:p>
                </table:table-cell>
                <table:table-cell table:style-name="Tabla2.C125" office:value-type="string">
                  <text:p text:style-name="P10">(abre llaves)</text:p>
                </table:table-cell>
              </table:table-row>
              <table:table-row table:style-name="Tabla2.1">
                <table:table-cell table:style-name="Tabla2.A126" office:value-type="string">
                  <text:p text:style-name="P9">124</text:p>
                </table:table-cell>
                <table:table-cell table:style-name="Tabla2.B126" office:value-type="string">
                  <text:p text:style-name="P9">|</text:p>
                </table:table-cell>
                <table:table-cell table:style-name="Tabla2.C126" office:value-type="string">
                  <text:p text:style-name="P10">(barra vertical)</text:p>
                </table:table-cell>
              </table:table-row>
              <table:table-row table:style-name="Tabla2.1">
                <table:table-cell table:style-name="Tabla2.A127" office:value-type="string">
                  <text:p text:style-name="P9">125</text:p>
                </table:table-cell>
                <table:table-cell table:style-name="Tabla2.B127" office:value-type="string">
                  <text:p text:style-name="P9">}</text:p>
                </table:table-cell>
                <table:table-cell table:style-name="Tabla2.C127" office:value-type="string">
                  <text:p text:style-name="P10">(cierra llaves)</text:p>
                </table:table-cell>
              </table:table-row>
              <table:table-row table:style-name="Tabla2.1">
                <table:table-cell table:style-name="Tabla2.A128" office:value-type="string">
                  <text:p text:style-name="P9">126</text:p>
                </table:table-cell>
                <table:table-cell table:style-name="Tabla2.B128" office:value-type="string">
                  <text:p text:style-name="P9">~</text:p>
                </table:table-cell>
                <table:table-cell table:style-name="Tabla2.C128" office:value-type="string">
                  <text:p text:style-name="P10">(tilde)</text:p>
                </table:table-cell>
              </table:table-row>
              <table:table-row table:style-name="Tabla2.1">
                <table:table-cell table:style-name="Tabla2.A129" office:value-type="string">
                  <text:p text:style-name="P9">127</text:p>
                </table:table-cell>
                <table:table-cell table:style-name="Tabla2.B129" office:value-type="string">
                  <text:p text:style-name="P9">DEL</text:p>
                </table:table-cell>
                <table:table-cell table:style-name="Tabla2.C129" office:value-type="string">
                  <text:p text:style-name="P10">(borrar o delete)</text:p>
                </table:table-cell>
              </table:table-row>
              <table:table-row table:style-name="Tabla2.1">
                <table:table-cell table:style-name="Tabla2.A130" office:value-type="string">
                  <text:p text:style-name="P9">128</text:p>
                </table:table-cell>
                <table:table-cell table:style-name="Tabla2.B130" office:value-type="string">
                  <text:p text:style-name="P9">Ç</text:p>
                </table:table-cell>
                <table:table-cell table:style-name="Tabla2.C130" office:value-type="string">
                  <text:p text:style-name="P10">(C cedilla mayúscula)</text:p>
                </table:table-cell>
              </table:table-row>
              <table:table-row table:style-name="Tabla2.1">
                <table:table-cell table:style-name="Tabla2.A131" office:value-type="string">
                  <text:p text:style-name="P9">129</text:p>
                </table:table-cell>
                <table:table-cell table:style-name="Tabla2.B131" office:value-type="string">
                  <text:p text:style-name="P9">ü</text:p>
                </table:table-cell>
                <table:table-cell table:style-name="Tabla2.C131" office:value-type="string">
                  <text:p text:style-name="P10">("u" minúscula con diéresis)</text:p>
                </table:table-cell>
              </table:table-row>
              <table:table-row table:style-name="Tabla2.1">
                <table:table-cell table:style-name="Tabla2.A132" office:value-type="string">
                  <text:p text:style-name="P9">130</text:p>
                </table:table-cell>
                <table:table-cell table:style-name="Tabla2.B132" office:value-type="string">
                  <text:p text:style-name="P9">é</text:p>
                </table:table-cell>
                <table:table-cell table:style-name="Tabla2.C132" office:value-type="string">
                  <text:p text:style-name="P10">("e" minúscula con acento agudo)</text:p>
                </table:table-cell>
              </table:table-row>
              <table:table-row table:style-name="Tabla2.1">
                <table:table-cell table:style-name="Tabla2.A133" office:value-type="string">
                  <text:p text:style-name="P9">131</text:p>
                </table:table-cell>
                <table:table-cell table:style-name="Tabla2.B133" office:value-type="string">
                  <text:p text:style-name="P9">â</text:p>
                </table:table-cell>
                <table:table-cell table:style-name="Tabla2.C133" office:value-type="string">
                  <text:p text:style-name="P10">("a" minúscula con acento circunflejo)</text:p>
                </table:table-cell>
              </table:table-row>
              <table:table-row table:style-name="Tabla2.1">
                <table:table-cell table:style-name="Tabla2.A134" office:value-type="string">
                  <text:p text:style-name="P9">132</text:p>
                </table:table-cell>
                <table:table-cell table:style-name="Tabla2.B134" office:value-type="string">
                  <text:p text:style-name="P9">ä</text:p>
                </table:table-cell>
                <table:table-cell table:style-name="Tabla2.C134" office:value-type="string">
                  <text:p text:style-name="P10">("a" minúscula con diéresis)</text:p>
                </table:table-cell>
              </table:table-row>
              <table:table-row table:style-name="Tabla2.1">
                <table:table-cell table:style-name="Tabla2.A135" office:value-type="string">
                  <text:p text:style-name="P9">133</text:p>
                </table:table-cell>
                <table:table-cell table:style-name="Tabla2.B135" office:value-type="string">
                  <text:p text:style-name="P9">à</text:p>
                </table:table-cell>
                <table:table-cell table:style-name="Tabla2.C135" office:value-type="string">
                  <text:p text:style-name="P10">("a" minúscula con acento grave)</text:p>
                </table:table-cell>
              </table:table-row>
              <table:table-row table:style-name="Tabla2.1">
                <table:table-cell table:style-name="Tabla2.A136" office:value-type="string">
                  <text:p text:style-name="P9">134</text:p>
                </table:table-cell>
                <table:table-cell table:style-name="Tabla2.B136" office:value-type="string">
                  <text:p text:style-name="P9">å</text:p>
                </table:table-cell>
                <table:table-cell table:style-name="Tabla2.C136" office:value-type="string">
                  <text:p text:style-name="P10">("a" minúscula con anillo)</text:p>
                </table:table-cell>
              </table:table-row>
              <table:table-row table:style-name="Tabla2.1">
                <table:table-cell table:style-name="Tabla2.A137" office:value-type="string">
                  <text:p text:style-name="P9">135</text:p>
                </table:table-cell>
                <table:table-cell table:style-name="Tabla2.B137" office:value-type="string">
                  <text:p text:style-name="P9">ç</text:p>
                </table:table-cell>
                <table:table-cell table:style-name="Tabla2.C137" office:value-type="string">
                  <text:p text:style-name="P10">(c cedilla minúscula)</text:p>
                </table:table-cell>
              </table:table-row>
              <table:table-row table:style-name="Tabla2.1">
                <table:table-cell table:style-name="Tabla2.A138" office:value-type="string">
                  <text:p text:style-name="P9">136</text:p>
                </table:table-cell>
                <table:table-cell table:style-name="Tabla2.B138" office:value-type="string">
                  <text:p text:style-name="P9">ê</text:p>
                </table:table-cell>
                <table:table-cell table:style-name="Tabla2.C138" office:value-type="string">
                  <text:p text:style-name="P10">("e" minúscula con acento circunflejo)</text:p>
                </table:table-cell>
              </table:table-row>
              <table:table-row table:style-name="Tabla2.1">
                <table:table-cell table:style-name="Tabla2.A139" office:value-type="string">
                  <text:p text:style-name="P9">137</text:p>
                </table:table-cell>
                <table:table-cell table:style-name="Tabla2.B139" office:value-type="string">
                  <text:p text:style-name="P9">ë</text:p>
                </table:table-cell>
                <table:table-cell table:style-name="Tabla2.C139" office:value-type="string">
                  <text:p text:style-name="P10">("e" minúscula con diéresis)</text:p>
                </table:table-cell>
              </table:table-row>
              <table:table-row table:style-name="Tabla2.1">
                <table:table-cell table:style-name="Tabla2.A140" office:value-type="string">
                  <text:p text:style-name="P9">138</text:p>
                </table:table-cell>
                <table:table-cell table:style-name="Tabla2.B140" office:value-type="string">
                  <text:p text:style-name="P9">è</text:p>
                </table:table-cell>
                <table:table-cell table:style-name="Tabla2.C140" office:value-type="string">
                  <text:p text:style-name="P10">("e" minúscula con acento grave)</text:p>
                </table:table-cell>
              </table:table-row>
              <table:table-row table:style-name="Tabla2.1">
                <table:table-cell table:style-name="Tabla2.A141" office:value-type="string">
                  <text:p text:style-name="P9">139</text:p>
                </table:table-cell>
                <table:table-cell table:style-name="Tabla2.B141" office:value-type="string">
                  <text:p text:style-name="P9">ï</text:p>
                </table:table-cell>
                <table:table-cell table:style-name="Tabla2.C141" office:value-type="string">
                  <text:p text:style-name="P10">("i" minúscula con diéresis)</text:p>
                </table:table-cell>
              </table:table-row>
              <table:table-row table:style-name="Tabla2.1">
                <table:table-cell table:style-name="Tabla2.A142" office:value-type="string">
                  <text:p text:style-name="P9">140</text:p>
                </table:table-cell>
                <table:table-cell table:style-name="Tabla2.B142" office:value-type="string">
                  <text:p text:style-name="P9">î</text:p>
                </table:table-cell>
                <table:table-cell table:style-name="Tabla2.C142" office:value-type="string">
                  <text:p text:style-name="P10">("i" minúscula con acento circunflejo)</text:p>
                </table:table-cell>
              </table:table-row>
              <table:table-row table:style-name="Tabla2.1">
                <table:table-cell table:style-name="Tabla2.A143" office:value-type="string">
                  <text:p text:style-name="P9">141</text:p>
                </table:table-cell>
                <table:table-cell table:style-name="Tabla2.B143" office:value-type="string">
                  <text:p text:style-name="P9">ì</text:p>
                </table:table-cell>
                <table:table-cell table:style-name="Tabla2.C143" office:value-type="string">
                  <text:p text:style-name="P10">("i" minúscula con acento grave)</text:p>
                </table:table-cell>
              </table:table-row>
              <table:table-row table:style-name="Tabla2.1">
                <table:table-cell table:style-name="Tabla2.A144" office:value-type="string">
                  <text:p text:style-name="P9">142</text:p>
                </table:table-cell>
                <table:table-cell table:style-name="Tabla2.B144" office:value-type="string">
                  <text:p text:style-name="P9">Ä</text:p>
                </table:table-cell>
                <table:table-cell table:style-name="Tabla2.C144" office:value-type="string">
                  <text:p text:style-name="P10">("A" mayúscula con diéresis)</text:p>
                </table:table-cell>
              </table:table-row>
              <table:table-row table:style-name="Tabla2.1">
                <table:table-cell table:style-name="Tabla2.A145" office:value-type="string">
                  <text:p text:style-name="P9">143</text:p>
                </table:table-cell>
                <table:table-cell table:style-name="Tabla2.B145" office:value-type="string">
                  <text:p text:style-name="P9">Å</text:p>
                </table:table-cell>
                <table:table-cell table:style-name="Tabla2.C145" office:value-type="string">
                  <text:p text:style-name="P10">("a" mayúscula con anillo)</text:p>
                </table:table-cell>
              </table:table-row>
              <table:table-row table:style-name="Tabla2.1">
                <table:table-cell table:style-name="Tabla2.A146" office:value-type="string">
                  <text:p text:style-name="P9">144</text:p>
                </table:table-cell>
                <table:table-cell table:style-name="Tabla2.B146" office:value-type="string">
                  <text:p text:style-name="P9">É</text:p>
                </table:table-cell>
                <table:table-cell table:style-name="Tabla2.C146" office:value-type="string">
                  <text:p text:style-name="P10">(letra "e" mayúscula con acento agudo)</text:p>
                </table:table-cell>
              </table:table-row>
              <table:table-row table:style-name="Tabla2.1">
                <table:table-cell table:style-name="Tabla2.A147" office:value-type="string">
                  <text:p text:style-name="P9">145</text:p>
                </table:table-cell>
                <table:table-cell table:style-name="Tabla2.B147" office:value-type="string">
                  <text:p text:style-name="P9">æ</text:p>
                </table:table-cell>
                <table:table-cell table:style-name="Tabla2.C147" office:value-type="string">
                  <text:p text:style-name="P10">("ae" latina <text:span text:style-name="T5">minúscula</text:span>)</text:p>
                </table:table-cell>
              </table:table-row>
              <table:table-row table:style-name="Tabla2.1">
                <table:table-cell table:style-name="Tabla2.A148" office:value-type="string">
                  <text:p text:style-name="P9">146</text:p>
                </table:table-cell>
                <table:table-cell table:style-name="Tabla2.B148" office:value-type="string">
                  <text:p text:style-name="P9">Æ</text:p>
                </table:table-cell>
                <table:table-cell table:style-name="Tabla2.C148" office:value-type="string">
                  <text:p text:style-name="P10">("AE" latina <text:span text:style-name="T4">mayúscula</text:span>)</text:p>
                </table:table-cell>
              </table:table-row>
              <table:table-row table:style-name="Tabla2.1">
                <table:table-cell table:style-name="Tabla2.A149" office:value-type="string">
                  <text:p text:style-name="P9">147</text:p>
                </table:table-cell>
                <table:table-cell table:style-name="Tabla2.B149" office:value-type="string">
                  <text:p text:style-name="P9">ô</text:p>
                </table:table-cell>
                <table:table-cell table:style-name="Tabla2.C149" office:value-type="string">
                  <text:p text:style-name="P10">("o" <text:span text:style-name="T4">minúscula</text:span> con acento circunflejo)</text:p>
                </table:table-cell>
              </table:table-row>
              <table:table-row table:style-name="Tabla2.1">
                <table:table-cell table:style-name="Tabla2.A150" office:value-type="string">
                  <text:p text:style-name="P9">148</text:p>
                </table:table-cell>
                <table:table-cell table:style-name="Tabla2.B150" office:value-type="string">
                  <text:p text:style-name="P9">ö</text:p>
                </table:table-cell>
                <table:table-cell table:style-name="Tabla2.C150" office:value-type="string">
                  <text:p text:style-name="P10">("o" <text:span text:style-name="T4">minúscula</text:span> con <text:span text:style-name="T4">diéresis</text:span>)</text:p>
                </table:table-cell>
              </table:table-row>
              <table:table-row table:style-name="Tabla2.1">
                <table:table-cell table:style-name="Tabla2.A151" office:value-type="string">
                  <text:p text:style-name="P9">149</text:p>
                </table:table-cell>
                <table:table-cell table:style-name="Tabla2.B151" office:value-type="string">
                  <text:p text:style-name="P9">ò</text:p>
                </table:table-cell>
                <table:table-cell table:style-name="Tabla2.C151" office:value-type="string">
                  <text:p text:style-name="P10">("o" <text:span text:style-name="T4">minúscula</text:span> con acento grave)</text:p>
                </table:table-cell>
              </table:table-row>
              <table:table-row table:style-name="Tabla2.1">
                <table:table-cell table:style-name="Tabla2.A152" office:value-type="string">
                  <text:p text:style-name="P9">150</text:p>
                </table:table-cell>
                <table:table-cell table:style-name="Tabla2.B152" office:value-type="string">
                  <text:p text:style-name="P9">û</text:p>
                </table:table-cell>
                <table:table-cell table:style-name="Tabla2.C152" office:value-type="string">
                  <text:p text:style-name="P10">("u" <text:span text:style-name="T4">minúscula</text:span> con acento circunflejo)</text:p>
                </table:table-cell>
              </table:table-row>
              <table:table-row table:style-name="Tabla2.1">
                <table:table-cell table:style-name="Tabla2.A153" office:value-type="string">
                  <text:p text:style-name="P9">151</text:p>
                </table:table-cell>
                <table:table-cell table:style-name="Tabla2.B153" office:value-type="string">
                  <text:p text:style-name="P9">ù</text:p>
                </table:table-cell>
                <table:table-cell table:style-name="Tabla2.C153" office:value-type="string">
                  <text:p text:style-name="P10">("u" <text:span text:style-name="T4">minúscula</text:span> con acento grave)</text:p>
                </table:table-cell>
              </table:table-row>
              <table:table-row table:style-name="Tabla2.1">
                <table:table-cell table:style-name="Tabla2.A154" office:value-type="string">
                  <text:p text:style-name="P9">152</text:p>
                </table:table-cell>
                <table:table-cell table:style-name="Tabla2.B154" office:value-type="string">
                  <text:p text:style-name="P9">ÿ</text:p>
                </table:table-cell>
                <table:table-cell table:style-name="Tabla2.C154" office:value-type="string">
                  <text:p text:style-name="P10">("y" <text:span text:style-name="T4">minúscula</text:span> con <text:span text:style-name="T4">diéresis</text:span>)</text:p>
                </table:table-cell>
              </table:table-row>
              <table:table-row table:style-name="Tabla2.1">
                <table:table-cell table:style-name="Tabla2.A155" office:value-type="string">
                  <text:p text:style-name="P9">153</text:p>
                </table:table-cell>
                <table:table-cell table:style-name="Tabla2.B155" office:value-type="string">
                  <text:p text:style-name="P9">Ö</text:p>
                </table:table-cell>
                <table:table-cell table:style-name="Tabla2.C155" office:value-type="string">
                  <text:p text:style-name="P10">("O" <text:span text:style-name="T4">mayúscula</text:span> con <text:span text:style-name="T4">diéresis</text:span>)</text:p>
                </table:table-cell>
              </table:table-row>
              <table:table-row table:style-name="Tabla2.1">
                <table:table-cell table:style-name="Tabla2.A156" office:value-type="string">
                  <text:p text:style-name="P9">154</text:p>
                </table:table-cell>
                <table:table-cell table:style-name="Tabla2.B156" office:value-type="string">
                  <text:p text:style-name="P9">Ü</text:p>
                </table:table-cell>
                <table:table-cell table:style-name="Tabla2.C156" office:value-type="string">
                  <text:p text:style-name="P10">("U" <text:span text:style-name="T4">mayúscula</text:span> con <text:span text:style-name="T4">diéresis</text:span>)</text:p>
                </table:table-cell>
              </table:table-row>
              <table:table-row table:style-name="Tabla2.1">
                <table:table-cell table:style-name="Tabla2.A157" office:value-type="string">
                  <text:p text:style-name="P9">155</text:p>
                </table:table-cell>
                <table:table-cell table:style-name="Tabla2.B157" office:value-type="string">
                  <text:p text:style-name="P9">ø</text:p>
                </table:table-cell>
                <table:table-cell table:style-name="Tabla2.C157" office:value-type="string">
                  <text:p text:style-name="P10">("o" <text:span text:style-name="T4">minúscula</text:span> con barra)</text:p>
                </table:table-cell>
              </table:table-row>
              <table:table-row table:style-name="Tabla2.1">
                <table:table-cell table:style-name="Tabla2.A158" office:value-type="string">
                  <text:p text:style-name="P9">156</text:p>
                </table:table-cell>
                <table:table-cell table:style-name="Tabla2.B158" office:value-type="string">
                  <text:p text:style-name="P9">£</text:p>
                </table:table-cell>
                <table:table-cell table:style-name="Tabla2.C158" office:value-type="string">
                  <text:p text:style-name="P10">(signo Libra Esterlina)</text:p>
                </table:table-cell>
              </table:table-row>
              <table:table-row table:style-name="Tabla2.1">
                <table:table-cell table:style-name="Tabla2.A159" office:value-type="string">
                  <text:p text:style-name="P9">157</text:p>
                </table:table-cell>
                <table:table-cell table:style-name="Tabla2.B159" office:value-type="string">
                  <text:p text:style-name="P9">Ø</text:p>
                </table:table-cell>
                <table:table-cell table:style-name="Tabla2.C159" office:value-type="string">
                  <text:p text:style-name="P10">("O" <text:span text:style-name="T4">mayúscula</text:span> con barra)</text:p>
                </table:table-cell>
              </table:table-row>
              <table:table-row table:style-name="Tabla2.1">
                <table:table-cell table:style-name="Tabla2.A160" office:value-type="string">
                  <text:p text:style-name="P9">158</text:p>
                </table:table-cell>
                <table:table-cell table:style-name="Tabla2.B160" office:value-type="string">
                  <text:p text:style-name="P9">×</text:p>
                </table:table-cell>
                <table:table-cell table:style-name="Tabla2.C160" office:value-type="string">
                  <text:p text:style-name="P10">(signo de multiplicación)</text:p>
                </table:table-cell>
              </table:table-row>
              <table:table-row table:style-name="Tabla2.1">
                <table:table-cell table:style-name="Tabla2.A161" office:value-type="string">
                  <text:p text:style-name="P9">159</text:p>
                </table:table-cell>
                <table:table-cell table:style-name="Tabla2.B161" office:value-type="string">
                  <text:p text:style-name="P9">ƒ</text:p>
                </table:table-cell>
                <table:table-cell table:style-name="Tabla2.C161" office:value-type="string">
                  <text:p text:style-name="P10">(símbolo matemático de <text:span text:style-name="T4">función</text:span> )</text:p>
                </table:table-cell>
              </table:table-row>
              <table:table-row table:style-name="Tabla2.1">
                <table:table-cell table:style-name="Tabla2.A162" office:value-type="string">
                  <text:p text:style-name="P9">160</text:p>
                </table:table-cell>
                <table:table-cell table:style-name="Tabla2.B162" office:value-type="string">
                  <text:p text:style-name="P9">á</text:p>
                </table:table-cell>
                <table:table-cell table:style-name="Tabla2.C162" office:value-type="string">
                  <text:p text:style-name="P10">(letra "a" minúscula con acento)</text:p>
                </table:table-cell>
              </table:table-row>
              <table:table-row table:style-name="Tabla2.1">
                <table:table-cell table:style-name="Tabla2.A163" office:value-type="string">
                  <text:p text:style-name="P9">161</text:p>
                </table:table-cell>
                <table:table-cell table:style-name="Tabla2.B163" office:value-type="string">
                  <text:p text:style-name="P9">í</text:p>
                </table:table-cell>
                <table:table-cell table:style-name="Tabla2.C163" office:value-type="string">
                  <text:p text:style-name="P10">(letra "i" <text:span text:style-name="T4">minúscula</text:span> con acento agudo)</text:p>
                </table:table-cell>
              </table:table-row>
              <table:table-row table:style-name="Tabla2.1">
                <table:table-cell table:style-name="Tabla2.A164" office:value-type="string">
                  <text:p text:style-name="P9">162</text:p>
                </table:table-cell>
                <table:table-cell table:style-name="Tabla2.B164" office:value-type="string">
                  <text:p text:style-name="P9">ó</text:p>
                </table:table-cell>
                <table:table-cell table:style-name="Tabla2.C164" office:value-type="string">
                  <text:p text:style-name="P10">(letra "o" <text:span text:style-name="T4">minúscula</text:span> con acento)</text:p>
                </table:table-cell>
              </table:table-row>
              <table:table-row table:style-name="Tabla2.1">
                <table:table-cell table:style-name="Tabla2.A165" office:value-type="string">
                  <text:p text:style-name="P9">163</text:p>
                </table:table-cell>
                <table:table-cell table:style-name="Tabla2.B165" office:value-type="string">
                  <text:p text:style-name="P9">ú</text:p>
                </table:table-cell>
                <table:table-cell table:style-name="Tabla2.C165" office:value-type="string">
                  <text:p text:style-name="P10">(letra "u" <text:span text:style-name="T4">minúscula</text:span> con acento)</text:p>
                </table:table-cell>
              </table:table-row>
              <table:table-row table:style-name="Tabla2.1">
                <table:table-cell table:style-name="Tabla2.A166" office:value-type="string">
                  <text:p text:style-name="P9">164</text:p>
                </table:table-cell>
                <table:table-cell table:style-name="Tabla2.B166" office:value-type="string">
                  <text:p text:style-name="P9">ñ</text:p>
                </table:table-cell>
                <table:table-cell table:style-name="Tabla2.C166" office:value-type="string">
                  <text:p text:style-name="P10">(letra ñ minúscula)</text:p>
                </table:table-cell>
              </table:table-row>
              <table:table-row table:style-name="Tabla2.1">
                <table:table-cell table:style-name="Tabla2.A167" office:value-type="string">
                  <text:p text:style-name="P9">165</text:p>
                </table:table-cell>
                <table:table-cell table:style-name="Tabla2.B167" office:value-type="string">
                  <text:p text:style-name="P9">Ñ</text:p>
                </table:table-cell>
                <table:table-cell table:style-name="Tabla2.C167" office:value-type="string">
                  <text:p text:style-name="P10">(letra Ñ mayúscula)</text:p>
                </table:table-cell>
              </table:table-row>
              <table:table-row table:style-name="Tabla2.1">
                <table:table-cell table:style-name="Tabla2.A168" office:value-type="string">
                  <text:p text:style-name="P9">166</text:p>
                </table:table-cell>
                <table:table-cell table:style-name="Tabla2.B168" office:value-type="string">
                  <text:p text:style-name="P9">ª</text:p>
                </table:table-cell>
                <table:table-cell table:style-name="Tabla2.C168" office:value-type="string">
                  <text:p text:style-name="P10">(ordinal femenino)</text:p>
                </table:table-cell>
              </table:table-row>
              <table:table-row table:style-name="Tabla2.1">
                <table:table-cell table:style-name="Tabla2.A169" office:value-type="string">
                  <text:p text:style-name="P9">167</text:p>
                </table:table-cell>
                <table:table-cell table:style-name="Tabla2.B169" office:value-type="string">
                  <text:p text:style-name="P9">º</text:p>
                </table:table-cell>
                <table:table-cell table:style-name="Tabla2.C169" office:value-type="string">
                  <text:p text:style-name="P10">(ordinal masculino)</text:p>
                </table:table-cell>
              </table:table-row>
              <table:table-row table:style-name="Tabla2.1">
                <table:table-cell table:style-name="Tabla2.A170" office:value-type="string">
                  <text:p text:style-name="P9">168</text:p>
                </table:table-cell>
                <table:table-cell table:style-name="Tabla2.B170" office:value-type="string">
                  <text:p text:style-name="P9">¿</text:p>
                </table:table-cell>
                <table:table-cell table:style-name="Tabla2.C170" office:value-type="string">
                  <text:p text:style-name="P10">(abre signo interrogación)</text:p>
                </table:table-cell>
              </table:table-row>
              <table:table-row table:style-name="Tabla2.1">
                <table:table-cell table:style-name="Tabla2.A171" office:value-type="string">
                  <text:p text:style-name="P9">169</text:p>
                </table:table-cell>
                <table:table-cell table:style-name="Tabla2.B171" office:value-type="string">
                  <text:p text:style-name="P9">®</text:p>
                </table:table-cell>
                <table:table-cell table:style-name="Tabla2.C171" office:value-type="string">
                  <text:p text:style-name="P10">(signo registrado)</text:p>
                </table:table-cell>
              </table:table-row>
              <table:table-row table:style-name="Tabla2.1">
                <table:table-cell table:style-name="Tabla2.A172" office:value-type="string">
                  <text:p text:style-name="P9">170</text:p>
                </table:table-cell>
                <table:table-cell table:style-name="Tabla2.B172" office:value-type="string">
                  <text:p text:style-name="P9">¬</text:p>
                </table:table-cell>
                <table:table-cell table:style-name="Tabla2.C172" office:value-type="string">
                  <text:p text:style-name="P10">(signo de negación)</text:p>
                </table:table-cell>
              </table:table-row>
              <table:table-row table:style-name="Tabla2.1">
                <table:table-cell table:style-name="Tabla2.A173" office:value-type="string">
                  <text:p text:style-name="P9">171</text:p>
                </table:table-cell>
                <table:table-cell table:style-name="Tabla2.B173" office:value-type="string">
                  <text:p text:style-name="P9">½</text:p>
                </table:table-cell>
                <table:table-cell table:style-name="Tabla2.C173" office:value-type="string">
                  <text:p text:style-name="P10">(un medio)</text:p>
                </table:table-cell>
              </table:table-row>
              <table:table-row table:style-name="Tabla2.1">
                <table:table-cell table:style-name="Tabla2.A174" office:value-type="string">
                  <text:p text:style-name="P9">172</text:p>
                </table:table-cell>
                <table:table-cell table:style-name="Tabla2.B174" office:value-type="string">
                  <text:p text:style-name="P9">¼</text:p>
                </table:table-cell>
                <table:table-cell table:style-name="Tabla2.C174" office:value-type="string">
                  <text:p text:style-name="P10">(un cuarto)</text:p>
                </table:table-cell>
              </table:table-row>
              <table:table-row table:style-name="Tabla2.1">
                <table:table-cell table:style-name="Tabla2.A175" office:value-type="string">
                  <text:p text:style-name="P9">173</text:p>
                </table:table-cell>
                <table:table-cell table:style-name="Tabla2.B175" office:value-type="string">
                  <text:p text:style-name="P9">¡</text:p>
                </table:table-cell>
                <table:table-cell table:style-name="Tabla2.C175" office:value-type="string">
                  <text:p text:style-name="P10">(abre signo de <text:span text:style-name="T4">exclamación</text:span>)</text:p>
                </table:table-cell>
              </table:table-row>
              <table:table-row table:style-name="Tabla2.1">
                <table:table-cell table:style-name="Tabla2.A176" office:value-type="string">
                  <text:p text:style-name="P9">174</text:p>
                </table:table-cell>
                <table:table-cell table:style-name="Tabla2.B176" office:value-type="string">
                  <text:p text:style-name="P9">«</text:p>
                </table:table-cell>
                <table:table-cell table:style-name="Tabla2.C176" office:value-type="string">
                  <text:p text:style-name="P10">(abre comillas francesas)</text:p>
                </table:table-cell>
              </table:table-row>
              <table:table-row table:style-name="Tabla2.1">
                <table:table-cell table:style-name="Tabla2.A177" office:value-type="string">
                  <text:p text:style-name="P9">175</text:p>
                </table:table-cell>
                <table:table-cell table:style-name="Tabla2.B177" office:value-type="string">
                  <text:p text:style-name="P9">»</text:p>
                </table:table-cell>
                <table:table-cell table:style-name="Tabla2.C177" office:value-type="string">
                  <text:p text:style-name="P10">(cierra comillas francesas)</text:p>
                </table:table-cell>
              </table:table-row>
              <text:soft-page-break/>
              <table:table-row table:style-name="Tabla2.1">
                <table:table-cell table:style-name="Tabla2.A178" office:value-type="string">
                  <text:p text:style-name="P9">176</text:p>
                </table:table-cell>
                <table:table-cell table:style-name="Tabla2.B178" office:value-type="string">
                  <text:p text:style-name="P9">░</text:p>
                </table:table-cell>
                <table:table-cell table:style-name="Tabla2.C178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79" office:value-type="string">
                  <text:p text:style-name="P9">177</text:p>
                </table:table-cell>
                <table:table-cell table:style-name="Tabla2.B179" office:value-type="string">
                  <text:p text:style-name="P9">▒</text:p>
                </table:table-cell>
                <table:table-cell table:style-name="Tabla2.C179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80" office:value-type="string">
                  <text:p text:style-name="P9">178</text:p>
                </table:table-cell>
                <table:table-cell table:style-name="Tabla2.B180" office:value-type="string">
                  <text:p text:style-name="P9">▓</text:p>
                </table:table-cell>
                <table:table-cell table:style-name="Tabla2.C180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81" office:value-type="string">
                  <text:p text:style-name="P9">179</text:p>
                </table:table-cell>
                <table:table-cell table:style-name="Tabla2.B181" office:value-type="string">
                  <text:p text:style-name="P9">│</text:p>
                </table:table-cell>
                <table:table-cell table:style-name="Tabla2.C181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82" office:value-type="string">
                  <text:p text:style-name="P9">180</text:p>
                </table:table-cell>
                <table:table-cell table:style-name="Tabla2.B182" office:value-type="string">
                  <text:p text:style-name="P9">┤</text:p>
                </table:table-cell>
                <table:table-cell table:style-name="Tabla2.C182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83" office:value-type="string">
                  <text:p text:style-name="P9">181</text:p>
                </table:table-cell>
                <table:table-cell table:style-name="Tabla2.B183" office:value-type="string">
                  <text:p text:style-name="P9">Á</text:p>
                </table:table-cell>
                <table:table-cell table:style-name="Tabla2.C183" office:value-type="string">
                  <text:p text:style-name="P10">(letra "a" <text:span text:style-name="T4">mayúscula</text:span> con acento agudo)</text:p>
                </table:table-cell>
              </table:table-row>
              <table:table-row table:style-name="Tabla2.1">
                <table:table-cell table:style-name="Tabla2.A184" office:value-type="string">
                  <text:p text:style-name="P9">182</text:p>
                </table:table-cell>
                <table:table-cell table:style-name="Tabla2.B184" office:value-type="string">
                  <text:p text:style-name="P9">Â</text:p>
                </table:table-cell>
                <table:table-cell table:style-name="Tabla2.C184" office:value-type="string">
                  <text:p text:style-name="P10">("A" <text:span text:style-name="T4">mayúscula</text:span> con acento circunflejo)</text:p>
                </table:table-cell>
              </table:table-row>
              <table:table-row table:style-name="Tabla2.1">
                <table:table-cell table:style-name="Tabla2.A185" office:value-type="string">
                  <text:p text:style-name="P9">183</text:p>
                </table:table-cell>
                <table:table-cell table:style-name="Tabla2.B185" office:value-type="string">
                  <text:p text:style-name="P9">À</text:p>
                </table:table-cell>
                <table:table-cell table:style-name="Tabla2.C185" office:value-type="string">
                  <text:p text:style-name="P10">("A" <text:span text:style-name="T4">mayúscula</text:span> con acento grave)</text:p>
                </table:table-cell>
              </table:table-row>
              <table:table-row table:style-name="Tabla2.1">
                <table:table-cell table:style-name="Tabla2.A186" office:value-type="string">
                  <text:p text:style-name="P9">184</text:p>
                </table:table-cell>
                <table:table-cell table:style-name="Tabla2.B186" office:value-type="string">
                  <text:p text:style-name="P9">©</text:p>
                </table:table-cell>
                <table:table-cell table:style-name="Tabla2.C186" office:value-type="string">
                  <text:p text:style-name="P10">(signo copyright)</text:p>
                </table:table-cell>
              </table:table-row>
              <table:table-row table:style-name="Tabla2.1">
                <table:table-cell table:style-name="Tabla2.A187" office:value-type="string">
                  <text:p text:style-name="P9">185</text:p>
                </table:table-cell>
                <table:table-cell table:style-name="Tabla2.B187" office:value-type="string">
                  <text:p text:style-name="P9">╣</text:p>
                </table:table-cell>
                <table:table-cell table:style-name="Tabla2.C187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88" office:value-type="string">
                  <text:p text:style-name="P9">186</text:p>
                </table:table-cell>
                <table:table-cell table:style-name="Tabla2.B188" office:value-type="string">
                  <text:p text:style-name="P9">║</text:p>
                </table:table-cell>
                <table:table-cell table:style-name="Tabla2.C188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89" office:value-type="string">
                  <text:p text:style-name="P9">187</text:p>
                </table:table-cell>
                <table:table-cell table:style-name="Tabla2.B189" office:value-type="string">
                  <text:p text:style-name="P9">╗</text:p>
                </table:table-cell>
                <table:table-cell table:style-name="Tabla2.C189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0" office:value-type="string">
                  <text:p text:style-name="P9">188</text:p>
                </table:table-cell>
                <table:table-cell table:style-name="Tabla2.B190" office:value-type="string">
                  <text:p text:style-name="P9">╝</text:p>
                </table:table-cell>
                <table:table-cell table:style-name="Tabla2.C190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1" office:value-type="string">
                  <text:p text:style-name="P9">189</text:p>
                </table:table-cell>
                <table:table-cell table:style-name="Tabla2.B191" office:value-type="string">
                  <text:p text:style-name="P9">¢</text:p>
                </table:table-cell>
                <table:table-cell table:style-name="Tabla2.C191" office:value-type="string">
                  <text:p text:style-name="P10">(signo centavo)</text:p>
                </table:table-cell>
              </table:table-row>
              <table:table-row table:style-name="Tabla2.1">
                <table:table-cell table:style-name="Tabla2.A192" office:value-type="string">
                  <text:p text:style-name="P9">190</text:p>
                </table:table-cell>
                <table:table-cell table:style-name="Tabla2.B192" office:value-type="string">
                  <text:p text:style-name="P9">¥</text:p>
                </table:table-cell>
                <table:table-cell table:style-name="Tabla2.C192" office:value-type="string">
                  <text:p text:style-name="P10">(signo YEN - YUAN)</text:p>
                </table:table-cell>
              </table:table-row>
              <table:table-row table:style-name="Tabla2.1">
                <table:table-cell table:style-name="Tabla2.A193" office:value-type="string">
                  <text:p text:style-name="P9">191</text:p>
                </table:table-cell>
                <table:table-cell table:style-name="Tabla2.B193" office:value-type="string">
                  <text:p text:style-name="P9">┐</text:p>
                </table:table-cell>
                <table:table-cell table:style-name="Tabla2.C193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4" office:value-type="string">
                  <text:p text:style-name="P9">192</text:p>
                </table:table-cell>
                <table:table-cell table:style-name="Tabla2.B194" office:value-type="string">
                  <text:p text:style-name="P9">└</text:p>
                </table:table-cell>
                <table:table-cell table:style-name="Tabla2.C194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5" office:value-type="string">
                  <text:p text:style-name="P9">193</text:p>
                </table:table-cell>
                <table:table-cell table:style-name="Tabla2.B195" office:value-type="string">
                  <text:p text:style-name="P9">┴</text:p>
                </table:table-cell>
                <table:table-cell table:style-name="Tabla2.C195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6" office:value-type="string">
                  <text:p text:style-name="P9">194</text:p>
                </table:table-cell>
                <table:table-cell table:style-name="Tabla2.B196" office:value-type="string">
                  <text:p text:style-name="P9">┬</text:p>
                </table:table-cell>
                <table:table-cell table:style-name="Tabla2.C196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7" office:value-type="string">
                  <text:p text:style-name="P9">195</text:p>
                </table:table-cell>
                <table:table-cell table:style-name="Tabla2.B197" office:value-type="string">
                  <text:p text:style-name="P9">├</text:p>
                </table:table-cell>
                <table:table-cell table:style-name="Tabla2.C197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8" office:value-type="string">
                  <text:p text:style-name="P9">196</text:p>
                </table:table-cell>
                <table:table-cell table:style-name="Tabla2.B198" office:value-type="string">
                  <text:p text:style-name="P9">─</text:p>
                </table:table-cell>
                <table:table-cell table:style-name="Tabla2.C198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199" office:value-type="string">
                  <text:p text:style-name="P9">197</text:p>
                </table:table-cell>
                <table:table-cell table:style-name="Tabla2.B199" office:value-type="string">
                  <text:p text:style-name="P9">┼</text:p>
                </table:table-cell>
                <table:table-cell table:style-name="Tabla2.C199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0" office:value-type="string">
                  <text:p text:style-name="P9">198</text:p>
                </table:table-cell>
                <table:table-cell table:style-name="Tabla2.B200" office:value-type="string">
                  <text:p text:style-name="P9">ã</text:p>
                </table:table-cell>
                <table:table-cell table:style-name="Tabla2.C200" office:value-type="string">
                  <text:p text:style-name="P10">("A" <text:span text:style-name="T4">minúscula</text:span> con tilde)</text:p>
                </table:table-cell>
              </table:table-row>
              <table:table-row table:style-name="Tabla2.1">
                <table:table-cell table:style-name="Tabla2.A201" office:value-type="string">
                  <text:p text:style-name="P9">199</text:p>
                </table:table-cell>
                <table:table-cell table:style-name="Tabla2.B201" office:value-type="string">
                  <text:p text:style-name="P9">Ã</text:p>
                </table:table-cell>
                <table:table-cell table:style-name="Tabla2.C201" office:value-type="string">
                  <text:p text:style-name="P10">("A" <text:span text:style-name="T4">mayúscula</text:span> con tilde)</text:p>
                </table:table-cell>
              </table:table-row>
              <table:table-row table:style-name="Tabla2.1">
                <table:table-cell table:style-name="Tabla2.A202" office:value-type="string">
                  <text:p text:style-name="P9">200</text:p>
                </table:table-cell>
                <table:table-cell table:style-name="Tabla2.B202" office:value-type="string">
                  <text:p text:style-name="P9">╚</text:p>
                </table:table-cell>
                <table:table-cell table:style-name="Tabla2.C202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3" office:value-type="string">
                  <text:p text:style-name="P9">201</text:p>
                </table:table-cell>
                <table:table-cell table:style-name="Tabla2.B203" office:value-type="string">
                  <text:p text:style-name="P9">╔</text:p>
                </table:table-cell>
                <table:table-cell table:style-name="Tabla2.C203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4" office:value-type="string">
                  <text:p text:style-name="P9">202</text:p>
                </table:table-cell>
                <table:table-cell table:style-name="Tabla2.B204" office:value-type="string">
                  <text:p text:style-name="P9">╩</text:p>
                </table:table-cell>
                <table:table-cell table:style-name="Tabla2.C204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5" office:value-type="string">
                  <text:p text:style-name="P9">203</text:p>
                </table:table-cell>
                <table:table-cell table:style-name="Tabla2.B205" office:value-type="string">
                  <text:p text:style-name="P9">╦</text:p>
                </table:table-cell>
                <table:table-cell table:style-name="Tabla2.C205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6" office:value-type="string">
                  <text:p text:style-name="P9">204</text:p>
                </table:table-cell>
                <table:table-cell table:style-name="Tabla2.B206" office:value-type="string">
                  <text:p text:style-name="P9">╠</text:p>
                </table:table-cell>
                <table:table-cell table:style-name="Tabla2.C206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7" office:value-type="string">
                  <text:p text:style-name="P9">205</text:p>
                </table:table-cell>
                <table:table-cell table:style-name="Tabla2.B207" office:value-type="string">
                  <text:p text:style-name="P9">═</text:p>
                </table:table-cell>
                <table:table-cell table:style-name="Tabla2.C207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8" office:value-type="string">
                  <text:p text:style-name="P9">206</text:p>
                </table:table-cell>
                <table:table-cell table:style-name="Tabla2.B208" office:value-type="string">
                  <text:p text:style-name="P9">╬</text:p>
                </table:table-cell>
                <table:table-cell table:style-name="Tabla2.C208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09" office:value-type="string">
                  <text:p text:style-name="P9">207</text:p>
                </table:table-cell>
                <table:table-cell table:style-name="Tabla2.B209" office:value-type="string">
                  <text:p text:style-name="P9">¤</text:p>
                </table:table-cell>
                <table:table-cell table:style-name="Tabla2.C209" office:value-type="string">
                  <text:p text:style-name="P10">(signo monetario)</text:p>
                </table:table-cell>
              </table:table-row>
              <table:table-row table:style-name="Tabla2.1">
                <table:table-cell table:style-name="Tabla2.A210" office:value-type="string">
                  <text:p text:style-name="Table_20_Contents">208</text:p>
                </table:table-cell>
                <table:table-cell table:style-name="Tabla2.B210" office:value-type="string">
                  <text:p text:style-name="Table_20_Contents">ð</text:p>
                </table:table-cell>
                <table:table-cell table:style-name="Tabla2.C210" office:value-type="string">
                  <text:p text:style-name="Table_20_Contents">(eth latina minúscula)</text:p>
                </table:table-cell>
              </table:table-row>
              <table:table-row table:style-name="Tabla2.1">
                <table:table-cell table:style-name="Tabla2.A211" office:value-type="string">
                  <text:p text:style-name="Table_20_Contents">209</text:p>
                </table:table-cell>
                <table:table-cell table:style-name="Tabla2.B211" office:value-type="string">
                  <text:p text:style-name="Table_20_Contents">Ð</text:p>
                </table:table-cell>
                <table:table-cell table:style-name="Tabla2.C211" office:value-type="string">
                  <text:p text:style-name="Table_20_Contents">(eth latina mayúscula)</text:p>
                </table:table-cell>
              </table:table-row>
              <table:table-row table:style-name="Tabla2.1">
                <table:table-cell table:style-name="Tabla2.A212" office:value-type="string">
                  <text:p text:style-name="Table_20_Contents">210</text:p>
                </table:table-cell>
                <table:table-cell table:style-name="Tabla2.B212" office:value-type="string">
                  <text:p text:style-name="Table_20_Contents">Ê</text:p>
                </table:table-cell>
                <table:table-cell table:style-name="Tabla2.C212" office:value-type="string">
                  <text:p text:style-name="Table_20_Contents">("E" mayúscula con acento circunflejo)</text:p>
                </table:table-cell>
              </table:table-row>
              <table:table-row table:style-name="Tabla2.1">
                <table:table-cell table:style-name="Tabla2.A213" office:value-type="string">
                  <text:p text:style-name="Table_20_Contents">211</text:p>
                </table:table-cell>
                <table:table-cell table:style-name="Tabla2.B213" office:value-type="string">
                  <text:p text:style-name="Table_20_Contents">Ë</text:p>
                </table:table-cell>
                <table:table-cell table:style-name="Tabla2.C213" office:value-type="string">
                  <text:p text:style-name="Table_20_Contents">("E" mayúscula con diéresis)</text:p>
                </table:table-cell>
              </table:table-row>
              <table:table-row table:style-name="Tabla2.1">
                <table:table-cell table:style-name="Tabla2.A214" office:value-type="string">
                  <text:p text:style-name="Table_20_Contents">212</text:p>
                </table:table-cell>
                <table:table-cell table:style-name="Tabla2.B214" office:value-type="string">
                  <text:p text:style-name="Table_20_Contents">È</text:p>
                </table:table-cell>
                <table:table-cell table:style-name="Tabla2.C214" office:value-type="string">
                  <text:p text:style-name="Table_20_Contents">("E" mayúscula con acento grave)</text:p>
                </table:table-cell>
              </table:table-row>
              <table:table-row table:style-name="Tabla2.1">
                <table:table-cell table:style-name="Tabla2.A215" office:value-type="string">
                  <text:p text:style-name="Table_20_Contents">213</text:p>
                </table:table-cell>
                <table:table-cell table:style-name="Tabla2.B215" office:value-type="string">
                  <text:p text:style-name="Table_20_Contents">ı</text:p>
                </table:table-cell>
                <table:table-cell table:style-name="Tabla2.C215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16" office:value-type="string">
                  <text:p text:style-name="Table_20_Contents">214</text:p>
                </table:table-cell>
                <table:table-cell table:style-name="Tabla2.B216" office:value-type="string">
                  <text:p text:style-name="Table_20_Contents">Í</text:p>
                </table:table-cell>
                <table:table-cell table:style-name="Tabla2.C216" office:value-type="string">
                  <text:p text:style-name="Table_20_Contents">("i" mayúscula con acento agudo)</text:p>
                </table:table-cell>
              </table:table-row>
              <table:table-row table:style-name="Tabla2.1">
                <table:table-cell table:style-name="Tabla2.A217" office:value-type="string">
                  <text:p text:style-name="Table_20_Contents">215</text:p>
                </table:table-cell>
                <table:table-cell table:style-name="Tabla2.B217" office:value-type="string">
                  <text:p text:style-name="Table_20_Contents">Î</text:p>
                </table:table-cell>
                <table:table-cell table:style-name="Tabla2.C217" office:value-type="string">
                  <text:p text:style-name="Table_20_Contents">("i" mayúscula con acento circunflejo)</text:p>
                </table:table-cell>
              </table:table-row>
              <table:table-row table:style-name="Tabla2.1">
                <table:table-cell table:style-name="Tabla2.A218" office:value-type="string">
                  <text:p text:style-name="Table_20_Contents">216</text:p>
                </table:table-cell>
                <table:table-cell table:style-name="Tabla2.B218" office:value-type="string">
                  <text:p text:style-name="Table_20_Contents">Ï</text:p>
                </table:table-cell>
                <table:table-cell table:style-name="Tabla2.C218" office:value-type="string">
                  <text:p text:style-name="Table_20_Contents">("i" mayúscula con diéresis)</text:p>
                </table:table-cell>
              </table:table-row>
              <table:table-row table:style-name="Tabla2.1">
                <table:table-cell table:style-name="Tabla2.A219" office:value-type="string">
                  <text:p text:style-name="Table_20_Contents">217</text:p>
                </table:table-cell>
                <table:table-cell table:style-name="Tabla2.B219" office:value-type="string">
                  <text:p text:style-name="Table_20_Contents">┘</text:p>
                </table:table-cell>
                <table:table-cell table:style-name="Tabla2.C219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20" office:value-type="string">
                  <text:p text:style-name="Table_20_Contents">218</text:p>
                </table:table-cell>
                <table:table-cell table:style-name="Tabla2.B220" office:value-type="string">
                  <text:p text:style-name="Table_20_Contents">┌</text:p>
                </table:table-cell>
                <table:table-cell table:style-name="Tabla2.C220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21" office:value-type="string">
                  <text:p text:style-name="Table_20_Contents">219</text:p>
                </table:table-cell>
                <table:table-cell table:style-name="Tabla2.B221" office:value-type="string">
                  <text:p text:style-name="Table_20_Contents">█</text:p>
                </table:table-cell>
                <table:table-cell table:style-name="Tabla2.C221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22" office:value-type="string">
                  <text:p text:style-name="Table_20_Contents">220</text:p>
                </table:table-cell>
                <table:table-cell table:style-name="Tabla2.B222" office:value-type="string">
                  <text:p text:style-name="Table_20_Contents">▄</text:p>
                </table:table-cell>
                <table:table-cell table:style-name="Tabla2.C222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23" office:value-type="string">
                  <text:p text:style-name="Table_20_Contents">221</text:p>
                </table:table-cell>
                <table:table-cell table:style-name="Tabla2.B223" office:value-type="string">
                  <text:p text:style-name="Table_20_Contents">¦</text:p>
                </table:table-cell>
                <table:table-cell table:style-name="Tabla2.C223" office:value-type="string">
                  <text:p text:style-name="Table_20_Contents">(barra vertical partida)</text:p>
                </table:table-cell>
              </table:table-row>
              <table:table-row table:style-name="Tabla2.1">
                <table:table-cell table:style-name="Tabla2.A224" office:value-type="string">
                  <text:p text:style-name="Table_20_Contents">222</text:p>
                </table:table-cell>
                <table:table-cell table:style-name="Tabla2.B224" office:value-type="string">
                  <text:p text:style-name="Table_20_Contents">Ì</text:p>
                </table:table-cell>
                <table:table-cell table:style-name="Tabla2.C224" office:value-type="string">
                  <text:p text:style-name="Table_20_Contents">("i" mayúscula con acento grave)</text:p>
                </table:table-cell>
              </table:table-row>
              <table:table-row table:style-name="Tabla2.1">
                <table:table-cell table:style-name="Tabla2.A225" office:value-type="string">
                  <text:p text:style-name="Table_20_Contents">223</text:p>
                </table:table-cell>
                <table:table-cell table:style-name="Tabla2.B225" office:value-type="string">
                  <text:p text:style-name="Table_20_Contents">▀</text:p>
                </table:table-cell>
                <table:table-cell table:style-name="Tabla2.C225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26" office:value-type="string">
                  <text:p text:style-name="Table_20_Contents">224</text:p>
                </table:table-cell>
                <table:table-cell table:style-name="Tabla2.B226" office:value-type="string">
                  <text:p text:style-name="Table_20_Contents">Ó</text:p>
                </table:table-cell>
                <table:table-cell table:style-name="Tabla2.C226" office:value-type="string">
                  <text:p text:style-name="Table_20_Contents">("O" mayúscula con acento agudo)</text:p>
                </table:table-cell>
              </table:table-row>
              <table:table-row table:style-name="Tabla2.1">
                <table:table-cell table:style-name="Tabla2.A227" office:value-type="string">
                  <text:p text:style-name="Table_20_Contents">225</text:p>
                </table:table-cell>
                <table:table-cell table:style-name="Tabla2.B227" office:value-type="string">
                  <text:p text:style-name="Table_20_Contents">ß</text:p>
                </table:table-cell>
                <table:table-cell table:style-name="Tabla2.C227" office:value-type="string">
                  <text:p text:style-name="Table_20_Contents">(letra alemana "eszett" o "ese-zeta")</text:p>
                </table:table-cell>
              </table:table-row>
              <table:table-row table:style-name="Tabla2.1">
                <table:table-cell table:style-name="Tabla2.A228" office:value-type="string">
                  <text:p text:style-name="Table_20_Contents">226</text:p>
                </table:table-cell>
                <table:table-cell table:style-name="Tabla2.B228" office:value-type="string">
                  <text:p text:style-name="Table_20_Contents">Ô</text:p>
                </table:table-cell>
                <table:table-cell table:style-name="Tabla2.C228" office:value-type="string">
                  <text:p text:style-name="Table_20_Contents">("O" mayúscula con acento circunflejo)</text:p>
                </table:table-cell>
              </table:table-row>
              <table:table-row table:style-name="Tabla2.1">
                <table:table-cell table:style-name="Tabla2.A229" office:value-type="string">
                  <text:p text:style-name="Table_20_Contents">227</text:p>
                </table:table-cell>
                <table:table-cell table:style-name="Tabla2.B229" office:value-type="string">
                  <text:p text:style-name="Table_20_Contents">Ò</text:p>
                </table:table-cell>
                <table:table-cell table:style-name="Tabla2.C229" office:value-type="string">
                  <text:p text:style-name="Table_20_Contents">("O" mayúscula con acento grave)</text:p>
                </table:table-cell>
              </table:table-row>
              <table:table-row table:style-name="Tabla2.1">
                <table:table-cell table:style-name="Tabla2.A230" office:value-type="string">
                  <text:p text:style-name="Table_20_Contents">228</text:p>
                </table:table-cell>
                <table:table-cell table:style-name="Tabla2.B230" office:value-type="string">
                  <text:p text:style-name="Table_20_Contents">õ</text:p>
                </table:table-cell>
                <table:table-cell table:style-name="Tabla2.C230" office:value-type="string">
                  <text:p text:style-name="Table_20_Contents">("o" minúscula con tilde)</text:p>
                </table:table-cell>
              </table:table-row>
              <table:table-row table:style-name="Tabla2.1">
                <table:table-cell table:style-name="Tabla2.A231" office:value-type="string">
                  <text:p text:style-name="Table_20_Contents">229</text:p>
                </table:table-cell>
                <table:table-cell table:style-name="Tabla2.B231" office:value-type="string">
                  <text:p text:style-name="Table_20_Contents">Õ</text:p>
                </table:table-cell>
                <table:table-cell table:style-name="Tabla2.C231" office:value-type="string">
                  <text:p text:style-name="Table_20_Contents">("O" mayúscula con tilde)</text:p>
                </table:table-cell>
              </table:table-row>
              <table:table-row table:style-name="Tabla2.1">
                <table:table-cell table:style-name="Tabla2.A232" office:value-type="string">
                  <text:p text:style-name="Table_20_Contents">230</text:p>
                </table:table-cell>
                <table:table-cell table:style-name="Tabla2.B232" office:value-type="string">
                  <text:p text:style-name="Table_20_Contents">µ</text:p>
                </table:table-cell>
                <table:table-cell table:style-name="Tabla2.C232" office:value-type="string">
                  <text:p text:style-name="Table_20_Contents">(signo micro)</text:p>
                </table:table-cell>
              </table:table-row>
              <table:table-row table:style-name="Tabla2.1">
                <table:table-cell table:style-name="Tabla2.A233" office:value-type="string">
                  <text:p text:style-name="Table_20_Contents">231</text:p>
                </table:table-cell>
                <table:table-cell table:style-name="Tabla2.B233" office:value-type="string">
                  <text:p text:style-name="Table_20_Contents">þ</text:p>
                </table:table-cell>
                <table:table-cell table:style-name="Tabla2.C233" office:value-type="string">
                  <text:p text:style-name="Table_20_Contents">(letra thorn latina minúscula)</text:p>
                </table:table-cell>
              </table:table-row>
              <table:table-row table:style-name="Tabla2.1">
                <table:table-cell table:style-name="Tabla2.A234" office:value-type="string">
                  <text:p text:style-name="Table_20_Contents">232</text:p>
                </table:table-cell>
                <table:table-cell table:style-name="Tabla2.B234" office:value-type="string">
                  <text:p text:style-name="Table_20_Contents">Þ</text:p>
                </table:table-cell>
                <table:table-cell table:style-name="Tabla2.C234" office:value-type="string">
                  <text:p text:style-name="Table_20_Contents">(letra thorn latina mayúscula)</text:p>
                </table:table-cell>
              </table:table-row>
              <table:table-row table:style-name="Tabla2.1">
                <table:table-cell table:style-name="Tabla2.A235" office:value-type="string">
                  <text:p text:style-name="Table_20_Contents">233</text:p>
                </table:table-cell>
                <table:table-cell table:style-name="Tabla2.B235" office:value-type="string">
                  <text:p text:style-name="Table_20_Contents">Ú</text:p>
                </table:table-cell>
                <table:table-cell table:style-name="Tabla2.C235" office:value-type="string">
                  <text:p text:style-name="Table_20_Contents">(letra "u" mayúscula con acento)</text:p>
                </table:table-cell>
              </table:table-row>
              <table:table-row table:style-name="Tabla2.1">
                <table:table-cell table:style-name="Tabla2.A236" office:value-type="string">
                  <text:p text:style-name="Table_20_Contents">234</text:p>
                </table:table-cell>
                <table:table-cell table:style-name="Tabla2.B236" office:value-type="string">
                  <text:p text:style-name="Table_20_Contents">Û</text:p>
                </table:table-cell>
                <table:table-cell table:style-name="Tabla2.C236" office:value-type="string">
                  <text:p text:style-name="Table_20_Contents">("U" mayúscula con acento circunflejo)</text:p>
                </table:table-cell>
              </table:table-row>
              <table:table-row table:style-name="Tabla2.1">
                <table:table-cell table:style-name="Tabla2.A237" office:value-type="string">
                  <text:p text:style-name="P9">235</text:p>
                </table:table-cell>
                <table:table-cell table:style-name="Tabla2.B237" office:value-type="string">
                  <text:p text:style-name="P9">Ù</text:p>
                </table:table-cell>
                <table:table-cell table:style-name="Tabla2.C237" office:value-type="string">
                  <text:p text:style-name="P10">("U" <text:span text:style-name="T6">mayúscula</text:span> con acento grave)</text:p>
                </table:table-cell>
              </table:table-row>
              <table:table-row table:style-name="Tabla2.1">
                <table:table-cell table:style-name="Tabla2.A238" office:value-type="string">
                  <text:p text:style-name="P9">236</text:p>
                </table:table-cell>
                <table:table-cell table:style-name="Tabla2.B238" office:value-type="string">
                  <text:p text:style-name="P9">ý</text:p>
                </table:table-cell>
                <table:table-cell table:style-name="Tabla2.C238" office:value-type="string">
                  <text:p text:style-name="P10">(letra "y" <text:span text:style-name="T6">minúscula</text:span> con acento agudo)</text:p>
                </table:table-cell>
              </table:table-row>
              <table:table-row table:style-name="Tabla2.1">
                <table:table-cell table:style-name="Tabla2.A239" office:value-type="string">
                  <text:p text:style-name="P9">237</text:p>
                </table:table-cell>
                <table:table-cell table:style-name="Tabla2.B239" office:value-type="string">
                  <text:p text:style-name="P9">Ý</text:p>
                </table:table-cell>
                <table:table-cell table:style-name="Tabla2.C239" office:value-type="string">
                  <text:p text:style-name="P10">("Y" mayúscula con acento agudo)</text:p>
                </table:table-cell>
              </table:table-row>
              <table:table-row table:style-name="Tabla2.1">
                <table:table-cell table:style-name="Tabla2.A240" office:value-type="string">
                  <text:p text:style-name="P9">238</text:p>
                </table:table-cell>
                <table:table-cell table:style-name="Tabla2.B240" office:value-type="string">
                  <text:p text:style-name="P9">¯</text:p>
                </table:table-cell>
                <table:table-cell table:style-name="Tabla2.C240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41" office:value-type="string">
                  <text:p text:style-name="P9">239</text:p>
                </table:table-cell>
                <table:table-cell table:style-name="Tabla2.B241" office:value-type="string">
                  <text:p text:style-name="P9">´</text:p>
                </table:table-cell>
                <table:table-cell table:style-name="Tabla2.C241" office:value-type="string">
                  <text:p text:style-name="P10">(acento agudo)</text:p>
                </table:table-cell>
              </table:table-row>
              <table:table-row table:style-name="Tabla2.1">
                <table:table-cell table:style-name="Tabla2.A242" office:value-type="string">
                  <text:p text:style-name="P9">240</text:p>
                </table:table-cell>
                <table:table-cell table:style-name="Tabla2.B242" office:value-type="string">
                  <text:p text:style-name="P9">­</text:p>
                </table:table-cell>
                <table:table-cell table:style-name="Tabla2.C242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43" office:value-type="string">
                  <text:p text:style-name="P9">241</text:p>
                </table:table-cell>
                <table:table-cell table:style-name="Tabla2.B243" office:value-type="string">
                  <text:p text:style-name="P9">±</text:p>
                </table:table-cell>
                <table:table-cell table:style-name="Tabla2.C243" office:value-type="string">
                  <text:p text:style-name="P10">(signo mas menos)</text:p>
                </table:table-cell>
              </table:table-row>
              <table:table-row table:style-name="Tabla2.1">
                <table:table-cell table:style-name="Tabla2.A244" office:value-type="string">
                  <text:p text:style-name="P9">242</text:p>
                </table:table-cell>
                <table:table-cell table:style-name="Tabla2.B244" office:value-type="string">
                  <text:p text:style-name="P9">‗</text:p>
                </table:table-cell>
                <table:table-cell table:style-name="Tabla2.C244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45" office:value-type="string">
                  <text:p text:style-name="P9">243</text:p>
                </table:table-cell>
                <table:table-cell table:style-name="Tabla2.B245" office:value-type="string">
                  <text:p text:style-name="P9">¾</text:p>
                </table:table-cell>
                <table:table-cell table:style-name="Tabla2.C245" office:value-type="string">
                  <text:p text:style-name="P10">(tres cuartos)</text:p>
                </table:table-cell>
              </table:table-row>
              <table:table-row table:style-name="Tabla2.1">
                <table:table-cell table:style-name="Tabla2.A246" office:value-type="string">
                  <text:p text:style-name="P9">244</text:p>
                </table:table-cell>
                <table:table-cell table:style-name="Tabla2.B246" office:value-type="string">
                  <text:p text:style-name="P9">¶</text:p>
                </table:table-cell>
                <table:table-cell table:style-name="Tabla2.C246" office:value-type="string">
                  <text:p text:style-name="P10">(fin de <text:span text:style-name="T6">párrafo</text:span> - signo de calderón)</text:p>
                </table:table-cell>
              </table:table-row>
              <table:table-row table:style-name="Tabla2.1">
                <table:table-cell table:style-name="Tabla2.A247" office:value-type="string">
                  <text:p text:style-name="P9">245</text:p>
                </table:table-cell>
                <table:table-cell table:style-name="Tabla2.B247" office:value-type="string">
                  <text:p text:style-name="P9">§</text:p>
                </table:table-cell>
                <table:table-cell table:style-name="Tabla2.C247" office:value-type="string">
                  <text:p text:style-name="P10">(signo de <text:span text:style-name="T6">sección</text:span>)</text:p>
                </table:table-cell>
              </table:table-row>
              <table:table-row table:style-name="Tabla2.1">
                <table:table-cell table:style-name="Tabla2.A248" office:value-type="string">
                  <text:p text:style-name="P9">246</text:p>
                </table:table-cell>
                <table:table-cell table:style-name="Tabla2.B248" office:value-type="string">
                  <text:p text:style-name="P9">÷</text:p>
                </table:table-cell>
                <table:table-cell table:style-name="Tabla2.C248" office:value-type="string">
                  <text:p text:style-name="P10">(signo de <text:span text:style-name="T6">división</text:span>)</text:p>
                </table:table-cell>
              </table:table-row>
              <table:table-row table:style-name="Tabla2.1">
                <table:table-cell table:style-name="Tabla2.A249" office:value-type="string">
                  <text:p text:style-name="P9">247</text:p>
                </table:table-cell>
                <table:table-cell table:style-name="Tabla2.B249" office:value-type="string">
                  <text:p text:style-name="P9">¸</text:p>
                </table:table-cell>
                <table:table-cell table:style-name="Tabla2.C249" office:value-type="string">
                  <text:p text:style-name="P10">(cedilla)</text:p>
                </table:table-cell>
              </table:table-row>
              <table:table-row table:style-name="Tabla2.1">
                <table:table-cell table:style-name="Tabla2.A250" office:value-type="string">
                  <text:p text:style-name="P9">248</text:p>
                </table:table-cell>
                <table:table-cell table:style-name="Tabla2.B250" office:value-type="string">
                  <text:p text:style-name="P9">°</text:p>
                </table:table-cell>
                <table:table-cell table:style-name="Tabla2.C250" office:value-type="string">
                  <text:p text:style-name="P10">(signo de grado)</text:p>
                </table:table-cell>
              </table:table-row>
              <table:table-row table:style-name="Tabla2.1">
                <table:table-cell table:style-name="Tabla2.A251" office:value-type="string">
                  <text:p text:style-name="P9">249</text:p>
                </table:table-cell>
                <table:table-cell table:style-name="Tabla2.B251" office:value-type="string">
                  <text:p text:style-name="P9">¨</text:p>
                </table:table-cell>
                <table:table-cell table:style-name="Tabla2.C251" office:value-type="string">
                  <text:p text:style-name="P10">(diéresis)</text:p>
                </table:table-cell>
              </table:table-row>
              <table:table-row table:style-name="Tabla2.1">
                <table:table-cell table:style-name="Tabla2.A252" office:value-type="string">
                  <text:p text:style-name="P9">250</text:p>
                </table:table-cell>
                <table:table-cell table:style-name="Tabla2.B252" office:value-type="string">
                  <text:p text:style-name="P9">·</text:p>
                </table:table-cell>
                <table:table-cell table:style-name="Tabla2.C252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53" office:value-type="string">
                  <text:p text:style-name="P9">251</text:p>
                </table:table-cell>
                <table:table-cell table:style-name="Tabla2.B253" office:value-type="string">
                  <text:p text:style-name="P9">¹</text:p>
                </table:table-cell>
                <table:table-cell table:style-name="Tabla2.C253" office:value-type="string">
                  <text:p text:style-name="P10">(superíndice uno)</text:p>
                </table:table-cell>
              </table:table-row>
              <table:table-row table:style-name="Tabla2.1">
                <table:table-cell table:style-name="Tabla2.A254" office:value-type="string">
                  <text:p text:style-name="P9">252</text:p>
                </table:table-cell>
                <table:table-cell table:style-name="Tabla2.B254" office:value-type="string">
                  <text:p text:style-name="P9">³</text:p>
                </table:table-cell>
                <table:table-cell table:style-name="Tabla2.C254" office:value-type="string">
                  <text:p text:style-name="P10">(superíndice tres)</text:p>
                </table:table-cell>
              </table:table-row>
              <table:table-row table:style-name="Tabla2.1">
                <table:table-cell table:style-name="Tabla2.A255" office:value-type="string">
                  <text:p text:style-name="P9">253</text:p>
                </table:table-cell>
                <table:table-cell table:style-name="Tabla2.B255" office:value-type="string">
                  <text:p text:style-name="P9">²</text:p>
                </table:table-cell>
                <table:table-cell table:style-name="Tabla2.C255" office:value-type="string">
                  <text:p text:style-name="P10">(superíndice dos)</text:p>
                </table:table-cell>
              </table:table-row>
              <table:table-row table:style-name="Tabla2.1">
                <table:table-cell table:style-name="Tabla2.A256" office:value-type="string">
                  <text:p text:style-name="P9">254</text:p>
                </table:table-cell>
                <table:table-cell table:style-name="Tabla2.B256" office:value-type="string">
                  <text:p text:style-name="P9">■</text:p>
                </table:table-cell>
                <table:table-cell table:style-name="Tabla2.C256" office:value-type="string">
                  <text:p text:style-name="Table_20_Contents"/>
                </table:table-cell>
              </table:table-row>
              <table:table-row table:style-name="Tabla2.1">
                <table:table-cell table:style-name="Tabla2.A257" office:value-type="string">
                  <text:p text:style-name="P9">255</text:p>
                </table:table-cell>
                <table:table-cell table:style-name="Tabla2.B257" office:value-type="string">
                  <text:p text:style-name="P9">nbsp</text:p>
                </table:table-cell>
                <table:table-cell table:style-name="Tabla2.C257" office:value-type="string">
                  <text:p text:style-name="P10">espacio sin separación - non breaking space</text:p>
                </table:table-cell>
              </table:table-row>
            </table:table>
            <text:p text:style-name="P3"/>
          </text:section>
          <text:h text:style-name="P18" text:outline-level="1"/>
          <text:h text:style-name="P19" text:outline-level="1">Convención de Nombres</text:h>
          <text:p text:style-name="Text_20_body"/>
          <text:section text:style-name="Sect3" text:name="Sección2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Table_20_Contents">Variable</text:p>
                </table:table-cell>
                <table:table-cell table:style-name="Tabla3.A1" office:value-type="string">
                  <text:p text:style-name="P13">Gb3</text:p>
                </table:table-cell>
                <table:table-cell table:style-name="Tabla3.A1" office:value-type="string">
                  <text:p text:style-name="P13">Alt.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Bolean</text:p>
                </table:table-cell>
                <table:table-cell table:style-name="Tabla3.A2" office:value-type="string">
                  <text:p text:style-name="Table_20_Contents">bol</text:p>
                </table:table-cell>
                <table:table-cell table:style-name="Tabla3.A2" office:value-type="string">
                  <text:p text:style-name="Table_20_Contents">b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llection</text:p>
                </table:table-cell>
                <table:table-cell table:style-name="Tabla3.A2" office:value-type="string">
                  <text:p text:style-name="Table_20_Contents">ctn</text:p>
                </table:table-cell>
                <table:table-cell table:style-name="Tabla3.A2" office:value-type="string">
                  <text:p text:style-name="Table_20_Contents">c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nnection</text:p>
                </table:table-cell>
                <table:table-cell table:style-name="Tabla3.A2" office:value-type="string">
                  <text:p text:style-name="Table_20_Contents">con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aBase</text:p>
                </table:table-cell>
                <table:table-cell table:style-name="Tabla3.A2" office:value-type="string">
                  <text:p text:style-name="Table_20_Contents">ibs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e</text:p>
                </table:table-cell>
                <table:table-cell table:style-name="Tabla3.A2" office:value-type="string">
                  <text:p text:style-name="Table_20_Contents">dat</text:p>
                </table:table-cell>
                <table:table-cell table:style-name="Tabla3.A2" office:value-type="string">
                  <text:p text:style-name="P15">d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e[]</text:p>
                </table:table-cell>
                <table:table-cell table:style-name="Tabla3.A2" office:value-type="string">
                  <text:p text:style-name="Table_20_Contents">dtx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ileld</text:p>
                </table:table-cell>
                <table:table-cell table:style-name="Tabla3.A2" office:value-type="string">
                  <text:p text:style-name="Table_20_Contents">fld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loat</text:p>
                </table:table-cell>
                <table:table-cell table:style-name="Tabla3.A2" office:value-type="string">
                  <text:p text:style-name="Table_20_Contents">flo</text:p>
                </table:table-cell>
                <table:table-cell table:style-name="Tabla3.A2" office:value-type="string">
                  <text:p text:style-name="Table_20_Contents">f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loat[]</text:p>
                </table:table-cell>
                <table:table-cell table:style-name="Tabla3.A2" office:value-type="string">
                  <text:p text:style-name="Table_20_Contents">flx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Integer</text:p>
                </table:table-cell>
                <table:table-cell table:style-name="Tabla3.A2" office:value-type="string">
                  <text:p text:style-name="Table_20_Contents">int</text:p>
                </table:table-cell>
                <table:table-cell table:style-name="Tabla3.A2" office:value-type="string">
                  <text:p text:style-name="Table_20_Contents">i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Integer[]</text:p>
                </table:table-cell>
                <table:table-cell table:style-name="Tabla3.A2" office:value-type="string">
                  <text:p text:style-name="Table_20_Contents">inx</text:p>
                </table:table-cell>
                <table:table-cell table:style-name="Tabla3.A2" office:value-type="string">
                  <text:p text:style-name="Table_20_Contents">n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Object</text:p>
                </table:table-cell>
                <table:table-cell table:style-name="Tabla3.A2" office:value-type="string">
                  <text:p text:style-name="Table_20_Contents">obj</text:p>
                </table:table-cell>
                <table:table-cell table:style-name="Tabla3.A2" office:value-type="string">
                  <text:p text:style-name="Table_20_Contents">h</text:p>
                </table:table-cell>
              </table:table-row>
              <table:table-row table:style-name="Tabla3.1">
                <table:table-cell table:style-name="Tabla3.A2" office:value-type="string">
                  <text:p text:style-name="P16">Object<text:span text:style-name="T9">[]</text:span></text:p>
                </table:table-cell>
                <table:table-cell table:style-name="Tabla3.A2" office:value-type="string">
                  <text:p text:style-name="P17">obx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15" office:value-type="string">
                  <text:p text:style-name="Table_20_Contents">Picture</text:p>
                </table:table-cell>
                <table:table-cell table:style-name="Tabla3.B15" office:value-type="string">
                  <text:p text:style-name="Table_20_Contents">pic</text:p>
                </table:table-cell>
                <table:table-cell table:style-name="Tabla3.C15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Process</text:p>
                </table:table-cell>
                <table:table-cell table:style-name="Tabla3.A2" office:value-type="string">
                  <text:p text:style-name="Table_20_Contents">prs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Result</text:p>
                </table:table-cell>
                <table:table-cell table:style-name="Tabla3.A2" office:value-type="string">
                  <text:p text:style-name="Table_20_Contents">res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tring</text:p>
                </table:table-cell>
                <table:table-cell table:style-name="Tabla3.A2" office:value-type="string">
                  <text:p text:style-name="Table_20_Contents">str</text:p>
                </table:table-cell>
                <table:table-cell table:style-name="Tabla3.A2" office:value-type="string">
                  <text:p text:style-name="Table_20_Contents">s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tring[]</text:p>
                </table:table-cell>
                <table:table-cell table:style-name="Tabla3.A2" office:value-type="string">
                  <text:p text:style-name="Table_20_Contents">stx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able</text:p>
                </table:table-cell>
                <table:table-cell table:style-name="Tabla3.A2" office:value-type="string">
                  <text:p text:style-name="Table_20_Contents">tbl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Variant</text:p>
                </table:table-cell>
                <table:table-cell table:style-name="Tabla3.A2" office:value-type="string">
                  <text:p text:style-name="Table_20_Contents">vrt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Variant[]</text:p>
                </table:table-cell>
                <table:table-cell table:style-name="Tabla3.A2" office:value-type="string">
                  <text:p text:style-name="Table_20_Contents">vrx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Button</text:p>
                </table:table-cell>
                <table:table-cell table:style-name="Tabla3.A2" office:value-type="string">
                  <text:p text:style-name="Table_20_Contents">btn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ButtonBox</text:p>
                </table:table-cell>
                <table:table-cell table:style-name="Tabla3.A2" office:value-type="string">
                  <text:p text:style-name="Table_20_Contents">bt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heckBox</text:p>
                </table:table-cell>
                <table:table-cell table:style-name="Tabla3.A2" office:value-type="string">
                  <text:p text:style-name="Table_20_Contents">cko</text:p>
                </table:table-cell>
                <table:table-cell table:style-name="Tabla3.A2" office:value-type="string">
                  <text:p text:style-name="Table_20_Contents">chk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lorButton</text:p>
                </table:table-cell>
                <table:table-cell table:style-name="Tabla3.A2" office:value-type="string">
                  <text:p text:style-name="Table_20_Contents">cob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lorChooser</text:p>
                </table:table-cell>
                <table:table-cell table:style-name="Tabla3.A2" office:value-type="string">
                  <text:p text:style-name="Table_20_Contents">coc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lorPalette</text:p>
                </table:table-cell>
                <table:table-cell table:style-name="Tabla3.A2" office:value-type="string">
                  <text:p text:style-name="Table_20_Contents">cop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lumnView</text:p>
                </table:table-cell>
                <table:table-cell table:style-name="Tabla3.A2" office:value-type="string">
                  <text:p text:style-name="Table_20_Contents">cuw</text:p>
                </table:table-cell>
                <table:table-cell table:style-name="Tabla3.A2" office:value-type="string">
                  <text:p text:style-name="Table_20_Contents">cvw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mboBox</text:p>
                </table:table-cell>
                <table:table-cell table:style-name="Tabla3.A2" office:value-type="string">
                  <text:p text:style-name="Table_20_Contents">cmo</text:p>
                </table:table-cell>
                <table:table-cell table:style-name="Tabla3.A2" office:value-type="string">
                  <text:p text:style-name="Table_20_Contents">cmb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Control</text:p>
                </table:table-cell>
                <table:table-cell table:style-name="Tabla3.A2" office:value-type="string">
                  <text:p text:style-name="Table_20_Contents">crl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aBrowser</text:p>
                </table:table-cell>
                <table:table-cell table:style-name="Tabla3.A2" office:value-type="string">
                  <text:p text:style-name="Table_20_Contents">ibw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aCombo</text:p>
                </table:table-cell>
                <table:table-cell table:style-name="Tabla3.A2" office:value-type="string">
                  <text:p text:style-name="Table_20_Contents">icm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aComboView</text:p>
                </table:table-cell>
                <table:table-cell table:style-name="Tabla3.A2" office:value-type="string">
                  <text:p text:style-name="Table_20_Contents">icv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aControl</text:p>
                </table:table-cell>
                <table:table-cell table:style-name="Tabla3.A2" office:value-type="string">
                  <text:p text:style-name="Table_20_Contents">icr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aSource</text:p>
                </table:table-cell>
                <table:table-cell table:style-name="Tabla3.A2" office:value-type="string">
                  <text:p text:style-name="Table_20_Contents">isr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eBox</text:p>
                </table:table-cell>
                <table:table-cell table:style-name="Tabla3.A2" office:value-type="string">
                  <text:p text:style-name="Table_20_Contents">dt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ateChooser</text:p>
                </table:table-cell>
                <table:table-cell table:style-name="Tabla3.A2" office:value-type="string">
                  <text:p text:style-name="Table_20_Contents">dtc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ial</text:p>
                </table:table-cell>
                <table:table-cell table:style-name="Tabla3.A2" office:value-type="string">
                  <text:p text:style-name="Table_20_Contents">dal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irBox</text:p>
                </table:table-cell>
                <table:table-cell table:style-name="Tabla3.A2" office:value-type="string">
                  <text:p text:style-name="Table_20_Contents">di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irChooser</text:p>
                </table:table-cell>
                <table:table-cell table:style-name="Tabla3.A2" office:value-type="string">
                  <text:p text:style-name="Table_20_Contents">dic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irView</text:p>
                </table:table-cell>
                <table:table-cell table:style-name="Tabla3.A2" office:value-type="string">
                  <text:p text:style-name="Table_20_Contents">diw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ocumentView</text:p>
                </table:table-cell>
                <table:table-cell table:style-name="Tabla3.A2" office:value-type="string">
                  <text:p text:style-name="Table_20_Contents">dcw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DrawingArea</text:p>
                </table:table-cell>
                <table:table-cell table:style-name="Tabla3.A2" office:value-type="string">
                  <text:p text:style-name="Table_20_Contents">dra</text:p>
                </table:table-cell>
                <table:table-cell table:style-name="Tabla3.A2" office:value-type="string">
                  <text:p text:style-name="Table_20_Contents">dwg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Editor</text:p>
                </table:table-cell>
                <table:table-cell table:style-name="Tabla3.A2" office:value-type="string">
                  <text:p text:style-name="Table_20_Contents">edi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Expander</text:p>
                </table:table-cell>
                <table:table-cell table:style-name="Tabla3.A2" office:value-type="string">
                  <text:p text:style-name="Table_20_Contents">exn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ileChooser</text:p>
                </table:table-cell>
                <table:table-cell table:style-name="Tabla3.A2" office:value-type="string">
                  <text:p text:style-name="Table_20_Contents">fic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ileProperties</text:p>
                </table:table-cell>
                <table:table-cell table:style-name="Tabla3.A2" office:value-type="string">
                  <text:p text:style-name="Table_20_Contents">fip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ileView</text:p>
                </table:table-cell>
                <table:table-cell table:style-name="Tabla3.A2" office:value-type="string">
                  <text:p text:style-name="Table_20_Contents">fiw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ontBox</text:p>
                </table:table-cell>
                <table:table-cell table:style-name="Tabla3.A2" office:value-type="string">
                  <text:p text:style-name="Table_20_Contents">fno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ontChooser</text:p>
                </table:table-cell>
                <table:table-cell table:style-name="Tabla3.A2" office:value-type="string">
                  <text:p text:style-name="Table_20_Contents">fnc</text:p>
                </table:table-cell>
                <table:table-cell table:style-name="Tabla3.A2" office:value-type="string">
                  <text:p text:style-name="Table_20_Contents">dlg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Frame</text:p>
                </table:table-cell>
                <table:table-cell table:style-name="Tabla3.A2" office:value-type="string">
                  <text:p text:style-name="Table_20_Contents">fra</text:p>
                </table:table-cell>
                <table:table-cell table:style-name="Tabla3.A2" office:value-type="string">
                  <text:p text:style-name="Table_20_Contents">frm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GambasEditor</text:p>
                </table:table-cell>
                <table:table-cell table:style-name="Tabla3.A2" office:value-type="string">
                  <text:p text:style-name="Table_20_Contents">gbe</text:p>
                </table:table-cell>
                <table:table-cell table:style-name="Tabla3.A2" office:value-type="string">
                  <text:p text:style-name="Table_20_Contents">edt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GridView</text:p>
                </table:table-cell>
                <table:table-cell table:style-name="Tabla3.A2" office:value-type="string">
                  <text:p text:style-name="Table_20_Contents">grw</text:p>
                </table:table-cell>
                <table:table-cell table:style-name="Tabla3.A2" office:value-type="string">
                  <text:p text:style-name="Table_20_Contents">grd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Hbox</text:p>
                </table:table-cell>
                <table:table-cell table:style-name="Tabla3.A2" office:value-type="string">
                  <text:p text:style-name="Table_20_Contents">hz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Hpanel</text:p>
                </table:table-cell>
                <table:table-cell table:style-name="Tabla3.A2" office:value-type="string">
                  <text:p text:style-name="Table_20_Contents">hzn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Hsplit</text:p>
                </table:table-cell>
                <table:table-cell table:style-name="Tabla3.A2" office:value-type="string">
                  <text:p text:style-name="Table_20_Contents">hzd</text:p>
                </table:table-cell>
                <table:table-cell table:style-name="Tabla3.A2" office:value-type="string">
                  <text:p text:style-name="Table_20_Contents">spl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IconPanel</text:p>
                </table:table-cell>
                <table:table-cell table:style-name="Tabla3.A2" office:value-type="string">
                  <text:p text:style-name="Table_20_Contents">icn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IconView</text:p>
                </table:table-cell>
                <table:table-cell table:style-name="Tabla3.A2" office:value-type="string">
                  <text:p text:style-name="Table_20_Contents">icw</text:p>
                </table:table-cell>
                <table:table-cell table:style-name="Tabla3.A2" office:value-type="string">
                  <text:p text:style-name="Table_20_Contents">iv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ImageView</text:p>
                </table:table-cell>
                <table:table-cell table:style-name="Tabla3.A2" office:value-type="string">
                  <text:p text:style-name="Table_20_Contents">imw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InputBox</text:p>
                </table:table-cell>
                <table:table-cell table:style-name="Tabla3.A2" office:value-type="string">
                  <text:p text:style-name="Table_20_Contents">it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Label</text:p>
                </table:table-cell>
                <table:table-cell table:style-name="Tabla3.A2" office:value-type="string">
                  <text:p text:style-name="Table_20_Contents">lbl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LCDlabel</text:p>
                </table:table-cell>
                <table:table-cell table:style-name="Tabla3.A2" office:value-type="string">
                  <text:p text:style-name="Table_20_Contents">lcd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ListBox</text:p>
                </table:table-cell>
                <table:table-cell table:style-name="Tabla3.A2" office:value-type="string">
                  <text:p text:style-name="Table_20_Contents">lso</text:p>
                </table:table-cell>
                <table:table-cell table:style-name="Tabla3.A2" office:value-type="string">
                  <text:p text:style-name="Table_20_Contents">lst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ListEditor</text:p>
                </table:table-cell>
                <table:table-cell table:style-name="Tabla3.A2" office:value-type="string">
                  <text:p text:style-name="Table_20_Contents">lse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ListView</text:p>
                </table:table-cell>
                <table:table-cell table:style-name="Tabla3.A2" office:value-type="string">
                  <text:p text:style-name="Table_20_Contents">lsw</text:p>
                </table:table-cell>
                <table:table-cell table:style-name="Tabla3.A2" office:value-type="string">
                  <text:p text:style-name="Table_20_Contents">lvw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MaskBox</text:p>
                </table:table-cell>
                <table:table-cell table:style-name="Tabla3.A2" office:value-type="string">
                  <text:p text:style-name="Table_20_Contents">mko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MenuButton</text:p>
                </table:table-cell>
                <table:table-cell table:style-name="Tabla3.A2" office:value-type="string">
                  <text:p text:style-name="Table_20_Contents">mub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MessageView</text:p>
                </table:table-cell>
                <table:table-cell table:style-name="Tabla3.A2" office:value-type="string">
                  <text:p text:style-name="Table_20_Contents">mgw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MovieBox</text:p>
                </table:table-cell>
                <table:table-cell table:style-name="Tabla3.A2" office:value-type="string">
                  <text:p text:style-name="Table_20_Contents">mi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Panel</text:p>
                </table:table-cell>
                <table:table-cell table:style-name="Tabla3.A2" office:value-type="string">
                  <text:p text:style-name="Table_20_Contents">pnl</text:p>
                </table:table-cell>
                <table:table-cell table:style-name="Tabla3.A2" office:value-type="string">
                  <text:p text:style-name="Table_20_Contents">pan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PictureBox</text:p>
                </table:table-cell>
                <table:table-cell table:style-name="Tabla3.A2" office:value-type="string">
                  <text:p text:style-name="Table_20_Contents">pio</text:p>
                </table:table-cell>
                <table:table-cell table:style-name="Tabla3.A2" office:value-type="string">
                  <text:p text:style-name="Table_20_Contents">img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Printer</text:p>
                </table:table-cell>
                <table:table-cell table:style-name="Tabla3.A2" office:value-type="string">
                  <text:p text:style-name="Table_20_Contents">ptr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ProgressBar</text:p>
                </table:table-cell>
                <table:table-cell table:style-name="Tabla3.A2" office:value-type="string">
                  <text:p text:style-name="Table_20_Contents">pbr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ProgressBarText</text:p>
                </table:table-cell>
                <table:table-cell table:style-name="Tabla3.A2" office:value-type="string">
                  <text:p text:style-name="Table_20_Contents">pbt</text:p>
                </table:table-cell>
                <table:table-cell table:style-name="Tabla3.A2" office:value-type="string">
                  <text:p text:style-name="Table_20_Contents">[1]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RadioButton</text:p>
                </table:table-cell>
                <table:table-cell table:style-name="Tabla3.A2" office:value-type="string">
                  <text:p text:style-name="Table_20_Contents">rdb</text:p>
                </table:table-cell>
                <table:table-cell table:style-name="Tabla3.A2" office:value-type="string">
                  <text:p text:style-name="Table_20_Contents">opt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crollArea</text:p>
                </table:table-cell>
                <table:table-cell table:style-name="Tabla3.A2" office:value-type="string">
                  <text:p text:style-name="Table_20_Contents">sca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crollBar</text:p>
                </table:table-cell>
                <table:table-cell table:style-name="Tabla3.A2" office:value-type="string">
                  <text:p text:style-name="Table_20_Contents">scr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crollView</text:p>
                </table:table-cell>
                <table:table-cell table:style-name="Tabla3.A2" office:value-type="string">
                  <text:p text:style-name="Table_20_Contents">scw</text:p>
                </table:table-cell>
                <table:table-cell table:style-name="Tabla3.A2" office:value-type="string">
                  <text:p text:style-name="Table_20_Contents">svw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eparator</text:p>
                </table:table-cell>
                <table:table-cell table:style-name="Tabla3.A2" office:value-type="string">
                  <text:p text:style-name="Table_20_Contents">sep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idePanel</text:p>
                </table:table-cell>
                <table:table-cell table:style-name="Tabla3.A2" office:value-type="string">
                  <text:p text:style-name="Table_20_Contents">sdn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lider</text:p>
                </table:table-cell>
                <table:table-cell table:style-name="Tabla3.A2" office:value-type="string">
                  <text:p text:style-name="Table_20_Contents">sld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liderBox</text:p>
                </table:table-cell>
                <table:table-cell table:style-name="Tabla3.A2" office:value-type="string">
                  <text:p text:style-name="Table_20_Contents">sd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pinBox</text:p>
                </table:table-cell>
                <table:table-cell table:style-name="Tabla3.A2" office:value-type="string">
                  <text:p text:style-name="Table_20_Contents">sio</text:p>
                </table:table-cell>
                <table:table-cell table:style-name="Tabla3.A2" office:value-type="string">
                  <text:p text:style-name="Table_20_Contents">spb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piner</text:p>
                </table:table-cell>
                <table:table-cell table:style-name="Tabla3.A2" office:value-type="string">
                  <text:p text:style-name="Table_20_Contents">sir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SwitchButton</text:p>
                </table:table-cell>
                <table:table-cell table:style-name="Tabla3.A2" office:value-type="string">
                  <text:p text:style-name="Table_20_Contents">swb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ableView</text:p>
                </table:table-cell>
                <table:table-cell table:style-name="Tabla3.A2" office:value-type="string">
                  <text:p text:style-name="Table_20_Contents">tbw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abPanel</text:p>
                </table:table-cell>
                <table:table-cell table:style-name="Tabla3.A2" office:value-type="string">
                  <text:p text:style-name="Table_20_Contents">tan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abStrip</text:p>
                </table:table-cell>
                <table:table-cell table:style-name="Tabla3.A2" office:value-type="string">
                  <text:p text:style-name="Table_20_Contents">tas</text:p>
                </table:table-cell>
                <table:table-cell table:style-name="Tabla3.A2" office:value-type="string">
                  <text:p text:style-name="Table_20_Contents">tab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Area</text:p>
                </table:table-cell>
                <table:table-cell table:style-name="Tabla3.A2" office:value-type="string">
                  <text:p text:style-name="Table_20_Contents">txa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Box</text:p>
                </table:table-cell>
                <table:table-cell table:style-name="Tabla3.A2" office:value-type="string">
                  <text:p text:style-name="Table_20_Contents">txo</text:p>
                </table:table-cell>
                <table:table-cell table:style-name="Tabla3.A2" office:value-type="string">
                  <text:p text:style-name="Table_20_Contents">txt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BoxExplained</text:p>
                </table:table-cell>
                <table:table-cell table:style-name="Tabla3.A2" office:value-type="string">
                  <text:p text:style-name="Table_20_Contents">teo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Edit</text:p>
                </table:table-cell>
                <table:table-cell table:style-name="Tabla3.A2" office:value-type="string">
                  <text:p text:style-name="Table_20_Contents">txe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EditMarkup</text:p>
                </table:table-cell>
                <table:table-cell table:style-name="Tabla3.A2" office:value-type="string">
                  <text:p text:style-name="Table_20_Contents">txh</text:p>
                </table:table-cell>
                <table:table-cell table:style-name="Tabla3.A2" office:value-type="string">
                  <text:p text:style-name="Table_20_Contents">[2]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Label</text:p>
                </table:table-cell>
                <table:table-cell table:style-name="Tabla3.A2" office:value-type="string">
                  <text:p text:style-name="Table_20_Contents">txl</text:p>
                </table:table-cell>
                <table:table-cell table:style-name="Tabla3.A2" office:value-type="string">
                  <text:p text:style-name="Table_20_Contents">lbl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List</text:p>
                </table:table-cell>
                <table:table-cell table:style-name="Tabla3.A2" office:value-type="string">
                  <text:p text:style-name="Table_20_Contents">tlo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extView</text:p>
                </table:table-cell>
                <table:table-cell table:style-name="Tabla3.A2" office:value-type="string">
                  <text:p text:style-name="Table_20_Contents">txw</text:p>
                </table:table-cell>
                <table:table-cell table:style-name="Tabla3.A2" office:value-type="string">
                  <text:p text:style-name="Table_20_Contents">txv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imer</text:p>
                </table:table-cell>
                <table:table-cell table:style-name="Tabla3.A2" office:value-type="string">
                  <text:p text:style-name="Table_20_Contents">tmr</text:p>
                </table:table-cell>
                <table:table-cell table:style-name="Tabla3.A2" office:value-type="string">
                  <text:p text:style-name="Table_20_Contents">tim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oggleButton</text:p>
                </table:table-cell>
                <table:table-cell table:style-name="Tabla3.A2" office:value-type="string">
                  <text:p text:style-name="Table_20_Contents">tgb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oolButton</text:p>
                </table:table-cell>
                <table:table-cell table:style-name="Tabla3.A2" office:value-type="string">
                  <text:p text:style-name="Table_20_Contents">tob</text:p>
                </table:table-cell>
                <table:table-cell table:style-name="Tabla3.A2" office:value-type="string">
                  <text:p text:style-name="Table_20_Contents">tbt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oolPanel</text:p>
                </table:table-cell>
                <table:table-cell table:style-name="Tabla3.A2" office:value-type="string">
                  <text:p text:style-name="Table_20_Contents">ton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TreeView</text:p>
                </table:table-cell>
                <table:table-cell table:style-name="Tabla3.A2" office:value-type="string">
                  <text:p text:style-name="Table_20_Contents">trw</text:p>
                </table:table-cell>
                <table:table-cell table:style-name="Tabla3.A2" office:value-type="string">
                  <text:p text:style-name="Table_20_Contents">trv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URLLabel</text:p>
                </table:table-cell>
                <table:table-cell table:style-name="Tabla3.A2" office:value-type="string">
                  <text:p text:style-name="Table_20_Contents">url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ValueBox</text:p>
                </table:table-cell>
                <table:table-cell table:style-name="Tabla3.A2" office:value-type="string">
                  <text:p text:style-name="Table_20_Contents">vao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Vbox</text:p>
                </table:table-cell>
                <table:table-cell table:style-name="Tabla3.A2" office:value-type="string">
                  <text:p text:style-name="Table_20_Contents">veo</text:p>
                </table:table-cell>
                <table:table-cell table:style-name="Tabla3.C7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Vpanel</text:p>
                </table:table-cell>
                <table:table-cell table:style-name="Tabla3.A2" office:value-type="string">
                  <text:p text:style-name="Table_20_Contents">ven</text:p>
                </table:table-cell>
                <table:table-cell table:style-name="Tabla3.A2" office:value-type="string">
                  <text:p text:style-name="Table_20_Contents"/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Vsplit</text:p>
                </table:table-cell>
                <table:table-cell table:style-name="Tabla3.A2" office:value-type="string">
                  <text:p text:style-name="Table_20_Contents">ved</text:p>
                </table:table-cell>
                <table:table-cell table:style-name="Tabla3.A2" office:value-type="string">
                  <text:p text:style-name="Table_20_Contents">spl</text:p>
                </table:table-cell>
              </table:table-row>
              <table:table-row table:style-name="Tabla3.1">
                <table:table-cell table:style-name="Tabla3.A2" office:value-type="string">
                  <text:p text:style-name="Table_20_Contents">Wizard</text:p>
                </table:table-cell>
                <table:table-cell table:style-name="Tabla3.A2" office:value-type="string">
                  <text:p text:style-name="Table_20_Contents">wiz</text:p>
                </table:table-cell>
                <table:table-cell table:style-name="Tabla3.C7">
                  <text:p text:style-name="Table_20_Contents"/>
                </table:table-cell>
              </table:table-row>
            </table:table>
            <text:p text:style-name="P4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top="0cm" fo:margin-bottom="0.101cm" loext:contextual-spacing="false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Bold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font-name="Liberation Serif2" fo:font-family="'Liberation Serif'" style:font-style-name="Regular" style:font-family-generic="roman" style:font-pitch="variable" fo:font-size="13pt" fo:language="es" fo:country="E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loext:graphic-properties draw:fill="solid" draw:fill-color="#ffcc00" draw:opacity="100%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#ffcc00" fo:padding="0.049cm" fo:border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22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20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/>
      </style:paragraph-properties>
      <style:text-properties fo:color="#000000" style:font-name="Liberation Serif1" fo:font-family="'Liberation Serif'" style:font-style-name="Bold" style:font-family-generic="roman" style:font-pitch="variable" fo:font-size="18pt" fo:font-weight="bold" style:font-size-asian="14pt" style:font-weight-asian="bold" style:font-size-complex="14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Liberation Serif2" fo:font-family="'Liberation Serif'" style:font-style-name="Regular" style:font-family-generic="roman" style:font-pitch="variable"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fo:text-indent="0cm" style:auto-text-indent="false" style:page-number="auto" text:number-lines="false" text:line-number="0"/>
      <style:text-properties style:font-name="Liberation Serif2" fo:font-family="'Liberation Serif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padding="0cm" fo:border="none" style:shadow="none" text:number-lines="false" text:line-number="0">
        <style:tab-stops/>
      </style:paragraph-properties>
      <style:text-properties fo:font-weight="normal" style:font-size-asian="10.5pt" style:font-weight-asian="bold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opacity="100%"/>
      <style:paragraph-properties fo:margin-top="0cm" fo:margin-bottom="0.101cm" loext:contextual-spacing="true" style:page-number="auto" fo:background-color="#eeeeee" fo:padding="0.049cm" fo:border="0.06pt solid #000000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1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3" fo:font-family="'Liberation Serif'" style:font-style-name="Bold Italic" style:font-family-generic="roman" style:font-pitch="variable" fo:font-size="12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08166"/>
    </style:style>
    <style:style style:name="MP2" style:family="paragraph" style:parent-style-name="Footer">
      <style:paragraph-properties fo:text-align="center" style:justify-single-word="false"/>
      <style:text-properties officeooo:paragraph-rsid="003b28a0"/>
    </style:style>
    <style:page-layout style:name="Mpm1" style:page-usage="mirrored">
      <style:page-layout-properties fo:page-width="21.001cm" fo:page-height="29.7cm" style:num-format="1" style:print-orientation="portrait" fo:margin-top="0.42cm" fo:margin-bottom="0.42cm" fo:margin-left="0.96cm" fo:margin-right="0.4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7">
      <number:year number:style="long"/>
      <number:text>-</number:text>
      <number:month number:style="long"/>
      <number:text>-</number:text>
      <number:day number:style="long"/>
      <number:text>[</number:text>
      <number:hours number:style="long"/>
      <number:text>:</number:text>
      <number:minutes number:style="long"/>
      <number:text>:</number:text>
      <number:seconds number:style="long"/>
      <number:text>]</number:text>
    </number:date-style>
  </office:automatic-styles>
  <office:master-styles>
    <style:master-page style:name="Standard" style:page-layout-name="Mpm1">
      <style:footer>
        <text:p text:style-name="MP1"><text:page-number text:select-page="current">3</text:page-number>:<text:page-count>4</text:page-count> </text:p>
      </style:footer>
      <style:footer-first>
        <text:p text:style-name="MP2"><text:file-name text:display="name">gambas-cheat-sheet</text:file-name><text:s/>~ v<text:editing-cycles>33</text:editing-cycles> ~ <text:time style:data-style-name="N107" text:time-value="2020-05-04T03:29:55.915348129">2020-05-04[03:29:49]</text:time></text:p>
      </style:footer-first>
      <style:footer-left>
        <text:p text:style-name="Footer"><text:page-number text:select-page="current">2</text:page-number>:<text:page-count>4</text:page-count></text:p>
      </style:footer-left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1:29:28.256613415</meta:creation-date>
    <dc:title>learning</dc:title>
    <meta:editing-duration>PT4H55M24S</meta:editing-duration>
    <meta:editing-cycles>33</meta:editing-cycles>
    <meta:generator>LibreOffice/6.0.7.3$Linux_X86_64 LibreOffice_project/00m0$Build-3</meta:generator>
    <dc:date>2020-05-03T14:17:41.996922766</dc:date>
    <meta:document-statistic meta:table-count="2" meta:image-count="0" meta:object-count="0" meta:page-count="4" meta:paragraph-count="1004" meta:word-count="1525" meta:character-count="7407" meta:non-whitespace-character-count="6884"/>
    <meta:template xlink:type="simple" xlink:actuate="onRequest" xlink:title="learning" xlink:href="../../learning.ott" meta:date="2016-07-03T11:29:27.598271063"/>
  </office:meta>
</office:document-meta>
</file>